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09E000000BDB21349F0E4777004.png" manifest:media-type="image/png"/>
  <manifest:file-entry manifest:full-path="Pictures/100000010000004E00000019D7F6C5FA5F070679.png" manifest:media-type="image/png"/>
  <manifest:file-entry manifest:full-path="Pictures/100000010000004D0000008BDE32A0D7925412F3.png" manifest:media-type="image/png"/>
  <manifest:file-entry manifest:full-path="Pictures/100000010000001A0000001A9A1D6B5F49C8AD89.png" manifest:media-type="image/png"/>
  <manifest:file-entry manifest:full-path="Pictures/100000010000001A0000001ADB57EA1FF8E9A785.png" manifest:media-type="image/png"/>
  <manifest:file-entry manifest:full-path="Pictures/100000010000004100000019443CBF6493B84506.png" manifest:media-type="image/png"/>
  <manifest:file-entry manifest:full-path="Pictures/100000010000002100000008905DE3F225A354F4.png" manifest:media-type="image/png"/>
  <manifest:file-entry manifest:full-path="Pictures/10000001000000080000002129EBAA53519C7012.png" manifest:media-type="image/png"/>
  <manifest:file-entry manifest:full-path="Pictures/100000010000002100000008DF027187B90CF7C1.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Open Sans Condensed'" svg:font-family="''Open Sans Condensed''"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DejaVu Sans1" svg:font-family="'DejaVu Sans'" style:font-family-generic="swiss" style:font-pitch="variable"/>
    <style:font-face style:name="FreeSans" svg:font-family="FreeSans" style:font-family-generic="system" style:font-pitch="variable"/>
    <style:font-face style:name="FreeSans1" svg:font-family="FreeSans"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Microsoft YaHei" svg:font-family="'Microsoft YaHei'" style:font-family-generic="system" style:font-pitch="variable"/>
    <style:font-face style:name="Nimbus Sans" svg:font-family="'Nimbus Sans'" style:font-adornments="Regular" style:font-family-generic="swiss" style:font-pitch="variable"/>
    <style:font-face style:name="Nimbus Sans1" svg:font-family="'Nimbus Sans'" style:font-family-generic="swiss" style:font-pitch="variable"/>
    <style:font-face style:name="Noto Sans" svg:font-family="'Noto Sans'" style:font-family-generic="roman" style:font-pitch="variable"/>
    <style:font-face style:name="Noto Sans1" svg:font-family="'Noto Sans'" style:font-family-generic="swiss" style:font-pitch="variable"/>
    <style:font-face style:name="Open Sans Condensed" svg:font-family="'Open Sans Condensed'"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stroke-dash="Dash_20_4" svg:stroke-width="0cm" svg:stroke-color="#000000" draw:stroke-linejoin="none" svg:stroke-linecap="round" draw:fill="solid" draw:fill-color="#ffffff" draw:textarea-horizontal-align="center" draw:textarea-vertical-align="middle"/>
      <style:paragraph-properties style:writing-mode="lr-tb"/>
    </style:style>
    <style:style style:name="gr2" style:family="graphic">
      <style:graphic-properties style:protect="size"/>
    </style:style>
    <style:style style:name="pr1" style:family="presentation" style:parent-style-name="Cover-title">
      <style:graphic-properties fo:min-height="2.507cm"/>
      <style:paragraph-properties style:writing-mode="lr-tb"/>
    </style:style>
    <style:style style:name="pr2" style:family="presentation" style:parent-style-name="Cover-subtitle">
      <style:graphic-properties draw:fill-color="#ffffff" fo:min-height="1.347cm"/>
      <style:paragraph-properties style:writing-mode="lr-tb"/>
    </style:style>
    <style:style style:name="pr3" style:family="presentation" style:parent-style-name="Cover-notes">
      <style:graphic-properties draw:fill-color="#ffffff" draw:auto-grow-height="true" fo:min-height="12.572cm"/>
      <style:paragraph-properties style:writing-mode="lr-tb"/>
    </style:style>
    <style:style style:name="pr4" style:family="presentation" style:parent-style-name="Description-subtitle">
      <style:graphic-properties draw:fill-color="#ffffff" fo:min-height="3.1cm"/>
      <style:paragraph-properties style:writing-mode="lr-tb"/>
    </style:style>
    <style:style style:name="pr5" style:family="presentation" style:parent-style-name="Description-notes">
      <style:graphic-properties draw:fill-color="#ffffff" draw:auto-grow-height="true" fo:min-height="12.572cm"/>
      <style:paragraph-properties style:writing-mode="lr-tb"/>
    </style:style>
    <style:style style:name="pr6" style:family="presentation" style:parent-style-name="Title-title">
      <style:graphic-properties fo:min-height="1.923cm"/>
      <style:paragraph-properties style:writing-mode="lr-tb"/>
    </style:style>
    <style:style style:name="pr7" style:family="presentation" style:parent-style-name="Title-title">
      <style:graphic-properties fo:min-height="6.245cm"/>
      <style:paragraph-properties style:writing-mode="lr-tb"/>
    </style:style>
    <style:style style:name="pr8" style:family="presentation" style:parent-style-name="Title-notes">
      <style:graphic-properties draw:fill-color="#ffffff" draw:auto-grow-height="true" fo:min-height="12.572cm"/>
      <style:paragraph-properties style:writing-mode="lr-tb"/>
    </style:style>
    <style:style style:name="pr9" style:family="presentation" style:parent-style-name="Contens-title">
      <style:graphic-properties fo:min-height="0.865cm"/>
      <style:paragraph-properties style:writing-mode="lr-tb"/>
    </style:style>
    <style:style style:name="pr10" style:family="presentation" style:parent-style-name="Contens-subtitle">
      <style:graphic-properties draw:fill-color="#ffffff" fo:min-height="3.1cm"/>
      <style:paragraph-properties style:writing-mode="lr-tb"/>
    </style:style>
    <style:style style:name="pr11" style:family="presentation" style:parent-style-name="Contens-subtitle">
      <style:graphic-properties draw:fill-color="#ffffff" fo:min-height="3.175cm"/>
      <style:paragraph-properties style:writing-mode="lr-tb"/>
    </style:style>
    <style:style style:name="pr12" style:family="presentation" style:parent-style-name="Contens-notes">
      <style:graphic-properties draw:fill-color="#ffffff" draw:auto-grow-height="true" fo:min-height="12.572cm"/>
      <style:paragraph-properties style:writing-mode="lr-tb"/>
    </style:style>
    <style:style style:name="pr13" style:family="presentation" style:parent-style-name="Article1-title">
      <style:graphic-properties fo:min-height="2.119cm"/>
      <style:paragraph-properties style:writing-mode="lr-tb"/>
    </style:style>
    <style:style style:name="pr14" style:family="presentation" style:parent-style-name="Article1-title">
      <style:graphic-properties fo:min-height="0.865cm"/>
      <style:paragraph-properties style:writing-mode="lr-tb"/>
    </style:style>
    <style:style style:name="pr15" style:family="presentation" style:parent-style-name="Article1-subtitle">
      <style:graphic-properties draw:fill-color="#ffffff" fo:min-height="4.033cm"/>
      <style:paragraph-properties style:writing-mode="lr-tb"/>
    </style:style>
    <style:style style:name="pr16" style:family="presentation" style:parent-style-name="Article1-title">
      <style:graphic-properties fo:min-height="2.685cm" draw:shadow="visible" draw:shadow-offset-x="0.071cm" draw:shadow-offset-y="0.071cm" draw:shadow-color="#e8a202" loext:shadow-blur="0.212cm"/>
      <style:paragraph-properties style:writing-mode="lr-tb"/>
    </style:style>
    <style:style style:name="pr17" style:family="presentation" style:parent-style-name="Article1-notes">
      <style:graphic-properties draw:fill-color="#ffffff" draw:auto-grow-height="true" fo:min-height="12.572cm"/>
      <style:paragraph-properties style:writing-mode="lr-tb"/>
    </style:style>
    <style:style style:name="pr18" style:family="presentation" style:parent-style-name="Article2-title">
      <style:graphic-properties fo:min-height="0.896cm"/>
      <style:paragraph-properties style:writing-mode="lr-tb"/>
    </style:style>
    <style:style style:name="pr19" style:family="presentation" style:parent-style-name="Article2-title">
      <style:graphic-properties fo:min-height="1.503cm"/>
      <style:paragraph-properties style:writing-mode="lr-tb"/>
    </style:style>
    <style:style style:name="pr20" style:family="presentation" style:parent-style-name="Article2-subtitle">
      <style:graphic-properties draw:fill-color="#ffffff" fo:min-height="6.056cm"/>
      <style:paragraph-properties style:writing-mode="lr-tb"/>
    </style:style>
    <style:style style:name="pr21" style:family="presentation" style:parent-style-name="Article2-title">
      <style:graphic-properties fo:min-height="1.343cm"/>
      <style:paragraph-properties style:writing-mode="lr-tb"/>
    </style:style>
    <style:style style:name="pr22" style:family="presentation" style:parent-style-name="Article2-notes">
      <style:graphic-properties draw:fill-color="#ffffff" draw:auto-grow-height="true" fo:min-height="12.572cm"/>
      <style:paragraph-properties style:writing-mode="lr-tb"/>
    </style:style>
    <style:style style:name="pr23" style:family="presentation" style:parent-style-name="End-title">
      <style:graphic-properties fo:min-height="1.923cm"/>
      <style:paragraph-properties style:writing-mode="lr-tb"/>
    </style:style>
    <style:style style:name="pr24" style:family="presentation" style:parent-style-name="End-title">
      <style:graphic-properties fo:min-height="1.843cm"/>
      <style:paragraph-properties style:writing-mode="lr-tb"/>
    </style:style>
    <style:style style:name="pr25" style:family="presentation" style:parent-style-name="End-notes">
      <style:graphic-properties draw:fill-color="#ffffff" draw:auto-grow-height="true" fo:min-height="12.572cm"/>
      <style:paragraph-properties style:writing-mode="lr-tb"/>
    </style:style>
    <style:style style:name="P1" style:family="paragraph">
      <style:paragraph-properties fo:text-align="center"/>
      <style:text-properties fo:font-weight="bold" style:font-weight-asian="bold" style:font-weight-complex="bold"/>
    </style:style>
    <style:style style:name="P2" style:family="paragraph">
      <loext:graphic-properties draw:fill="solid" draw:fill-color="#ffffff"/>
      <style:paragraph-properties fo:text-align="center" style:writing-mode="lr-tb"/>
      <style:text-properties style:font-name="Noto Sans1" fo:font-weight="bold" style:font-weight-asian="bold" style:font-weight-complex="bold"/>
    </style:style>
    <style:style style:name="P3" style:family="paragraph">
      <style:paragraph-properties fo:text-align="start"/>
    </style:style>
    <style:style style:name="P4" style:family="paragraph">
      <style:paragraph-properties fo:text-align="start" style:writing-mode="lr-tb"/>
      <style:text-properties fo:color="#000000" loext:opacity="100%" loext:color-lum-mod="100%" loext:color-lum-off="0%" style:font-name="Noto Sans1" fo:font-size="26pt" fo:font-weight="normal"/>
    </style:style>
    <style:style style:name="P5" style:family="paragraph">
      <style:paragraph-properties fo:text-align="start"/>
      <style:text-properties style:text-line-through-style="solid" style:text-line-through-type="single"/>
    </style:style>
    <style:style style:name="P6" style:family="paragraph">
      <loext:graphic-properties draw:fill-color="#ffffff"/>
      <style:paragraph-properties fo:text-align="start" style:writing-mode="lr-tb"/>
      <style:text-properties fo:color="#000000" loext:opacity="100%" loext:color-lum-mod="100%" loext:color-lum-off="0%" style:text-line-through-style="solid" style:text-line-through-type="single" style:font-name="Noto Sans1" fo:font-size="14pt" style:font-size-asian="18pt" style:font-size-complex="18pt"/>
    </style:style>
    <style:style style:name="P7" style:family="paragraph">
      <loext:graphic-properties draw:fill-color="#ffffff"/>
      <style:paragraph-properties style:writing-mode="lr-tb"/>
    </style:style>
    <style:style style:name="P8" style:family="paragraph">
      <style:paragraph-properties fo:text-align="center"/>
    </style:style>
    <style:style style:name="P9" style:family="paragraph">
      <loext:graphic-properties draw:fill-color="#ffffff"/>
      <style:paragraph-properties fo:text-align="center" style:writing-mode="lr-tb"/>
      <style:text-properties fo:color="#000000" loext:opacity="100%" loext:color-lum-mod="100%" loext:color-lum-off="0%" style:font-name="Noto Sans1" fo:font-size="14pt" style:font-size-asian="14pt" style:font-size-complex="14pt"/>
    </style:style>
    <style:style style:name="P10" style:family="paragraph">
      <style:paragraph-properties fo:text-align="start"/>
      <style:text-properties fo:font-size="36pt" style:font-size-asian="36pt" style:font-size-complex="36pt"/>
    </style:style>
    <style:style style:name="P11" style:family="paragraph">
      <style:paragraph-properties fo:text-align="start" style:writing-mode="lr-tb"/>
      <style:text-properties style:font-name="Noto Sans1" fo:font-size="36pt" fo:font-weight="normal" style:font-size-asian="36pt" style:font-size-complex="36pt"/>
    </style:style>
    <style:style style:name="P12" style:family="paragraph">
      <style:paragraph-properties fo:text-align="start" style:writing-mode="lr-tb"/>
      <style:text-properties fo:color="#ffffff" loext:opacity="100%" loext:color-lum-mod="100%" loext:color-lum-off="0%" style:font-name="Noto Sans1" fo:font-size="130pt" fo:font-weight="normal" style:font-size-asian="150pt" style:font-size-complex="150pt"/>
    </style:style>
    <style:style style:name="P13" style:family="paragraph">
      <style:paragraph-properties fo:text-align="start" style:writing-mode="lr-tb"/>
      <style:text-properties style:font-name="Noto Sans1" fo:font-size="18pt" fo:font-weight="normal" style:font-size-asian="18pt" style:font-size-complex="18pt"/>
    </style:style>
    <style:style style:name="P14" style:family="paragraph">
      <loext:graphic-properties draw:fill-color="#ffffff"/>
      <style:paragraph-properties fo:text-align="start" style:writing-mode="lr-tb"/>
      <style:text-properties style:font-name="Noto Sans1" fo:font-size="11pt" style:font-size-asian="11pt" style:font-size-complex="11pt"/>
    </style:style>
    <style:style style:name="P15" style:family="paragraph">
      <loext:graphic-properties draw:fill-color="#ffffff"/>
      <style:paragraph-properties style:writing-mode="lr-tb"/>
      <style:text-properties fo:font-size="20pt"/>
    </style:style>
    <style:style style:name="P16" style:family="paragraph">
      <style:paragraph-properties fo:text-align="start" style:writing-mode="lr-tb"/>
      <style:text-properties style:font-name="Noto Sans1" fo:font-size="22pt" style:font-size-asian="22pt" style:font-size-complex="22pt"/>
    </style:style>
    <style:style style:name="P17" style:family="paragraph">
      <style:paragraph-properties fo:text-align="justify"/>
    </style:style>
    <style:style style:name="P18" style:family="paragraph">
      <loext:graphic-properties draw:fill-color="#ffffff"/>
      <style:paragraph-properties fo:text-align="justify" style:writing-mode="lr-tb"/>
      <style:text-properties style:font-name="Noto Sans1" fo:font-size="12pt" style:font-size-asian="12pt" style:font-size-complex="12pt"/>
    </style:style>
    <style:style style:name="P19" style:family="paragraph">
      <loext:graphic-properties draw:fill-color="#ffffff"/>
      <style:paragraph-properties fo:text-align="center" style:writing-mode="lr-tb"/>
      <style:text-properties style:font-name="Noto Sans1" fo:font-size="12pt" style:font-size-asian="12pt" style:font-size-complex="12pt"/>
    </style:style>
    <style:style style:name="P20" style:family="paragraph">
      <style:paragraph-properties style:writing-mode="lr-tb"/>
      <style:text-properties style:use-window-font-color="true" loext:opacity="0%" loext:color-lum-mod="100%" loext:color-lum-off="0%" style:font-name="Noto Sans1" fo:font-size="54pt" fo:text-shadow="none" fo:background-color="transparent" style:font-size-asian="28pt" style:font-size-complex="28pt"/>
    </style:style>
    <style:style style:name="P21" style:family="paragraph">
      <style:paragraph-properties fo:text-align="start" style:writing-mode="lr-tb"/>
      <style:text-properties fo:color="#666666" loext:opacity="100%" loext:color-lum-mod="100%" loext:color-lum-off="0%" style:font-name="Noto Sans1" fo:font-size="18pt" style:font-size-asian="18pt" style:font-size-complex="18pt"/>
    </style:style>
    <style:style style:name="P22" style:family="paragraph">
      <style:paragraph-properties fo:text-align="start" style:writing-mode="lr-tb"/>
      <style:text-properties style:font-name="Noto Sans1" fo:font-size="28pt" fo:font-weight="normal" style:font-size-asian="28pt" style:font-size-complex="28pt"/>
    </style:style>
    <style:style style:name="P23" style:family="paragraph">
      <style:paragraph-properties fo:text-align="start"/>
      <style:text-properties fo:font-size="14pt" style:font-size-asian="14pt" style:font-size-complex="14pt"/>
    </style:style>
    <style:style style:name="P24" style:family="paragraph">
      <loext:graphic-properties draw:fill-color="#ffffff"/>
      <style:paragraph-properties fo:text-align="start" style:writing-mode="lr-tb"/>
      <style:text-properties style:font-name="Noto Sans1" fo:font-size="14pt" style:font-size-asian="14pt" style:font-size-complex="14pt"/>
    </style:style>
    <style:style style:name="P25" style:family="paragraph">
      <style:paragraph-properties fo:text-align="start" style:writing-mode="lr-tb"/>
      <style:text-properties style:font-name="Open Sans Condensed" fo:font-size="40pt" fo:font-weight="normal" style:font-size-asian="40pt" style:font-size-complex="40pt"/>
    </style:style>
    <style:style style:name="P26" style:family="paragraph">
      <style:paragraph-properties fo:text-align="start" style:writing-mode="lr-tb"/>
      <style:text-properties style:font-name="Open Sans Condensed" fo:font-size="15pt" style:font-size-asian="15pt" style:font-size-complex="15pt"/>
    </style:style>
    <style:style style:name="T1" style:family="text">
      <style:text-properties style:font-name="Noto Sans1" fo:font-size="14pt" fo:font-weight="bold" style:font-size-asian="14pt" style:font-weight-asian="bold" style:font-size-complex="14pt" style:font-weight-complex="bold"/>
    </style:style>
    <style:style style:name="T2" style:family="text">
      <style:text-properties fo:color="#000000" loext:opacity="100%" style:font-name="Noto Sans1" fo:font-size="26pt" fo:font-weight="normal"/>
    </style:style>
    <style:style style:name="T3" style:family="text">
      <style:text-properties fo:color="#000000" loext:opacity="100%" style:text-line-through-style="solid" style:text-line-through-type="single" style:font-name="Noto Sans1" fo:font-size="14pt" style:font-size-asian="18pt" style:font-size-complex="18pt"/>
    </style:style>
    <style:style style:name="T4" style:family="text">
      <style:text-properties fo:color="#000000" loext:opacity="100%" style:font-name="Noto Sans1" fo:font-size="14pt" style:font-size-asian="14pt" style:font-size-complex="14pt"/>
    </style:style>
    <style:style style:name="T5" style:family="text">
      <style:text-properties style:font-name="Noto Sans1" fo:font-size="36pt" fo:font-weight="normal" style:font-size-asian="36pt" style:font-size-complex="36pt"/>
    </style:style>
    <style:style style:name="T6" style:family="text">
      <style:text-properties fo:color="#000000" loext:opacity="100%" style:font-name="Noto Sans1" fo:font-size="130pt" fo:font-weight="normal" style:font-size-asian="150pt" style:font-size-complex="150pt"/>
    </style:style>
    <style:style style:name="T7" style:family="text">
      <style:text-properties style:font-name="Noto Sans1" fo:font-size="18pt" fo:font-weight="normal" style:font-size-asian="18pt" style:font-size-complex="18pt"/>
    </style:style>
    <style:style style:name="T8" style:family="text">
      <style:text-properties style:font-name="Noto Sans1" fo:font-size="11pt" style:font-size-asian="11pt" style:font-size-complex="11pt"/>
    </style:style>
    <style:style style:name="T9" style:family="text">
      <style:text-properties style:font-name="Noto Sans1" fo:font-size="22pt" style:font-size-asian="22pt" style:font-size-complex="22pt"/>
    </style:style>
    <style:style style:name="T10" style:family="text">
      <style:text-properties style:font-name="Noto Sans1" fo:font-size="12pt" style:font-size-asian="12pt" style:font-size-complex="12pt"/>
    </style:style>
    <style:style style:name="T11" style:family="text">
      <style:text-properties style:use-window-font-color="true" loext:opacity="0%" style:font-name="Noto Sans1" fo:font-size="54pt" fo:text-shadow="none" fo:background-color="transparent" style:font-size-asian="28pt" style:font-size-complex="28pt"/>
    </style:style>
    <style:style style:name="T12" style:family="text">
      <style:text-properties fo:color="#666666" loext:opacity="100%" style:font-name="Noto Sans1" fo:font-size="18pt" style:font-size-asian="18pt" style:font-size-complex="18pt"/>
    </style:style>
    <style:style style:name="T13" style:family="text">
      <style:text-properties style:font-name="Noto Sans1" fo:font-size="28pt" fo:font-weight="normal" style:font-size-asian="28pt" style:font-size-complex="28pt"/>
    </style:style>
    <style:style style:name="T14" style:family="text">
      <style:text-properties style:font-name="Noto Sans1" fo:font-size="14pt" style:font-size-asian="14pt" style:font-size-complex="14pt"/>
    </style:style>
    <style:style style:name="T15" style:family="text">
      <style:text-properties style:font-name="Open Sans Condensed" fo:font-size="40pt" fo:font-weight="normal" style:font-size-asian="40pt" style:font-size-complex="40pt"/>
    </style:style>
    <style:style style:name="T16" style:family="text">
      <style:text-properties style:font-name="Open Sans Condensed" fo:font-size="15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Cover" presentation:presentation-page-layout-name="AL1T1">
        <draw:polygon draw:style-name="gr1" draw:text-style-name="P2" draw:layer="layout" svg:width="5.687cm" svg:height="1.814cm" svg:x="13.812cm" svg:y="8cm" svg:viewBox="0 0 5688 1815" draw:points="2844,1815 5033,1815 5100,1811 5165,1795 5227,1773 5289,1744 5344,1706 5400,1659 5449,1608 5497,1550 5538,1483 5575,1416 5609,1341 5637,1260 5659,1176 5674,1089 5685,1000 5688,906 5688,906 5685,813 5674,724 5659,639 5637,552 5609,474 5575,399 5538,332 5497,265 5449,207 5400,156 5344,109 5289,71 5227,42 5165,20 5100,4 5033,0 657,0 591,4 524,20 461,42 401,71 344,109 288,156 239,207 191,265 150,332 113,399 79,474 51,552 29,639 14,724 3,813 0,906 0,906 3,1000 14,1089 29,1176 51,1260 79,1341 113,1416 150,1483 191,1550 239,1608 288,1659 344,1706 401,1744 461,1773 524,1795 591,1811 657,1815">
          <text:p text:style-name="P1"><text:span text:style-name="T1">ComidasYa</text:span></text:p>
        </draw:polygon>
        <draw:frame presentation:style-name="pr1" draw:text-style-name="P4" draw:layer="layout" svg:width="10.792cm" svg:height="2.507cm" svg:x="13.5cm" svg:y="4.5cm" presentation:class="title" presentation:user-transformed="true">
          <draw:text-box>
            <text:p text:style-name="P3"><text:span text:style-name="T2">The making of...</text:span></text:p>
          </draw:text-box>
        </draw:frame>
        <draw:frame presentation:style-name="pr2" draw:text-style-name="P6" draw:layer="layout" svg:width="11.176cm" svg:height="1.347cm" svg:x="1.734cm" svg:y="13.563cm">
          <draw:text-box>
            <text:p text:style-name="P5"><text:span text:style-name="T3">Lo mío es el código, no las presentaciones con diapositivas así que disculpas de antemano.</text:span></text:p>
          </draw:text-box>
        </draw:frame>
        <presentation:notes draw:style-name="dp2">
          <draw:page-thumbnail draw:style-name="gr2" draw:layer="layout" svg:width="18.624cm" svg:height="10.476cm" svg:x="1.482cm" svg:y="2.123cm" draw:page-number="1" presentation:class="page"/>
          <draw:frame presentation:style-name="pr3" draw:text-style-name="P7" draw:layer="layout" svg:width="17.271cm" svg:height="12.572cm" svg:x="2.159cm" svg:y="13.271cm" presentation:class="notes" presentation:placeholder="true">
            <draw:text-box/>
          </draw:frame>
        </presentation:notes>
      </draw:page>
      <draw:page draw:name="page2" draw:style-name="dp1" draw:master-page-name="Description" presentation:presentation-page-layout-name="AL1T1">
        <draw:frame presentation:style-name="pr4" draw:text-style-name="P9" draw:layer="layout" svg:width="12.744cm" svg:height="3.1cm" svg:x="8.254cm" svg:y="5.745cm">
          <draw:text-box>
            <text:p text:style-name="P8"><text:span text:style-name="T4">Un programador no llora al nacer, dice ‘Hola Mundo!’</text:span></text:p>
          </draw:text-box>
        </draw:frame>
        <presentation:notes draw:style-name="dp2">
          <draw:page-thumbnail draw:style-name="gr2" draw:layer="layout" svg:width="18.624cm" svg:height="10.476cm" svg:x="1.482cm" svg:y="2.123cm" draw:page-number="2" presentation:class="page"/>
          <draw:frame presentation:style-name="pr5" draw:text-style-name="P7" draw:layer="layout" svg:width="17.271cm" svg:height="12.572cm" svg:x="2.159cm" svg:y="13.271cm" presentation:class="notes" presentation:placeholder="true">
            <draw:text-box/>
          </draw:frame>
        </presentation:notes>
      </draw:page>
      <draw:page draw:name="page3" draw:style-name="dp1" draw:master-page-name="Title" presentation:presentation-page-layout-name="AL1T1">
        <draw:frame presentation:style-name="pr6" draw:text-style-name="P11" draw:layer="layout" svg:width="12.192cm" svg:height="5.197cm" svg:x="11.663cm" svg:y="5.5cm" presentation:class="title" presentation:user-transformed="true">
          <draw:text-box>
            <text:p text:style-name="P10"><text:span text:style-name="T5">Dificultades abordando el código.</text:span></text:p>
          </draw:text-box>
        </draw:frame>
        <draw:frame presentation:style-name="pr7" draw:text-style-name="P12" draw:layer="layout" svg:width="5.84cm" svg:height="6.245cm" svg:x="6.873cm" svg:y="4.684cm" presentation:class="title" presentation:user-transformed="true">
          <draw:text-box>
            <text:p text:style-name="P3"><text:span text:style-name="T6">01</text:span></text:p>
          </draw:text-box>
        </draw:frame>
        <presentation:notes draw:style-name="dp2">
          <draw:page-thumbnail draw:style-name="gr2" draw:layer="layout" svg:width="18.624cm" svg:height="10.476cm" svg:x="1.482cm" svg:y="2.123cm" draw:page-number="3" presentation:class="page"/>
          <draw:frame presentation:style-name="pr8" draw:text-style-name="P7" draw:layer="layout" svg:width="17.271cm" svg:height="12.572cm" svg:x="2.159cm" svg:y="13.271cm" presentation:class="notes" presentation:placeholder="true">
            <draw:text-box/>
          </draw:frame>
        </presentation:notes>
      </draw:page>
      <draw:page draw:name="page4" draw:style-name="dp1" draw:master-page-name="Contens" presentation:presentation-page-layout-name="AL1T1">
        <draw:frame presentation:style-name="pr9" draw:text-style-name="P13" draw:layer="layout" svg:width="8.012cm" svg:height="0.865cm" svg:x="6.702cm" svg:y="1.778cm" presentation:class="title" presentation:user-transformed="true">
          <draw:text-box>
            <text:p text:style-name="P3"><text:span text:style-name="T7">Organización</text:span></text:p>
          </draw:text-box>
        </draw:frame>
        <draw:frame presentation:style-name="pr10" draw:text-style-name="P14" draw:layer="layout" svg:width="8.266cm" svg:height="3.1cm" svg:x="6.702cm" svg:y="2.488cm">
          <draw:text-box>
            <text:p text:style-name="P3"><text:span text:style-name="T8">Se decidió comenzar con la base de datos, y repartir las páginas y estilados, si bien esto no se respetó. En este caso salió bien, pero es un punto importante a tener en cuenta a futuro.</text:span></text:p>
          </draw:text-box>
        </draw:frame>
        <draw:frame presentation:style-name="pr9" draw:text-style-name="P13" draw:layer="layout" svg:width="8.012cm" svg:height="0.865cm" svg:x="6.673cm" svg:y="6.35cm" presentation:class="title" presentation:user-transformed="true">
          <draw:text-box>
            <text:p text:style-name="P3"><text:span text:style-name="T7">Posicionamiento</text:span></text:p>
          </draw:text-box>
        </draw:frame>
        <draw:frame presentation:style-name="pr10" draw:text-style-name="P14" draw:layer="layout" svg:width="8.295cm" svg:height="3.704cm" svg:x="6.705cm" svg:y="7.215cm">
          <draw:text-box>
            <text:p text:style-name="P3"><text:span text:style-name="T8">Creo que lo que más dolores de cabeza dio fue posicionar el footer al pie de la página cuando insistía en subir hasta la mitad. Me llevó mucho tiempo de investigación. Así descubrí que jugando con las posiciones relativas y absolutas con elementos padres e hijos, podía resolverse.</text:span></text:p>
          </draw:text-box>
        </draw:frame>
        <draw:frame presentation:style-name="pr9" draw:text-style-name="P13" draw:layer="layout" svg:width="8.012cm" svg:height="0.865cm" svg:x="18.524cm" svg:y="6.25cm" presentation:class="title" presentation:user-transformed="true">
          <draw:text-box>
            <text:p text:style-name="P3"><text:span text:style-name="T7">Javascript</text:span></text:p>
          </draw:text-box>
        </draw:frame>
        <draw:frame presentation:style-name="pr11" draw:text-style-name="P14" draw:layer="layout" svg:width="8.128cm" svg:height="3.175cm" svg:x="18.524cm" svg:y="7.123cm">
          <draw:text-box>
            <text:p text:style-name="P3"><text:span text:style-name="T8">En este punto requerí asistencia externa porque no lograba que funcionase la validación. Tenía la teoría, pero no podía aplicarla en la práctica. Había quedado algo raro pero con ayuda del profesor se pudo pulir.</text:span></text:p>
          </draw:text-box>
        </draw:frame>
        <draw:frame presentation:style-name="pr9" draw:text-style-name="P13" draw:layer="layout" svg:width="8.012cm" svg:height="0.865cm" svg:x="18.524cm" svg:y="10.722cm" presentation:class="title" presentation:user-transformed="true">
          <draw:text-box>
            <text:p text:style-name="P3"><text:span text:style-name="T7">Bootstrap</text:span></text:p>
          </draw:text-box>
        </draw:frame>
        <draw:frame presentation:style-name="pr11" draw:text-style-name="P14" draw:layer="layout" svg:width="8.128cm" svg:height="3.175cm" svg:x="18.524cm" svg:y="11.695cm">
          <draw:text-box>
            <text:p text:style-name="P3"><text:span text:style-name="T8">Bootstrap no fe una dificultad en sí, pero requirió sentarse en la silla a leer y leer la documentación porque las imágenes no quedaban alineadas o posicionadas como quería. Mucha búsqueda en Stack Overflow también, recomendado.</text:span></text:p>
          </draw:text-box>
        </draw:frame>
        <presentation:notes draw:style-name="dp2">
          <draw:page-thumbnail draw:style-name="gr2" draw:layer="layout" svg:width="18.624cm" svg:height="10.476cm" svg:x="1.482cm" svg:y="2.123cm" draw:page-number="4" presentation:class="page"/>
          <draw:frame presentation:style-name="pr12" draw:text-style-name="P15" draw:layer="layout" svg:width="17.271cm" svg:height="12.572cm" svg:x="2.159cm" svg:y="13.271cm" presentation:class="notes" presentation:placeholder="true">
            <draw:text-box/>
          </draw:frame>
        </presentation:notes>
      </draw:page>
      <draw:page draw:name="page5" draw:style-name="dp1" draw:master-page-name="Article1" presentation:presentation-page-layout-name="AL1T1">
        <draw:frame presentation:style-name="pr13" draw:text-style-name="P16" draw:layer="layout" svg:width="10.27cm" svg:height="2.119cm" svg:x="2.23cm" svg:y="-0.105cm" presentation:class="title" presentation:user-transformed="true">
          <draw:text-box>
            <text:p text:style-name="P3"><text:span text:style-name="T9">Puntos a tener en cuenta</text:span></text:p>
          </draw:text-box>
        </draw:frame>
        <draw:frame presentation:style-name="pr14" draw:text-style-name="P13" draw:layer="layout" svg:width="5.334cm" svg:height="0.865cm" svg:x="11.685cm" svg:y="7.268cm" presentation:class="title" presentation:user-transformed="true">
          <draw:text-box>
            <text:p text:style-name="P3"><text:span text:style-name="T7">Comunicación</text:span></text:p>
          </draw:text-box>
        </draw:frame>
        <draw:frame presentation:style-name="pr15" draw:text-style-name="P18" draw:layer="layout" svg:width="6.604cm" svg:height="4.033cm" svg:x="10.923cm" svg:y="7.967cm">
          <draw:text-box>
            <text:p text:style-name="P17"><text:span text:style-name="T10">En el caso de trabajos grupales, es importante mantener una buena comunicación con los demás integrantes, en la medida de lo posible. </text:span></text:p>
          </draw:text-box>
        </draw:frame>
        <draw:frame presentation:style-name="pr14" draw:text-style-name="P13" draw:layer="layout" svg:width="5.334cm" svg:height="0.865cm" svg:x="18.797cm" svg:y="7.198cm" presentation:class="title" presentation:user-transformed="true">
          <draw:text-box>
            <text:p text:style-name="P3"><text:span text:style-name="T7">Maquetación</text:span></text:p>
          </draw:text-box>
        </draw:frame>
        <draw:frame presentation:style-name="pr15" draw:text-style-name="P18" draw:layer="layout" svg:width="6.604cm" svg:height="4.609cm" svg:x="18.035cm" svg:y="8.5cm">
          <draw:text-box>
            <text:p text:style-name="P17"><text:span text:style-name="T10">Lo principal tiene que ser esto, reunir el concepto que se pretende para el proyecto y partir desde un modelo (en paint, figma, o lo que sea) para evitar que cada uno siga una línea distinta y se duplique el trabajo.</text:span></text:p>
          </draw:text-box>
        </draw:frame>
        <draw:frame presentation:style-name="pr14" draw:text-style-name="P13" draw:layer="layout" svg:width="5.334cm" svg:height="0.865cm" svg:x="4.319cm" svg:y="7.268cm" presentation:class="title" presentation:user-transformed="true">
          <draw:text-box>
            <text:p text:style-name="P3"><text:span text:style-name="T7">Tiempo</text:span></text:p>
          </draw:text-box>
        </draw:frame>
        <draw:frame presentation:style-name="pr15" draw:text-style-name="P19" draw:layer="layout" svg:width="6.604cm" svg:height="4.033cm" svg:x="3.557cm" svg:y="8.5cm">
          <draw:text-box>
            <text:p text:style-name="P17"><text:span text:style-name="T10">Es importante dedicarle unas horas al día al proyecto (o día por medio al menos) para poder resolver todas las dudas que puedan surgir y no correr a último momento con imprevistos.</text:span></text:p>
          </draw:text-box>
        </draw:frame>
        <draw:frame presentation:style-name="pr16" draw:text-style-name="P20" draw:layer="layout" svg:width="18.874cm" svg:height="2.685cm" svg:x="4.5cm" svg:y="1.5cm" presentation:class="title" presentation:user-transformed="true">
          <draw:text-box>
            <text:p><text:span text:style-name="T11">Organización</text:span></text:p>
          </draw:text-box>
        </draw:frame>
        <presentation:notes draw:style-name="dp2">
          <draw:page-thumbnail draw:style-name="gr2" draw:layer="layout" svg:width="18.624cm" svg:height="10.476cm" svg:x="1.482cm" svg:y="2.123cm" draw:page-number="5" presentation:class="page"/>
          <draw:frame presentation:style-name="pr17" draw:text-style-name="P7" draw:layer="layout" svg:width="17.271cm" svg:height="12.572cm" svg:x="2.159cm" svg:y="13.271cm" presentation:class="notes" presentation:placeholder="true">
            <draw:text-box/>
          </draw:frame>
        </presentation:notes>
      </draw:page>
      <draw:page draw:name="page6" draw:style-name="dp1" draw:master-page-name="Article2" presentation:presentation-page-layout-name="AL1T1">
        <draw:frame presentation:style-name="pr18" draw:text-style-name="P21" draw:layer="layout" svg:width="5.009cm" svg:height="0.896cm" svg:x="2.865cm" svg:y="3.422cm" presentation:class="title" presentation:user-transformed="true">
          <draw:text-box>
            <text:p text:style-name="P3"><text:span text:style-name="T12">Curso</text:span></text:p>
          </draw:text-box>
        </draw:frame>
        <draw:frame presentation:style-name="pr19" draw:text-style-name="P22" draw:layer="layout" svg:width="10.792cm" svg:height="1.503cm" svg:x="2.794cm" svg:y="4.9cm" presentation:class="title" presentation:user-transformed="true">
          <draw:text-box>
            <text:p text:style-name="P3"><text:span text:style-name="T13">Programación Web</text:span></text:p>
          </draw:text-box>
        </draw:frame>
        <draw:frame presentation:style-name="pr20" draw:text-style-name="P24" draw:layer="layout" svg:width="16.766cm" svg:height="6.056cm" svg:x="2.734cm" svg:y="7cm">
          <draw:text-box>
            <text:p text:style-name="P23"><text:span text:style-name="T14">El curso ha resultado muy enriquecedor, en tanto hemos podido adquirir, además del conocimiento estipulado, herramientas útiles para continuar nuestra formación, como manipulación de bases de datos, la amada/odiada terminal de Git, Slack, <text:s/>VSC (del que no era muy amiga), y hasta canciones para programadores.</text:span></text:p>
          </draw:text-box>
        </draw:frame>
        <draw:frame presentation:style-name="pr21" draw:text-style-name="P16" draw:layer="layout" svg:width="7.549cm" svg:height="1.343cm" svg:x="2.231cm" svg:y="0.284cm" presentation:class="title" presentation:user-transformed="true">
          <draw:text-box>
            <text:p text:style-name="P3"><text:span text:style-name="T9">Conclusión</text:span></text:p>
          </draw:text-box>
        </draw:frame>
        <presentation:notes draw:style-name="dp2">
          <draw:page-thumbnail draw:style-name="gr2" draw:layer="layout" svg:width="18.624cm" svg:height="10.476cm" svg:x="1.482cm" svg:y="2.123cm" draw:page-number="6" presentation:class="page"/>
          <draw:frame presentation:style-name="pr22" draw:text-style-name="P7" draw:layer="layout" svg:width="17.271cm" svg:height="12.572cm" svg:x="2.159cm" svg:y="13.271cm" presentation:class="notes" presentation:placeholder="true">
            <draw:text-box/>
          </draw:frame>
        </presentation:notes>
      </draw:page>
      <draw:page draw:name="page7" draw:style-name="dp1" draw:master-page-name="End" presentation:presentation-page-layout-name="AL1T1">
        <draw:frame presentation:style-name="pr23" draw:text-style-name="P25" draw:layer="layout" svg:width="12.192cm" svg:height="1.923cm" svg:x="13.308cm" svg:y="7.077cm" presentation:class="title" presentation:user-transformed="true">
          <draw:text-box>
            <text:p text:style-name="P3"><text:span text:style-name="T15">¡Gracias!</text:span></text:p>
          </draw:text-box>
        </draw:frame>
        <draw:frame presentation:style-name="pr24" draw:text-style-name="P26" draw:layer="layout" svg:width="9.723cm" svg:height="1.843cm" svg:x="16.5cm" svg:y="13cm" presentation:class="title" presentation:user-transformed="true">
          <draw:text-box>
            <text:p text:style-name="P3"><text:span text:style-name="T16">Yellow Idea Template for LibreOffice Impress.</text:span><text:span text:style-name="T16"><text:line-break/></text:span><text:span text:style-name="T16">Credit by : @ealita.id, 2020.</text:span></text:p>
          </draw:text-box>
        </draw:frame>
        <presentation:notes draw:style-name="dp2">
          <draw:page-thumbnail draw:style-name="gr2" draw:layer="layout" svg:width="18.624cm" svg:height="10.476cm" svg:x="1.482cm" svg:y="2.123cm" draw:page-number="7" presentation:class="page"/>
          <draw:frame presentation:style-name="pr25" draw:text-style-name="P7"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Open Sans Condensed'" svg:font-family="''Open Sans Condensed''"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DejaVu Sans1" svg:font-family="'DejaVu Sans'" style:font-family-generic="swiss" style:font-pitch="variable"/>
    <style:font-face style:name="FreeSans" svg:font-family="FreeSans" style:font-family-generic="system" style:font-pitch="variable"/>
    <style:font-face style:name="FreeSans1" svg:font-family="FreeSans"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Microsoft YaHei" svg:font-family="'Microsoft YaHei'" style:font-family-generic="system" style:font-pitch="variable"/>
    <style:font-face style:name="Nimbus Sans" svg:font-family="'Nimbus Sans'" style:font-adornments="Regular" style:font-family-generic="swiss" style:font-pitch="variable"/>
    <style:font-face style:name="Nimbus Sans1" svg:font-family="'Nimbus Sans'" style:font-family-generic="swiss" style:font-pitch="variable"/>
    <style:font-face style:name="Noto Sans" svg:font-family="'Noto Sans'" style:font-family-generic="roman" style:font-pitch="variable"/>
    <style:font-face style:name="Noto Sans1" svg:font-family="'Noto Sans'" style:font-family-generic="swiss" style:font-pitch="variable"/>
    <style:font-face style:name="Open Sans Condensed" svg:font-family="'Open Sans Condensed'" style:font-family-generic="swiss" style:font-pitch="variable"/>
  </office:font-face-decls>
  <office:styles>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Bitmap_20_46" draw:display-name="Bitmap 46" xlink:href="Pictures/100000010000009E000000BDB21349F0E4777004.png" xlink:type="simple" xlink:show="embed" xlink:actuate="onLoad"/>
    <draw:fill-image draw:name="Bitmap_20_47" draw:display-name="Bitmap 47" xlink:href="Pictures/100000010000004E00000019D7F6C5FA5F070679.png" xlink:type="simple" xlink:show="embed" xlink:actuate="onLoad"/>
    <draw:fill-image draw:name="Bitmap_20_48" draw:display-name="Bitmap 48" xlink:href="Pictures/100000010000004100000019443CBF6493B84506.png" xlink:type="simple" xlink:show="embed" xlink:actuate="onLoad"/>
    <draw:fill-image draw:name="Bitmap_20_49" draw:display-name="Bitmap 49" xlink:href="Pictures/100000010000004D0000008BDE32A0D7925412F3.png" xlink:type="simple" xlink:show="embed" xlink:actuate="onLoad"/>
    <draw:fill-image draw:name="Bitmap_20_50" draw:display-name="Bitmap 50" xlink:href="Pictures/10000001000000080000002129EBAA53519C7012.png" xlink:type="simple" xlink:show="embed" xlink:actuate="onLoad"/>
    <draw:fill-image draw:name="Bitmap_20_51" draw:display-name="Bitmap 51" xlink:href="Pictures/100000010000001A0000001ADB57EA1FF8E9A785.png" xlink:type="simple" xlink:show="embed" xlink:actuate="onLoad"/>
    <draw:fill-image draw:name="Bitmap_20_52" draw:display-name="Bitmap 52" xlink:href="Pictures/100000010000002100000008905DE3F225A354F4.png" xlink:type="simple" xlink:show="embed" xlink:actuate="onLoad"/>
    <draw:fill-image draw:name="Bitmap_20_53" draw:display-name="Bitmap 53" xlink:href="Pictures/100000010000001A0000001A9A1D6B5F49C8AD89.png" xlink:type="simple" xlink:show="embed" xlink:actuate="onLoad"/>
    <draw:fill-image draw:name="Bitmap_20_54" draw:display-name="Bitmap 54" xlink:href="Pictures/100000010000002100000008DF027187B90CF7C1.png" xlink:type="simple" xlink:show="embed" xlink:actuate="onLoad"/>
    <draw:marker draw:name="Arrow" svg:viewBox="0 0 20 30" svg:d="M10 0l-10 30h20z"/>
    <draw:stroke-dash draw:name="Dash_20_4" draw:display-name="Dash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es" fo:country="A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loext:opacity="100%" loext:color-lum-mod="100%" loext:color-lum-off="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loext:opacity="100%" loext:color-lum-mod="100%" loext:color-lum-off="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loext:opacity="100%" loext:color-lum-mod="100%" loext:color-lum-off="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loext:opacity="100%" loext:color-lum-mod="100%" loext:color-lum-off="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loext:color-lum-mod="100%" loext:color-lum-off="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loext:color-lum-mod="100%" loext:color-lum-off="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loext:color-lum-mod="100%" loext:color-lum-off="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loext:color-lum-mod="100%" loext:color-lum-off="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Cover-background" style:family="presentation">
      <style:graphic-properties draw:stroke="none" draw:fill="solid" draw:fill-color="#f2c02c"/>
      <style:text-properties style:letter-kerning="true"/>
    </style:style>
    <style:style style:name="Cover-backgroundobjects" style:family="presentation">
      <style:graphic-properties draw:textarea-horizontal-align="justify" draw:shadow="hidden" draw:shadow-offset-x="0.2cm" draw:shadow-offset-y="0.2cm" draw:shadow-color="#808080"/>
      <style:text-properties style:letter-kerning="true"/>
    </style:style>
    <style:style style:name="Cover-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ver-outline1" style:family="presentation">
      <style:graphic-properties draw:stroke="none" draw:fill="none" draw:auto-grow-height="false" draw:fit-to-size="false" style:shrink-to-fit="true">
        <text:list-style style:name="Cov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ver-outline2" style:family="presentation" style:parent-style-name="Cover-outline1">
      <style:paragraph-properties fo:margin-top="0.4cm" fo:margin-bottom="0cm"/>
      <style:text-properties fo:font-size="28pt" style:font-size-asian="28pt" style:font-size-complex="28pt"/>
    </style:style>
    <style:style style:name="Cover-outline3" style:family="presentation" style:parent-style-name="Cover-outline2">
      <style:paragraph-properties fo:margin-top="0.3cm" fo:margin-bottom="0cm"/>
      <style:text-properties fo:font-size="24pt" style:font-size-asian="24pt" style:font-size-complex="24pt"/>
    </style:style>
    <style:style style:name="Cover-outline4" style:family="presentation" style:parent-style-name="Cover-outline3">
      <style:paragraph-properties fo:margin-top="0.2cm" fo:margin-bottom="0cm"/>
      <style:text-properties fo:font-size="20pt" style:font-size-asian="20pt" style:font-size-complex="20pt"/>
    </style:style>
    <style:style style:name="Cover-outline5" style:family="presentation" style:parent-style-name="Cover-outline4">
      <style:paragraph-properties fo:margin-top="0.1cm" fo:margin-bottom="0cm"/>
      <style:text-properties fo:font-size="20pt" style:font-size-asian="20pt" style:font-size-complex="20pt"/>
    </style:style>
    <style:style style:name="Cover-outline6" style:family="presentation" style:parent-style-name="Cover-outline5">
      <style:paragraph-properties fo:margin-top="0.1cm" fo:margin-bottom="0cm"/>
      <style:text-properties fo:font-size="20pt" style:font-size-asian="20pt" style:font-size-complex="20pt"/>
    </style:style>
    <style:style style:name="Cover-outline7" style:family="presentation" style:parent-style-name="Cover-outline6">
      <style:paragraph-properties fo:margin-top="0.1cm" fo:margin-bottom="0cm"/>
      <style:text-properties fo:font-size="20pt" style:font-size-asian="20pt" style:font-size-complex="20pt"/>
    </style:style>
    <style:style style:name="Cover-outline8" style:family="presentation" style:parent-style-name="Cover-outline7">
      <style:paragraph-properties fo:margin-top="0.1cm" fo:margin-bottom="0cm"/>
      <style:text-properties fo:font-size="20pt" style:font-size-asian="20pt" style:font-size-complex="20pt"/>
    </style:style>
    <style:style style:name="Cover-outline9" style:family="presentation" style:parent-style-name="Cover-outline8">
      <style:paragraph-properties fo:margin-top="0.1cm" fo:margin-bottom="0cm"/>
      <style:text-properties fo:font-size="20pt" style:font-size-asian="20pt" style:font-size-complex="20pt"/>
    </style:style>
    <style:style style:name="Cover-subtitle" style:family="presentation">
      <style:graphic-properties draw:stroke="none" draw:fill="none" draw:textarea-vertical-align="middle">
        <text:list-style style:name="Cov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ver-title" style:family="presentation">
      <style:graphic-properties draw:stroke="none" draw:fill="none" draw:textarea-vertical-align="middle">
        <text:list-style style:name="Cov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scription-background" style:family="presentation">
      <style:graphic-properties draw:stroke="none" draw:fill="none"/>
      <style:text-properties style:letter-kerning="true"/>
    </style:style>
    <style:style style:name="Description-backgroundobjects" style:family="presentation">
      <style:graphic-properties draw:textarea-horizontal-align="justify" draw:shadow="hidden" draw:shadow-offset-x="0.2cm" draw:shadow-offset-y="0.2cm" draw:shadow-color="#808080"/>
      <style:text-properties style:font-name="Nimbus Sans" fo:font-family="'Nimbus Sans'" style:font-style-name="Regular" style:font-family-generic="swiss" style:font-pitch="variable" style:letter-kerning="true"/>
    </style:style>
    <style:style style:name="Description-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scription-outline1" style:family="presentation">
      <style:graphic-properties draw:stroke="none" draw:fill="none" draw:auto-grow-height="false" draw:fit-to-size="false" style:shrink-to-fit="true">
        <text:list-style style:name="Descri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scription-outline2" style:family="presentation" style:parent-style-name="Description-outline1">
      <style:paragraph-properties fo:margin-top="0.4cm" fo:margin-bottom="0cm"/>
      <style:text-properties fo:font-size="28pt" style:font-size-asian="28pt" style:font-size-complex="28pt"/>
    </style:style>
    <style:style style:name="Description-outline3" style:family="presentation" style:parent-style-name="Description-outline2">
      <style:paragraph-properties fo:margin-top="0.3cm" fo:margin-bottom="0cm"/>
      <style:text-properties fo:font-size="24pt" style:font-size-asian="24pt" style:font-size-complex="24pt"/>
    </style:style>
    <style:style style:name="Description-outline4" style:family="presentation" style:parent-style-name="Description-outline3">
      <style:paragraph-properties fo:margin-top="0.2cm" fo:margin-bottom="0cm"/>
      <style:text-properties fo:font-size="20pt" style:font-size-asian="20pt" style:font-size-complex="20pt"/>
    </style:style>
    <style:style style:name="Description-outline5" style:family="presentation" style:parent-style-name="Description-outline4">
      <style:paragraph-properties fo:margin-top="0.1cm" fo:margin-bottom="0cm"/>
      <style:text-properties fo:font-size="20pt" style:font-size-asian="20pt" style:font-size-complex="20pt"/>
    </style:style>
    <style:style style:name="Description-outline6" style:family="presentation" style:parent-style-name="Description-outline5">
      <style:paragraph-properties fo:margin-top="0.1cm" fo:margin-bottom="0cm"/>
      <style:text-properties fo:font-size="20pt" style:font-size-asian="20pt" style:font-size-complex="20pt"/>
    </style:style>
    <style:style style:name="Description-outline7" style:family="presentation" style:parent-style-name="Description-outline6">
      <style:paragraph-properties fo:margin-top="0.1cm" fo:margin-bottom="0cm"/>
      <style:text-properties fo:font-size="20pt" style:font-size-asian="20pt" style:font-size-complex="20pt"/>
    </style:style>
    <style:style style:name="Description-outline8" style:family="presentation" style:parent-style-name="Description-outline7">
      <style:paragraph-properties fo:margin-top="0.1cm" fo:margin-bottom="0cm"/>
      <style:text-properties fo:font-size="20pt" style:font-size-asian="20pt" style:font-size-complex="20pt"/>
    </style:style>
    <style:style style:name="Description-outline9" style:family="presentation" style:parent-style-name="Description-outline8">
      <style:paragraph-properties fo:margin-top="0.1cm" fo:margin-bottom="0cm"/>
      <style:text-properties fo:font-size="20pt" style:font-size-asian="20pt" style:font-size-complex="20pt"/>
    </style:style>
    <style:style style:name="Description-subtitle" style:family="presentation">
      <style:graphic-properties draw:stroke="none" draw:fill="none" draw:textarea-vertical-align="middle">
        <text:list-style style:name="Descri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scription-title" style:family="presentation">
      <style:graphic-properties draw:stroke="none" draw:fill="none" draw:textarea-vertical-align="middle">
        <text:list-style style:name="Descri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s-background" style:family="presentation">
      <style:graphic-properties draw:stroke="none" draw:fill="none"/>
      <style:text-properties style:letter-kerning="true"/>
    </style:style>
    <style:style style:name="Contens-backgroundobjects" style:family="presentation">
      <style:graphic-properties draw:textarea-horizontal-align="justify" draw:shadow="hidden" draw:shadow-offset-x="0.2cm" draw:shadow-offset-y="0.2cm" draw:shadow-color="#808080"/>
      <style:text-properties style:letter-kerning="true"/>
    </style:style>
    <style:style style:name="Contens-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s-outline1" style:family="presentation">
      <style:graphic-properties draw:stroke="none" draw:fill="none" draw:auto-grow-height="false" draw:fit-to-size="false" style:shrink-to-fit="true">
        <text:list-style style:name="Conte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s-outline2" style:family="presentation" style:parent-style-name="Contens-outline1">
      <style:paragraph-properties fo:margin-top="0.4cm" fo:margin-bottom="0cm"/>
      <style:text-properties fo:font-size="28pt" style:font-size-asian="28pt" style:font-size-complex="28pt"/>
    </style:style>
    <style:style style:name="Contens-outline3" style:family="presentation" style:parent-style-name="Contens-outline2">
      <style:paragraph-properties fo:margin-top="0.3cm" fo:margin-bottom="0cm"/>
      <style:text-properties fo:font-size="24pt" style:font-size-asian="24pt" style:font-size-complex="24pt"/>
    </style:style>
    <style:style style:name="Contens-outline4" style:family="presentation" style:parent-style-name="Contens-outline3">
      <style:paragraph-properties fo:margin-top="0.2cm" fo:margin-bottom="0cm"/>
      <style:text-properties fo:font-size="20pt" style:font-size-asian="20pt" style:font-size-complex="20pt"/>
    </style:style>
    <style:style style:name="Contens-outline5" style:family="presentation" style:parent-style-name="Contens-outline4">
      <style:paragraph-properties fo:margin-top="0.1cm" fo:margin-bottom="0cm"/>
      <style:text-properties fo:font-size="20pt" style:font-size-asian="20pt" style:font-size-complex="20pt"/>
    </style:style>
    <style:style style:name="Contens-outline6" style:family="presentation" style:parent-style-name="Contens-outline5">
      <style:paragraph-properties fo:margin-top="0.1cm" fo:margin-bottom="0cm"/>
      <style:text-properties fo:font-size="20pt" style:font-size-asian="20pt" style:font-size-complex="20pt"/>
    </style:style>
    <style:style style:name="Contens-outline7" style:family="presentation" style:parent-style-name="Contens-outline6">
      <style:paragraph-properties fo:margin-top="0.1cm" fo:margin-bottom="0cm"/>
      <style:text-properties fo:font-size="20pt" style:font-size-asian="20pt" style:font-size-complex="20pt"/>
    </style:style>
    <style:style style:name="Contens-outline8" style:family="presentation" style:parent-style-name="Contens-outline7">
      <style:paragraph-properties fo:margin-top="0.1cm" fo:margin-bottom="0cm"/>
      <style:text-properties fo:font-size="20pt" style:font-size-asian="20pt" style:font-size-complex="20pt"/>
    </style:style>
    <style:style style:name="Contens-outline9" style:family="presentation" style:parent-style-name="Contens-outline8">
      <style:paragraph-properties fo:margin-top="0.1cm" fo:margin-bottom="0cm"/>
      <style:text-properties fo:font-size="20pt" style:font-size-asian="20pt" style:font-size-complex="20pt"/>
    </style:style>
    <style:style style:name="Contens-subtitle" style:family="presentation">
      <style:graphic-properties draw:stroke="none" draw:fill="none" draw:textarea-vertical-align="middle">
        <text:list-style style:name="Conte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s-title" style:family="presentation">
      <style:graphic-properties draw:stroke="none" draw:fill="none" draw:textarea-vertical-align="middle">
        <text:list-style style:name="Conte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top="0.4cm" fo:margin-bottom="0cm"/>
      <style:text-properties fo:font-size="28pt" style:font-size-asian="28pt" style:font-size-complex="28pt"/>
    </style:style>
    <style:style style:name="Title-outline3" style:family="presentation" style:parent-style-name="Title-outline2">
      <style:paragraph-properties fo:margin-top="0.3cm" fo:margin-bottom="0cm"/>
      <style:text-properties fo:font-size="24pt" style:font-size-asian="24pt" style:font-size-complex="24pt"/>
    </style:style>
    <style:style style:name="Title-outline4" style:family="presentation" style:parent-style-name="Title-outline3">
      <style:paragraph-properties fo:margin-top="0.2cm" fo:margin-bottom="0cm"/>
      <style:text-properties fo:font-size="20pt" style:font-size-asian="20pt" style:font-size-complex="20pt"/>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rticle1-background" style:family="presentation">
      <style:graphic-properties draw:stroke="none" draw:fill="none"/>
      <style:text-properties style:letter-kerning="true"/>
    </style:style>
    <style:style style:name="Article1-backgroundobjects" style:family="presentation">
      <style:graphic-properties draw:textarea-horizontal-align="justify" draw:shadow="hidden" draw:shadow-offset-x="0.2cm" draw:shadow-offset-y="0.2cm" draw:shadow-color="#808080"/>
      <style:text-properties style:letter-kerning="true"/>
    </style:style>
    <style:style style:name="Article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rticle1-outline1" style:family="presentation">
      <style:graphic-properties draw:stroke="none" draw:fill="none" draw:auto-grow-height="false" draw:fit-to-size="false" style:shrink-to-fit="true">
        <text:list-style style:name="Articl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1-outline2" style:family="presentation" style:parent-style-name="Article1-outline1">
      <style:paragraph-properties fo:margin-top="0.4cm" fo:margin-bottom="0cm"/>
      <style:text-properties fo:font-size="28pt" style:font-size-asian="28pt" style:font-size-complex="28pt"/>
    </style:style>
    <style:style style:name="Article1-outline3" style:family="presentation" style:parent-style-name="Article1-outline2">
      <style:paragraph-properties fo:margin-top="0.3cm" fo:margin-bottom="0cm"/>
      <style:text-properties fo:font-size="24pt" style:font-size-asian="24pt" style:font-size-complex="24pt"/>
    </style:style>
    <style:style style:name="Article1-outline4" style:family="presentation" style:parent-style-name="Article1-outline3">
      <style:paragraph-properties fo:margin-top="0.2cm" fo:margin-bottom="0cm"/>
      <style:text-properties fo:font-size="20pt" style:font-size-asian="20pt" style:font-size-complex="20pt"/>
    </style:style>
    <style:style style:name="Article1-outline5" style:family="presentation" style:parent-style-name="Article1-outline4">
      <style:paragraph-properties fo:margin-top="0.1cm" fo:margin-bottom="0cm"/>
      <style:text-properties fo:font-size="20pt" style:font-size-asian="20pt" style:font-size-complex="20pt"/>
    </style:style>
    <style:style style:name="Article1-outline6" style:family="presentation" style:parent-style-name="Article1-outline5">
      <style:paragraph-properties fo:margin-top="0.1cm" fo:margin-bottom="0cm"/>
      <style:text-properties fo:font-size="20pt" style:font-size-asian="20pt" style:font-size-complex="20pt"/>
    </style:style>
    <style:style style:name="Article1-outline7" style:family="presentation" style:parent-style-name="Article1-outline6">
      <style:paragraph-properties fo:margin-top="0.1cm" fo:margin-bottom="0cm"/>
      <style:text-properties fo:font-size="20pt" style:font-size-asian="20pt" style:font-size-complex="20pt"/>
    </style:style>
    <style:style style:name="Article1-outline8" style:family="presentation" style:parent-style-name="Article1-outline7">
      <style:paragraph-properties fo:margin-top="0.1cm" fo:margin-bottom="0cm"/>
      <style:text-properties fo:font-size="20pt" style:font-size-asian="20pt" style:font-size-complex="20pt"/>
    </style:style>
    <style:style style:name="Article1-outline9" style:family="presentation" style:parent-style-name="Article1-outline8">
      <style:paragraph-properties fo:margin-top="0.1cm" fo:margin-bottom="0cm"/>
      <style:text-properties fo:font-size="20pt" style:font-size-asian="20pt" style:font-size-complex="20pt"/>
    </style:style>
    <style:style style:name="Article1-subtitle" style:family="presentation">
      <style:graphic-properties draw:stroke="none" draw:fill="none" draw:textarea-vertical-align="middle">
        <text:list-style style:name="Articl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1-title" style:family="presentation">
      <style:graphic-properties draw:stroke="none" draw:fill="none" draw:textarea-vertical-align="middle">
        <text:list-style style:name="Articl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rticle2-background" style:family="presentation">
      <style:graphic-properties draw:stroke="none" draw:fill="none"/>
      <style:text-properties style:letter-kerning="true"/>
    </style:style>
    <style:style style:name="Article2-backgroundobjects" style:family="presentation">
      <style:graphic-properties draw:textarea-horizontal-align="justify" draw:shadow="hidden" draw:shadow-offset-x="0.2cm" draw:shadow-offset-y="0.2cm" draw:shadow-color="#808080"/>
      <style:text-properties style:letter-kerning="true"/>
    </style:style>
    <style:style style:name="Article2-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rticle2-outline1" style:family="presentation">
      <style:graphic-properties draw:stroke="none" draw:fill="none" draw:auto-grow-height="false" draw:fit-to-size="false" style:shrink-to-fit="true">
        <text:list-style style:name="Article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2-outline2" style:family="presentation" style:parent-style-name="Article2-outline1">
      <style:paragraph-properties fo:margin-top="0.4cm" fo:margin-bottom="0cm"/>
      <style:text-properties fo:font-size="28pt" style:font-size-asian="28pt" style:font-size-complex="28pt"/>
    </style:style>
    <style:style style:name="Article2-outline3" style:family="presentation" style:parent-style-name="Article2-outline2">
      <style:paragraph-properties fo:margin-top="0.3cm" fo:margin-bottom="0cm"/>
      <style:text-properties fo:font-size="24pt" style:font-size-asian="24pt" style:font-size-complex="24pt"/>
    </style:style>
    <style:style style:name="Article2-outline4" style:family="presentation" style:parent-style-name="Article2-outline3">
      <style:paragraph-properties fo:margin-top="0.2cm" fo:margin-bottom="0cm"/>
      <style:text-properties fo:font-size="20pt" style:font-size-asian="20pt" style:font-size-complex="20pt"/>
    </style:style>
    <style:style style:name="Article2-outline5" style:family="presentation" style:parent-style-name="Article2-outline4">
      <style:paragraph-properties fo:margin-top="0.1cm" fo:margin-bottom="0cm"/>
      <style:text-properties fo:font-size="20pt" style:font-size-asian="20pt" style:font-size-complex="20pt"/>
    </style:style>
    <style:style style:name="Article2-outline6" style:family="presentation" style:parent-style-name="Article2-outline5">
      <style:paragraph-properties fo:margin-top="0.1cm" fo:margin-bottom="0cm"/>
      <style:text-properties fo:font-size="20pt" style:font-size-asian="20pt" style:font-size-complex="20pt"/>
    </style:style>
    <style:style style:name="Article2-outline7" style:family="presentation" style:parent-style-name="Article2-outline6">
      <style:paragraph-properties fo:margin-top="0.1cm" fo:margin-bottom="0cm"/>
      <style:text-properties fo:font-size="20pt" style:font-size-asian="20pt" style:font-size-complex="20pt"/>
    </style:style>
    <style:style style:name="Article2-outline8" style:family="presentation" style:parent-style-name="Article2-outline7">
      <style:paragraph-properties fo:margin-top="0.1cm" fo:margin-bottom="0cm"/>
      <style:text-properties fo:font-size="20pt" style:font-size-asian="20pt" style:font-size-complex="20pt"/>
    </style:style>
    <style:style style:name="Article2-outline9" style:family="presentation" style:parent-style-name="Article2-outline8">
      <style:paragraph-properties fo:margin-top="0.1cm" fo:margin-bottom="0cm"/>
      <style:text-properties fo:font-size="20pt" style:font-size-asian="20pt" style:font-size-complex="20pt"/>
    </style:style>
    <style:style style:name="Article2-subtitle" style:family="presentation">
      <style:graphic-properties draw:stroke="none" draw:fill="none" draw:textarea-vertical-align="middle">
        <text:list-style style:name="Articl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2-title" style:family="presentation">
      <style:graphic-properties draw:stroke="none" draw:fill="none" draw:textarea-vertical-align="middle">
        <text:list-style style:name="Articl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fographic1-background" style:family="presentation">
      <style:graphic-properties draw:stroke="none" draw:fill="none"/>
      <style:text-properties style:letter-kerning="true"/>
    </style:style>
    <style:style style:name="Infographic1-backgroundobjects" style:family="presentation">
      <style:graphic-properties draw:textarea-horizontal-align="justify" draw:shadow="hidden" draw:shadow-offset-x="0.2cm" draw:shadow-offset-y="0.2cm" draw:shadow-color="#808080"/>
      <style:text-properties style:letter-kerning="true"/>
    </style:style>
    <style:style style:name="Infographic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fographic1-outline1" style:family="presentation">
      <style:graphic-properties draw:stroke="none" draw:fill="none" draw:auto-grow-height="false" draw:fit-to-size="false" style:shrink-to-fit="true">
        <text:list-style style:name="Infographic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1-outline2" style:family="presentation" style:parent-style-name="Infographic1-outline1">
      <style:paragraph-properties fo:margin-top="0.4cm" fo:margin-bottom="0cm"/>
      <style:text-properties fo:font-size="28pt" style:font-size-asian="28pt" style:font-size-complex="28pt"/>
    </style:style>
    <style:style style:name="Infographic1-outline3" style:family="presentation" style:parent-style-name="Infographic1-outline2">
      <style:paragraph-properties fo:margin-top="0.3cm" fo:margin-bottom="0cm"/>
      <style:text-properties fo:font-size="24pt" style:font-size-asian="24pt" style:font-size-complex="24pt"/>
    </style:style>
    <style:style style:name="Infographic1-outline4" style:family="presentation" style:parent-style-name="Infographic1-outline3">
      <style:paragraph-properties fo:margin-top="0.2cm" fo:margin-bottom="0cm"/>
      <style:text-properties fo:font-size="20pt" style:font-size-asian="20pt" style:font-size-complex="20pt"/>
    </style:style>
    <style:style style:name="Infographic1-outline5" style:family="presentation" style:parent-style-name="Infographic1-outline4">
      <style:paragraph-properties fo:margin-top="0.1cm" fo:margin-bottom="0cm"/>
      <style:text-properties fo:font-size="20pt" style:font-size-asian="20pt" style:font-size-complex="20pt"/>
    </style:style>
    <style:style style:name="Infographic1-outline6" style:family="presentation" style:parent-style-name="Infographic1-outline5">
      <style:paragraph-properties fo:margin-top="0.1cm" fo:margin-bottom="0cm"/>
      <style:text-properties fo:font-size="20pt" style:font-size-asian="20pt" style:font-size-complex="20pt"/>
    </style:style>
    <style:style style:name="Infographic1-outline7" style:family="presentation" style:parent-style-name="Infographic1-outline6">
      <style:paragraph-properties fo:margin-top="0.1cm" fo:margin-bottom="0cm"/>
      <style:text-properties fo:font-size="20pt" style:font-size-asian="20pt" style:font-size-complex="20pt"/>
    </style:style>
    <style:style style:name="Infographic1-outline8" style:family="presentation" style:parent-style-name="Infographic1-outline7">
      <style:paragraph-properties fo:margin-top="0.1cm" fo:margin-bottom="0cm"/>
      <style:text-properties fo:font-size="20pt" style:font-size-asian="20pt" style:font-size-complex="20pt"/>
    </style:style>
    <style:style style:name="Infographic1-outline9" style:family="presentation" style:parent-style-name="Infographic1-outline8">
      <style:paragraph-properties fo:margin-top="0.1cm" fo:margin-bottom="0cm"/>
      <style:text-properties fo:font-size="20pt" style:font-size-asian="20pt" style:font-size-complex="20pt"/>
    </style:style>
    <style:style style:name="Infographic1-subtitle" style:family="presentation">
      <style:graphic-properties draw:stroke="none" draw:fill="none" draw:textarea-vertical-align="middle">
        <text:list-style style:name="Infographic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1-title" style:family="presentation">
      <style:graphic-properties draw:stroke="none" draw:fill="none" draw:textarea-vertical-align="middle">
        <text:list-style style:name="Infographic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fographic3-background" style:family="presentation">
      <style:graphic-properties draw:stroke="none" draw:fill="solid" draw:fill-color="#f2c02c"/>
      <style:text-properties style:letter-kerning="true"/>
    </style:style>
    <style:style style:name="Infographic3-backgroundobjects" style:family="presentation">
      <style:graphic-properties draw:textarea-horizontal-align="justify" draw:shadow="hidden" draw:shadow-offset-x="0.2cm" draw:shadow-offset-y="0.2cm" draw:shadow-color="#808080"/>
      <style:text-properties style:letter-kerning="true"/>
    </style:style>
    <style:style style:name="Infographic3-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fographic3-outline1" style:family="presentation">
      <style:graphic-properties draw:stroke="none" draw:fill="none" draw:auto-grow-height="false" draw:fit-to-size="false" style:shrink-to-fit="true">
        <text:list-style style:name="Infographic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3-outline2" style:family="presentation" style:parent-style-name="Infographic3-outline1">
      <style:paragraph-properties fo:margin-top="0.4cm" fo:margin-bottom="0cm"/>
      <style:text-properties fo:font-size="28pt" style:font-size-asian="28pt" style:font-size-complex="28pt"/>
    </style:style>
    <style:style style:name="Infographic3-outline3" style:family="presentation" style:parent-style-name="Infographic3-outline2">
      <style:paragraph-properties fo:margin-top="0.3cm" fo:margin-bottom="0cm"/>
      <style:text-properties fo:font-size="24pt" style:font-size-asian="24pt" style:font-size-complex="24pt"/>
    </style:style>
    <style:style style:name="Infographic3-outline4" style:family="presentation" style:parent-style-name="Infographic3-outline3">
      <style:paragraph-properties fo:margin-top="0.2cm" fo:margin-bottom="0cm"/>
      <style:text-properties fo:font-size="20pt" style:font-size-asian="20pt" style:font-size-complex="20pt"/>
    </style:style>
    <style:style style:name="Infographic3-outline5" style:family="presentation" style:parent-style-name="Infographic3-outline4">
      <style:paragraph-properties fo:margin-top="0.1cm" fo:margin-bottom="0cm"/>
      <style:text-properties fo:font-size="20pt" style:font-size-asian="20pt" style:font-size-complex="20pt"/>
    </style:style>
    <style:style style:name="Infographic3-outline6" style:family="presentation" style:parent-style-name="Infographic3-outline5">
      <style:paragraph-properties fo:margin-top="0.1cm" fo:margin-bottom="0cm"/>
      <style:text-properties fo:font-size="20pt" style:font-size-asian="20pt" style:font-size-complex="20pt"/>
    </style:style>
    <style:style style:name="Infographic3-outline7" style:family="presentation" style:parent-style-name="Infographic3-outline6">
      <style:paragraph-properties fo:margin-top="0.1cm" fo:margin-bottom="0cm"/>
      <style:text-properties fo:font-size="20pt" style:font-size-asian="20pt" style:font-size-complex="20pt"/>
    </style:style>
    <style:style style:name="Infographic3-outline8" style:family="presentation" style:parent-style-name="Infographic3-outline7">
      <style:paragraph-properties fo:margin-top="0.1cm" fo:margin-bottom="0cm"/>
      <style:text-properties fo:font-size="20pt" style:font-size-asian="20pt" style:font-size-complex="20pt"/>
    </style:style>
    <style:style style:name="Infographic3-outline9" style:family="presentation" style:parent-style-name="Infographic3-outline8">
      <style:paragraph-properties fo:margin-top="0.1cm" fo:margin-bottom="0cm"/>
      <style:text-properties fo:font-size="20pt" style:font-size-asian="20pt" style:font-size-complex="20pt"/>
    </style:style>
    <style:style style:name="Infographic3-subtitle" style:family="presentation">
      <style:graphic-properties draw:stroke="none" draw:fill="none" draw:textarea-vertical-align="middle">
        <text:list-style style:name="Infographic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3-title" style:family="presentation">
      <style:graphic-properties draw:stroke="none" draw:fill="none" draw:textarea-vertical-align="middle">
        <text:list-style style:name="Infographic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End-background" style:family="presentation">
      <style:graphic-properties draw:stroke="none" draw:fill="none"/>
      <style:text-properties style:letter-kerning="true"/>
    </style:style>
    <style:style style:name="End-backgroundobjects" style:family="presentation">
      <style:graphic-properties draw:textarea-horizontal-align="justify" draw:shadow="hidden" draw:shadow-offset-x="0.2cm" draw:shadow-offset-y="0.2cm" draw:shadow-color="#808080"/>
      <style:text-properties style:letter-kerning="true"/>
    </style:style>
    <style:style style:name="End-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nd-outline1" style:family="presentation">
      <style:graphic-properties draw:stroke="none" draw:fill="none" draw:auto-grow-height="false" draw:fit-to-size="false" style:shrink-to-fit="true">
        <text:list-style style:name="En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d-outline2" style:family="presentation" style:parent-style-name="End-outline1">
      <style:paragraph-properties fo:margin-top="0.4cm" fo:margin-bottom="0cm"/>
      <style:text-properties fo:font-size="28pt" style:font-size-asian="28pt" style:font-size-complex="28pt"/>
    </style:style>
    <style:style style:name="End-outline3" style:family="presentation" style:parent-style-name="End-outline2">
      <style:paragraph-properties fo:margin-top="0.3cm" fo:margin-bottom="0cm"/>
      <style:text-properties fo:font-size="24pt" style:font-size-asian="24pt" style:font-size-complex="24pt"/>
    </style:style>
    <style:style style:name="End-outline4" style:family="presentation" style:parent-style-name="End-outline3">
      <style:paragraph-properties fo:margin-top="0.2cm" fo:margin-bottom="0cm"/>
      <style:text-properties fo:font-size="20pt" style:font-size-asian="20pt" style:font-size-complex="20pt"/>
    </style:style>
    <style:style style:name="End-outline5" style:family="presentation" style:parent-style-name="End-outline4">
      <style:paragraph-properties fo:margin-top="0.1cm" fo:margin-bottom="0cm"/>
      <style:text-properties fo:font-size="20pt" style:font-size-asian="20pt" style:font-size-complex="20pt"/>
    </style:style>
    <style:style style:name="End-outline6" style:family="presentation" style:parent-style-name="End-outline5">
      <style:paragraph-properties fo:margin-top="0.1cm" fo:margin-bottom="0cm"/>
      <style:text-properties fo:font-size="20pt" style:font-size-asian="20pt" style:font-size-complex="20pt"/>
    </style:style>
    <style:style style:name="End-outline7" style:family="presentation" style:parent-style-name="End-outline6">
      <style:paragraph-properties fo:margin-top="0.1cm" fo:margin-bottom="0cm"/>
      <style:text-properties fo:font-size="20pt" style:font-size-asian="20pt" style:font-size-complex="20pt"/>
    </style:style>
    <style:style style:name="End-outline8" style:family="presentation" style:parent-style-name="End-outline7">
      <style:paragraph-properties fo:margin-top="0.1cm" fo:margin-bottom="0cm"/>
      <style:text-properties fo:font-size="20pt" style:font-size-asian="20pt" style:font-size-complex="20pt"/>
    </style:style>
    <style:style style:name="End-outline9" style:family="presentation" style:parent-style-name="End-outline8">
      <style:paragraph-properties fo:margin-top="0.1cm" fo:margin-bottom="0cm"/>
      <style:text-properties fo:font-size="20pt" style:font-size-asian="20pt" style:font-size-complex="20pt"/>
    </style:style>
    <style:style style:name="End-subtitle" style:family="presentation">
      <style:graphic-properties draw:stroke="none" draw:fill="none" draw:textarea-vertical-align="middle">
        <text:list-style style:name="En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d-title" style:family="presentation">
      <style:graphic-properties draw:stroke="none" draw:fill="none" draw:textarea-vertical-align="middle">
        <text:list-style style:name="En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f2c02c"/>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solid" draw:stroke-dash="Dash_20_4" svg:stroke-width="0.217cm" svg:stroke-color="#ffffff" draw:stroke-linejoin="miter" svg:stroke-linecap="square" draw:fill="none" draw:fill-color="#f2c02c" draw:textarea-horizontal-align="center" draw:textarea-vertical-align="middle" fo:padding-top="0.233cm" fo:padding-bottom="0.233cm" fo:padding-left="0.358cm" fo:padding-right="0.358cm"/>
    </style:style>
    <style:style style:name="Mgr4" style:family="graphic" style:parent-style-name="standard">
      <style:graphic-properties draw:stroke="solid" draw:stroke-dash="Dash_20_4" svg:stroke-width="0.217cm" svg:stroke-color="#ffffff" draw:stroke-linejoin="round" svg:stroke-linecap="round" draw:fill="none" draw:fill-color="#f2c02c" draw:textarea-horizontal-align="center" draw:textarea-vertical-align="middle" fo:padding-top="0.233cm" fo:padding-bottom="0.233cm" fo:padding-left="0.358cm" fo:padding-right="0.358cm"/>
    </style:style>
    <style:style style:name="Mgr5" style:family="graphic" style:parent-style-name="standard">
      <style:graphic-properties draw:stroke="solid" draw:stroke-dash="Dash_20_4" svg:stroke-width="0.217cm" svg:stroke-color="#ffffff" draw:stroke-linejoin="round" svg:stroke-linecap="round" draw:textarea-horizontal-align="center" draw:textarea-vertical-align="middle" fo:padding-top="0.233cm" fo:padding-bottom="0.233cm" fo:padding-left="0.358cm" fo:padding-right="0.358cm"/>
    </style:style>
    <style:style style:name="Mgr6" style:family="graphic" style:parent-style-name="standard">
      <style:graphic-properties draw:stroke="solid" draw:stroke-dash="Dash_20_4" svg:stroke-width="0.217cm" svg:stroke-color="#000000" draw:stroke-linejoin="miter" svg:stroke-linecap="square" draw:fill="none" draw:fill-color="#f2c02c" draw:textarea-horizontal-align="center" draw:textarea-vertical-align="middle" fo:padding-top="0.233cm" fo:padding-bottom="0.233cm" fo:padding-left="0.358cm" fo:padding-right="0.358cm"/>
    </style:style>
    <style:style style:name="Mgr7" style:family="graphic" style:parent-style-name="standard">
      <style:graphic-properties draw:stroke="solid" draw:stroke-dash="Dash_20_4" svg:stroke-width="0.217cm" svg:stroke-color="#000000" draw:stroke-linejoin="round" svg:stroke-linecap="round" draw:fill="none" draw:fill-color="#f2c02c" draw:textarea-horizontal-align="center" draw:textarea-vertical-align="middle" fo:padding-top="0.233cm" fo:padding-bottom="0.233cm" fo:padding-left="0.358cm" fo:padding-right="0.358cm"/>
    </style:style>
    <style:style style:name="Mgr8" style:family="graphic" style:parent-style-name="standard">
      <style:graphic-properties draw:stroke="solid" draw:stroke-dash="Dash_20_4" svg:stroke-width="0.217cm" svg:stroke-color="#000000" draw:stroke-linejoin="round" svg:stroke-linecap="round" draw:textarea-horizontal-align="center" draw:textarea-vertical-align="middle" fo:padding-top="0.233cm" fo:padding-bottom="0.233cm" fo:padding-left="0.358cm" fo:padding-right="0.358cm"/>
    </style:style>
    <style:style style:name="Mgr9" style:family="graphic" style:parent-style-name="standard">
      <style:graphic-properties draw:stroke="solid" draw:stroke-dash="Dash_20_4" svg:stroke-width="0.145cm" svg:stroke-color="#000000" draw:stroke-linejoin="round" svg:stroke-linecap="round" draw:textarea-horizontal-align="center" draw:textarea-vertical-align="middle" fo:padding-top="0.197cm" fo:padding-bottom="0.197cm" fo:padding-left="0.322cm" fo:padding-right="0.322cm"/>
    </style:style>
    <style:style style:name="Mgr10" style:family="graphic" style:parent-style-name="standard">
      <style:graphic-properties draw:stroke="solid" draw:stroke-dash="Dash_20_4" svg:stroke-width="0.145cm" svg:stroke-color="#000000" draw:stroke-linejoin="round" svg:stroke-linecap="round" draw:fill="none" draw:fill-color="#f2c02c" draw:textarea-horizontal-align="center" draw:textarea-vertical-align="middle" fo:padding-top="0.197cm" fo:padding-bottom="0.197cm" fo:padding-left="0.322cm" fo:padding-right="0.322cm"/>
    </style:style>
    <style:style style:name="Mgr11" style:family="graphic" style:parent-style-name="standard">
      <style:graphic-properties draw:stroke="solid" draw:stroke-dash="Dash_20_4" svg:stroke-width="0.219cm" svg:stroke-color="#ffffff" draw:stroke-linejoin="round" svg:stroke-linecap="round" draw:textarea-horizontal-align="center" draw:textarea-vertical-align="middle" fo:padding-top="0.234cm" fo:padding-bottom="0.234cm" fo:padding-left="0.359cm" fo:padding-right="0.359cm"/>
    </style:style>
    <style:style style:name="Mgr12" style:family="graphic" style:parent-style-name="standard">
      <style:graphic-properties draw:stroke="solid" draw:stroke-dash="Dash_20_4" svg:stroke-width="0.145cm" svg:stroke-color="#ffffff" draw:stroke-linejoin="round" svg:stroke-linecap="round" draw:fill="none" draw:fill-color="#000000" draw:textarea-horizontal-align="center" draw:textarea-vertical-align="middle" fo:padding-top="0.197cm" fo:padding-bottom="0.197cm" fo:padding-left="0.322cm" fo:padding-right="0.322cm"/>
    </style:style>
    <style:style style:name="Mgr13" style:family="graphic" style:parent-style-name="standard">
      <style:graphic-properties draw:stroke="solid" draw:stroke-dash="Dash_20_4" svg:stroke-width="0.145cm" svg:stroke-color="#ffffff" draw:stroke-linejoin="round" svg:stroke-linecap="round" draw:textarea-horizontal-align="center" draw:textarea-vertical-align="middle" fo:padding-top="0.197cm" fo:padding-bottom="0.197cm" fo:padding-left="0.322cm" fo:padding-right="0.322cm"/>
    </style:style>
    <style:style style:name="Mgr14" style:family="graphic" style:parent-style-name="standard">
      <style:graphic-properties draw:stroke="none" draw:stroke-dash="Dash_20_4" svg:stroke-width="0cm" svg:stroke-color="#ffffff" draw:stroke-linejoin="none" svg:stroke-linecap="round" draw:fill="solid" draw:fill-color="#000000" draw:textarea-horizontal-align="center" draw:textarea-vertical-align="middle"/>
    </style:style>
    <style:style style:name="Mgr15" style:family="graphic" style:parent-style-name="standard">
      <style:graphic-properties draw:stroke="solid" draw:stroke-dash="Dash_20_4" svg:stroke-width="0.13cm" svg:stroke-color="#f2c02c" draw:stroke-linejoin="round" svg:stroke-linecap="round" draw:fill="none" draw:fill-color="#ffffff" draw:textarea-horizontal-align="center" draw:textarea-vertical-align="middle" fo:padding-top="0.19cm" fo:padding-bottom="0.19cm" fo:padding-left="0.315cm" fo:padding-right="0.315cm"/>
    </style:style>
    <style:style style:name="Mgr16" style:family="graphic" style:parent-style-name="standard">
      <style:graphic-properties draw:stroke="none" draw:stroke-dash="Dash_20_4" svg:stroke-width="0cm" svg:stroke-color="#f2c02c" draw:stroke-linejoin="none" svg:stroke-linecap="round" draw:fill="solid" draw:fill-color="#ffffff" draw:textarea-horizontal-align="center" draw:textarea-vertical-align="middle"/>
    </style:style>
    <style:style style:name="Mgr17" style:family="graphic" style:parent-style-name="standard">
      <style:graphic-properties draw:stroke="solid" draw:stroke-dash="Dash_20_4" svg:stroke-width="0.128cm" svg:stroke-color="#f2c02c" draw:stroke-linejoin="round" svg:stroke-linecap="round" draw:fill="none" draw:fill-color="#ffffff" draw:textarea-horizontal-align="center" draw:textarea-vertical-align="middle" fo:padding-top="0.189cm" fo:padding-bottom="0.189cm" fo:padding-left="0.314cm" fo:padding-right="0.314cm"/>
    </style:style>
    <style:style style:name="Mgr18" style:family="graphic" style:parent-style-name="standard">
      <style:graphic-properties draw:stroke="solid" draw:stroke-dash="Dash_20_4" svg:stroke-width="0.189cm" svg:stroke-color="#f2c02c" draw:stroke-linejoin="round" svg:stroke-linecap="round" draw:textarea-horizontal-align="center" draw:textarea-vertical-align="middle" fo:padding-top="0.219cm" fo:padding-bottom="0.219cm" fo:padding-left="0.344cm" fo:padding-right="0.344cm"/>
    </style:style>
    <style:style style:name="Mgr19" style:family="graphic" style:parent-style-name="standard">
      <style:graphic-properties draw:stroke="none" draw:stroke-dash="Dash_20_4" svg:stroke-width="0cm" svg:stroke-color="#f2c02c" draw:stroke-linejoin="none" svg:stroke-linecap="round" draw:fill="solid" draw:fill-color="#f2c02c" draw:textarea-horizontal-align="center" draw:textarea-vertical-align="middle"/>
    </style:style>
    <style:style style:name="Mgr20" style:family="graphic" style:parent-style-name="standard">
      <style:graphic-properties draw:stroke="solid" draw:stroke-dash="Dash_20_4" svg:stroke-width="0.152cm" svg:stroke-color="#f2c02c" draw:stroke-linejoin="miter" svg:stroke-linecap="square" draw:fill="none" draw:fill-color="#ffffff" draw:textarea-horizontal-align="center" draw:textarea-vertical-align="middle" fo:padding-top="0.201cm" fo:padding-bottom="0.201cm" fo:padding-left="0.326cm" fo:padding-right="0.326cm"/>
    </style:style>
    <style:style style:name="Mgr21" style:family="graphic" style:parent-style-name="standard">
      <style:graphic-properties draw:stroke="solid" draw:stroke-dash="Dash_20_4" svg:stroke-width="0.152cm" svg:stroke-color="#f2c02c" draw:stroke-linejoin="round" svg:stroke-linecap="round" draw:fill="none" draw:fill-color="#ffffff" draw:textarea-horizontal-align="center" draw:textarea-vertical-align="middle" fo:padding-top="0.201cm" fo:padding-bottom="0.201cm" fo:padding-left="0.326cm" fo:padding-right="0.326cm"/>
    </style:style>
    <style:style style:name="Mgr22" style:family="graphic" style:parent-style-name="standard">
      <style:graphic-properties draw:stroke="solid" draw:stroke-dash="Dash_20_4" svg:stroke-width="0.152cm" svg:stroke-color="#f2c02c" draw:stroke-linejoin="round" svg:stroke-linecap="round" draw:textarea-horizontal-align="center" draw:textarea-vertical-align="middle" fo:padding-top="0.201cm" fo:padding-bottom="0.201cm" fo:padding-left="0.326cm" fo:padding-right="0.326cm"/>
    </style:style>
    <style:style style:name="Mgr23" style:family="graphic" style:parent-style-name="standard">
      <style:graphic-properties draw:stroke="solid" draw:stroke-dash="Dash_20_4" svg:stroke-width="0.08cm" svg:stroke-color="#ffffff" draw:stroke-linejoin="miter" svg:stroke-linecap="square" draw:fill="none" draw:fill-color="#18a303" draw:textarea-horizontal-align="center" draw:textarea-vertical-align="middle" fo:padding-top="0.165cm" fo:padding-bottom="0.165cm" fo:padding-left="0.29cm" fo:padding-right="0.29cm"/>
    </style:style>
    <style:style style:name="Mgr24" style:family="graphic" style:parent-style-name="standard">
      <style:graphic-properties draw:stroke="solid" draw:stroke-dash="Dash_20_4" svg:stroke-width="0.08cm" svg:stroke-color="#ffffff" draw:stroke-linejoin="round" svg:stroke-linecap="round" draw:fill="none" draw:fill-color="#18a303" draw:textarea-horizontal-align="center" draw:textarea-vertical-align="middle" fo:padding-top="0.165cm" fo:padding-bottom="0.165cm" fo:padding-left="0.29cm" fo:padding-right="0.29cm"/>
    </style:style>
    <style:style style:name="Mgr25" style:family="graphic" style:parent-style-name="standard">
      <style:graphic-properties draw:stroke="solid" draw:stroke-dash="Dash_20_4" svg:stroke-width="0.08cm" svg:stroke-color="#ffffff" draw:stroke-linejoin="round" svg:stroke-linecap="round" draw:textarea-horizontal-align="center" draw:textarea-vertical-align="middle" fo:padding-top="0.165cm" fo:padding-bottom="0.165cm" fo:padding-left="0.29cm" fo:padding-right="0.29cm"/>
    </style:style>
    <style:style style:name="Mgr26" style:family="graphic" style:parent-style-name="standard">
      <style:graphic-properties draw:stroke="none" draw:stroke-dash="Dash_20_4" svg:stroke-width="0cm" draw:stroke-linejoin="none" svg:stroke-linecap="butt" draw:fill="solid" draw:fill-color="#f2c02c" draw:textarea-horizontal-align="center" draw:textarea-vertical-align="middle"/>
    </style:style>
    <style:style style:name="Mgr27" style:family="graphic" style:parent-style-name="standard">
      <style:graphic-properties draw:stroke="none" draw:fill="bitmap" draw:fill-image-name="Bitmap_20_46" style:repeat="stretch" draw:textarea-horizontal-align="center" draw:textarea-vertical-align="middle"/>
    </style:style>
    <style:style style:name="Mgr28" style:family="graphic" style:parent-style-name="standard">
      <style:graphic-properties draw:stroke="none" draw:fill="bitmap" draw:fill-image-name="Bitmap_20_47" style:repeat="stretch" draw:textarea-horizontal-align="center" draw:textarea-vertical-align="middle"/>
    </style:style>
    <style:style style:name="Mgr29" style:family="graphic" style:parent-style-name="standard">
      <style:graphic-properties draw:stroke="none" draw:fill="bitmap" draw:fill-image-name="Bitmap_20_48" style:repeat="stretch" draw:textarea-horizontal-align="center" draw:textarea-vertical-align="middle"/>
    </style:style>
    <style:style style:name="Mgr30" style:family="graphic" style:parent-style-name="standard">
      <style:graphic-properties draw:stroke="none" draw:fill="bitmap" draw:fill-image-name="Bitmap_20_49" style:repeat="stretch" draw:textarea-horizontal-align="center" draw:textarea-vertical-align="middle"/>
    </style:style>
    <style:style style:name="Mgr31" style:family="graphic" style:parent-style-name="standard">
      <style:graphic-properties draw:stroke="none" draw:fill="bitmap" draw:fill-image-name="Bitmap_20_50" style:repeat="stretch" draw:textarea-horizontal-align="center" draw:textarea-vertical-align="middle"/>
    </style:style>
    <style:style style:name="Mgr32" style:family="graphic" style:parent-style-name="standard">
      <style:graphic-properties draw:stroke="none" draw:fill="bitmap" draw:fill-image-name="Bitmap_20_51" style:repeat="stretch" draw:textarea-horizontal-align="center" draw:textarea-vertical-align="middle"/>
    </style:style>
    <style:style style:name="Mgr33" style:family="graphic" style:parent-style-name="standard">
      <style:graphic-properties draw:stroke="none" draw:fill="bitmap" draw:fill-image-name="Bitmap_20_52" style:repeat="stretch" draw:textarea-horizontal-align="center" draw:textarea-vertical-align="middle"/>
    </style:style>
    <style:style style:name="Mgr34" style:family="graphic" style:parent-style-name="standard">
      <style:graphic-properties draw:stroke="none" draw:fill="bitmap" draw:fill-image-name="Bitmap_20_53" style:repeat="stretch" draw:textarea-horizontal-align="center" draw:textarea-vertical-align="middle"/>
    </style:style>
    <style:style style:name="Mgr35" style:family="graphic" style:parent-style-name="standard">
      <style:graphic-properties draw:stroke="none" draw:fill="bitmap" draw:fill-image-name="Bitmap_20_54" style:repeat="stretch" draw:textarea-horizontal-align="center" draw:textarea-vertical-align="middle"/>
    </style:style>
    <style:style style:name="Mgr36" style:family="graphic" style:parent-style-name="standard">
      <style:graphic-properties draw:stroke="solid" draw:stroke-dash="Dash_20_4" svg:stroke-width="0.19cm" svg:stroke-color="#f2c02c" draw:stroke-linejoin="miter" svg:stroke-linecap="square" draw:fill="none" draw:fill-color="#ffffff" draw:textarea-horizontal-align="center" draw:textarea-vertical-align="middle" fo:padding-top="0.22cm" fo:padding-bottom="0.22cm" fo:padding-left="0.345cm" fo:padding-right="0.345cm"/>
    </style:style>
    <style:style style:name="Mgr37" style:family="graphic" style:parent-style-name="standard">
      <style:graphic-properties draw:stroke="solid" draw:stroke-dash="Dash_20_4" svg:stroke-width="0.19cm" svg:stroke-color="#f2c02c" draw:stroke-linejoin="round" svg:stroke-linecap="round" draw:fill="none" draw:fill-color="#ffffff" draw:textarea-horizontal-align="center" draw:textarea-vertical-align="middle" fo:padding-top="0.22cm" fo:padding-bottom="0.22cm" fo:padding-left="0.345cm" fo:padding-right="0.345cm"/>
    </style:style>
    <style:style style:name="Mgr38" style:family="graphic" style:parent-style-name="standard">
      <style:graphic-properties draw:stroke="solid" draw:stroke-dash="Dash_20_4" svg:stroke-width="0.19cm" svg:stroke-color="#f2c02c" draw:stroke-linejoin="round" svg:stroke-linecap="round" draw:textarea-horizontal-align="center" draw:textarea-vertical-align="middle" fo:padding-top="0.22cm" fo:padding-bottom="0.22cm" fo:padding-left="0.345cm" fo:padding-right="0.345cm"/>
    </style:style>
    <style:style style:name="Mgr39" style:family="graphic" style:parent-style-name="standard">
      <style:graphic-properties draw:stroke="solid" draw:stroke-dash="Dash_20_4" svg:stroke-width="0.146cm" svg:stroke-color="#000000" draw:stroke-linejoin="round" svg:stroke-linecap="round" draw:fill="none" draw:fill-color="#f2c02c" draw:textarea-horizontal-align="center" draw:textarea-vertical-align="middle" fo:padding-top="0.198cm" fo:padding-bottom="0.198cm" fo:padding-left="0.323cm" fo:padding-right="0.323cm"/>
    </style:style>
    <style:style style:name="Mgr40" style:family="graphic" style:parent-style-name="standard">
      <style:graphic-properties draw:stroke="none" draw:fill="solid" draw:fill-color="#000000" draw:textarea-horizontal-align="left" draw:textarea-vertical-align="middle" draw:auto-grow-height="false" draw:fit-to-size="true" style:shrink-to-fit="false" fo:padding-top="0cm" fo:padding-bottom="0cm" fo:padding-left="0cm" fo:padding-right="0cm" draw:shadow="hidden"/>
    </style:style>
    <style:style style:name="Mgr41" style:family="graphic" style:parent-style-name="standard">
      <style:graphic-properties draw:stroke="solid" draw:stroke-dash="Dash_20_4" svg:stroke-width="0.156cm" svg:stroke-color="#f2c02c" draw:stroke-linejoin="round" svg:stroke-linecap="round" draw:textarea-horizontal-align="center" draw:textarea-vertical-align="middle" fo:padding-top="0.203cm" fo:padding-bottom="0.203cm" fo:padding-left="0.328cm" fo:padding-right="0.328cm"/>
    </style:style>
    <style:style style:name="Mgr42" style:family="graphic" style:parent-style-name="standard">
      <style:graphic-properties draw:stroke="solid" draw:stroke-dash="Dash_20_4" svg:stroke-width="0.167cm" svg:stroke-color="#ffffff" draw:stroke-linejoin="miter" svg:stroke-linecap="square" draw:fill="none" draw:fill-color="#f2c02c" draw:textarea-horizontal-align="center" draw:textarea-vertical-align="middle" fo:padding-top="0.208cm" fo:padding-bottom="0.208cm" fo:padding-left="0.333cm" fo:padding-right="0.333cm"/>
    </style:style>
    <style:style style:name="Mgr43" style:family="graphic" style:parent-style-name="standard">
      <style:graphic-properties draw:stroke="solid" draw:stroke-dash="Dash_20_4" svg:stroke-width="0.167cm" svg:stroke-color="#ffffff" draw:stroke-linejoin="round" svg:stroke-linecap="round" draw:fill="none" draw:fill-color="#f2c02c" draw:textarea-horizontal-align="center" draw:textarea-vertical-align="middle" fo:padding-top="0.208cm" fo:padding-bottom="0.208cm" fo:padding-left="0.333cm" fo:padding-right="0.333cm"/>
    </style:style>
    <style:style style:name="Mgr44" style:family="graphic" style:parent-style-name="standard">
      <style:graphic-properties draw:stroke="solid" draw:stroke-dash="Dash_20_4" svg:stroke-width="0.167cm" svg:stroke-color="#ffffff" draw:stroke-linejoin="round" svg:stroke-linecap="round" draw:textarea-horizontal-align="center" draw:textarea-vertical-align="middle" fo:padding-top="0.208cm" fo:padding-bottom="0.208cm" fo:padding-left="0.333cm" fo:padding-right="0.333cm"/>
    </style:style>
    <style:style style:name="Mgr45" style:family="graphic" style:parent-style-name="standard">
      <style:graphic-properties draw:stroke="solid" draw:stroke-dash="Dash_20_4" svg:stroke-width="0.245cm" svg:stroke-color="#ffffff" draw:stroke-linejoin="round" svg:stroke-linecap="round" draw:textarea-horizontal-align="center" draw:textarea-vertical-align="middle" fo:padding-top="0.247cm" fo:padding-bottom="0.247cm" fo:padding-left="0.372cm" fo:padding-right="0.372cm"/>
    </style:style>
    <style:style style:name="Mgr46" style:family="graphic" style:parent-style-name="standard">
      <style:graphic-properties draw:stroke="solid" draw:stroke-dash="Dash_20_4" svg:stroke-width="0.13cm" svg:stroke-color="#ffffff" draw:stroke-linejoin="round" svg:stroke-linecap="round" draw:fill="none" draw:fill-color="#f2c02c" draw:textarea-horizontal-align="center" draw:textarea-vertical-align="middle" fo:padding-top="0.19cm" fo:padding-bottom="0.19cm" fo:padding-left="0.315cm" fo:padding-right="0.315cm"/>
    </style:style>
    <style:style style:name="Mgr47" style:family="graphic" style:parent-style-name="standard">
      <style:graphic-properties draw:stroke="solid" draw:stroke-dash="Dash_20_4" svg:stroke-width="0.189cm" svg:stroke-color="#ffffff" draw:stroke-linejoin="round" svg:stroke-linecap="round" draw:textarea-horizontal-align="center" draw:textarea-vertical-align="middle" fo:padding-top="0.219cm" fo:padding-bottom="0.219cm" fo:padding-left="0.344cm" fo:padding-right="0.344cm"/>
    </style:style>
    <style:style style:name="Mgr48" style:family="graphic" style:parent-style-name="standard">
      <style:graphic-properties draw:stroke="solid" draw:stroke-dash="Dash_20_4" svg:stroke-width="0.128cm" svg:stroke-color="#ffffff" draw:stroke-linejoin="round" svg:stroke-linecap="round" draw:fill="none" draw:fill-color="#f2c02c" draw:textarea-horizontal-align="center" draw:textarea-vertical-align="middle" fo:padding-top="0.189cm" fo:padding-bottom="0.189cm" fo:padding-left="0.314cm" fo:padding-right="0.314cm"/>
    </style:style>
    <style:style style:name="Mgr49" style:family="graphic" style:parent-style-name="standard">
      <style:graphic-properties draw:stroke="solid" draw:stroke-dash="Dash_20_4" svg:stroke-width="0.08cm" svg:stroke-color="#ffffff" draw:stroke-linejoin="miter" svg:stroke-linecap="square" draw:fill="none" draw:fill-color="#f2c02c" draw:textarea-horizontal-align="center" draw:textarea-vertical-align="middle" fo:padding-top="0.165cm" fo:padding-bottom="0.165cm" fo:padding-left="0.29cm" fo:padding-right="0.29cm"/>
    </style:style>
    <style:style style:name="Mgr50" style:family="graphic" style:parent-style-name="standard">
      <style:graphic-properties draw:stroke="solid" draw:stroke-dash="Dash_20_4" svg:stroke-width="0.08cm" svg:stroke-color="#ffffff" draw:stroke-linejoin="round" svg:stroke-linecap="round" draw:fill="none" draw:fill-color="#f2c02c" draw:textarea-horizontal-align="center" draw:textarea-vertical-align="middle" fo:padding-top="0.165cm" fo:padding-bottom="0.165cm" fo:padding-left="0.29cm" fo:padding-right="0.29cm"/>
    </style:style>
    <style:style style:name="Mgr51" style:family="graphic" style:parent-style-name="standard">
      <style:graphic-properties draw:stroke="solid" draw:stroke-dash="Dash_20_4" svg:stroke-width="0.08cm" svg:stroke-color="#000000" draw:stroke-linejoin="miter" svg:stroke-linecap="square" draw:fill="none" draw:fill-color="#f2c02c" draw:textarea-horizontal-align="center" draw:textarea-vertical-align="middle" fo:padding-top="0.165cm" fo:padding-bottom="0.165cm" fo:padding-left="0.29cm" fo:padding-right="0.29cm"/>
    </style:style>
    <style:style style:name="Mgr52" style:family="graphic" style:parent-style-name="standard">
      <style:graphic-properties draw:stroke="solid" draw:stroke-dash="Dash_20_4" svg:stroke-width="0.08cm" svg:stroke-color="#000000" draw:stroke-linejoin="round" svg:stroke-linecap="round" draw:fill="none" draw:fill-color="#f2c02c" draw:textarea-horizontal-align="center" draw:textarea-vertical-align="middle" fo:padding-top="0.165cm" fo:padding-bottom="0.165cm" fo:padding-left="0.29cm" fo:padding-right="0.29cm"/>
    </style:style>
    <style:style style:name="Mgr53" style:family="graphic" style:parent-style-name="standard">
      <style:graphic-properties draw:stroke="solid" draw:stroke-dash="Dash_20_4" svg:stroke-width="0.08cm" svg:stroke-color="#000000" draw:stroke-linejoin="round" svg:stroke-linecap="round" draw:textarea-horizontal-align="center" draw:textarea-vertical-align="middle" fo:padding-top="0.165cm" fo:padding-bottom="0.165cm" fo:padding-left="0.29cm" fo:padding-right="0.29cm"/>
    </style:style>
    <style:style style:name="Mgr54" style:family="graphic" style:parent-style-name="standard">
      <style:graphic-properties draw:stroke="solid" draw:stroke-dash="Dash_20_4" svg:stroke-width="0.189cm" svg:stroke-color="#f2c02c" draw:stroke-linejoin="miter" svg:stroke-linecap="square" draw:fill="none" draw:fill-color="#f2c02c" draw:textarea-horizontal-align="center" draw:textarea-vertical-align="middle" fo:padding-top="0.219cm" fo:padding-bottom="0.219cm" fo:padding-left="0.344cm" fo:padding-right="0.344cm"/>
    </style:style>
    <style:style style:name="Mgr55" style:family="graphic" style:parent-style-name="standard">
      <style:graphic-properties draw:stroke="solid" draw:stroke-dash="Dash_20_4" svg:stroke-width="0.189cm" svg:stroke-color="#f2c02c" draw:stroke-linejoin="round" svg:stroke-linecap="round" draw:fill="none" draw:fill-color="#f2c02c" draw:textarea-horizontal-align="center" draw:textarea-vertical-align="middle" fo:padding-top="0.219cm" fo:padding-bottom="0.219cm" fo:padding-left="0.344cm" fo:padding-right="0.344cm"/>
    </style:style>
    <style:style style:name="Mgr56" style:family="graphic" style:parent-style-name="standard">
      <style:graphic-properties draw:stroke="solid" draw:stroke-dash="Dash_20_4" svg:stroke-width="0.188cm" svg:stroke-color="#f2c02c" draw:stroke-linejoin="round" svg:stroke-linecap="round" draw:textarea-horizontal-align="center" draw:textarea-vertical-align="middle" fo:padding-top="0.219cm" fo:padding-bottom="0.219cm" fo:padding-left="0.344cm" fo:padding-right="0.344cm"/>
    </style:style>
    <style:style style:name="Mgr57" style:family="graphic" style:parent-style-name="standard">
      <style:graphic-properties draw:stroke="solid" draw:stroke-dash="Dash_20_4" svg:stroke-width="0.127cm" svg:stroke-color="#f2c02c" draw:stroke-linejoin="round" svg:stroke-linecap="round" draw:fill="none" draw:fill-color="#ffffff" draw:textarea-horizontal-align="center" draw:textarea-vertical-align="middle" fo:padding-top="0.188cm" fo:padding-bottom="0.188cm" fo:padding-left="0.313cm" fo:padding-right="0.313cm"/>
    </style:style>
    <style:style style:name="Mgr58" style:family="graphic" style:parent-style-name="standard">
      <style:graphic-properties draw:stroke="solid" draw:stroke-dash="Dash_20_4" svg:stroke-width="0.129cm" svg:stroke-color="#f2c02c" draw:stroke-linejoin="round" svg:stroke-linecap="round" draw:fill="none" draw:fill-color="#ffffff" draw:textarea-horizontal-align="center" draw:textarea-vertical-align="middle" fo:padding-top="0.189cm" fo:padding-bottom="0.189cm" fo:padding-left="0.314cm" fo:padding-right="0.314cm"/>
    </style:style>
    <style:style style:name="Mgr59" style:family="graphic" style:parent-style-name="standard">
      <style:graphic-properties draw:stroke="solid" draw:stroke-dash="Dash_20_4" svg:stroke-width="0.13cm" svg:stroke-color="#f2c02c" draw:stroke-linejoin="round" svg:stroke-linecap="round" draw:fill="none" draw:fill-color="#000000" draw:textarea-horizontal-align="center" draw:textarea-vertical-align="middle" fo:padding-top="0.19cm" fo:padding-bottom="0.19cm" fo:padding-left="0.315cm" fo:padding-right="0.315cm"/>
    </style:style>
    <style:style style:name="Mgr60" style:family="graphic" style:parent-style-name="standard">
      <style:graphic-properties draw:stroke="solid" draw:stroke-dash="Dash_20_4" svg:stroke-width="0.128cm" svg:stroke-color="#ffffff" draw:stroke-linejoin="round" svg:stroke-linecap="round" draw:fill="none" draw:fill-color="#ffffff" draw:textarea-horizontal-align="center" draw:textarea-vertical-align="middle" fo:padding-top="0.189cm" fo:padding-bottom="0.189cm" fo:padding-left="0.314cm" fo:padding-right="0.314cm"/>
    </style:style>
    <style:style style:name="Mgr61" style:family="graphic" style:parent-style-name="standard">
      <style:graphic-properties draw:stroke="solid" draw:stroke-dash="Dash_20_4" svg:stroke-width="0.13cm" svg:stroke-color="#ffffff" draw:stroke-linejoin="round" svg:stroke-linecap="round" draw:fill="none" draw:fill-color="#ffffff" draw:textarea-horizontal-align="center" draw:textarea-vertical-align="middle" fo:padding-top="0.19cm" fo:padding-bottom="0.19cm" fo:padding-left="0.315cm" fo:padding-right="0.315cm"/>
    </style:style>
    <style:style style:name="Mgr62" style:family="graphic" style:parent-style-name="standard">
      <style:graphic-properties draw:stroke="solid" draw:stroke-dash="Dash_20_4" svg:stroke-width="0.197cm" svg:stroke-color="#ffffff" draw:stroke-linejoin="miter" svg:stroke-linecap="square" draw:fill="none" draw:fill-color="#f2c02c" draw:textarea-horizontal-align="center" draw:textarea-vertical-align="middle" fo:padding-top="0.223cm" fo:padding-bottom="0.223cm" fo:padding-left="0.348cm" fo:padding-right="0.348cm"/>
    </style:style>
    <style:style style:name="Mgr63" style:family="graphic" style:parent-style-name="standard">
      <style:graphic-properties draw:stroke="solid" draw:stroke-dash="Dash_20_4" svg:stroke-width="0.197cm" svg:stroke-color="#ffffff" draw:stroke-linejoin="round" svg:stroke-linecap="round" draw:fill="none" draw:fill-color="#f2c02c" draw:textarea-horizontal-align="center" draw:textarea-vertical-align="middle" fo:padding-top="0.223cm" fo:padding-bottom="0.223cm" fo:padding-left="0.348cm" fo:padding-right="0.348cm"/>
    </style:style>
    <style:style style:name="Mgr64" style:family="graphic" style:parent-style-name="standard">
      <style:graphic-properties draw:stroke="solid" draw:stroke-dash="Dash_20_4" svg:stroke-width="0.197cm" svg:stroke-color="#ffffff" draw:stroke-linejoin="round" svg:stroke-linecap="round" draw:textarea-horizontal-align="center" draw:textarea-vertical-align="middle" fo:padding-top="0.223cm" fo:padding-bottom="0.223cm" fo:padding-left="0.348cm" fo:padding-right="0.348cm"/>
    </style:style>
    <style:style style:name="Mgr65" style:family="graphic" style:parent-style-name="standard">
      <style:graphic-properties draw:stroke="solid" draw:stroke-dash="Dash_20_4" svg:stroke-width="0.197cm" svg:stroke-color="#000000" draw:stroke-linejoin="miter" svg:stroke-linecap="square" draw:fill="none" draw:fill-color="#f2c02c" draw:textarea-horizontal-align="center" draw:textarea-vertical-align="middle" fo:padding-top="0.223cm" fo:padding-bottom="0.223cm" fo:padding-left="0.348cm" fo:padding-right="0.348cm"/>
    </style:style>
    <style:style style:name="Mgr66" style:family="graphic" style:parent-style-name="standard">
      <style:graphic-properties draw:stroke="solid" draw:stroke-dash="Dash_20_4" svg:stroke-width="0.197cm" svg:stroke-color="#000000" draw:stroke-linejoin="round" svg:stroke-linecap="round" draw:fill="none" draw:fill-color="#f2c02c" draw:textarea-horizontal-align="center" draw:textarea-vertical-align="middle" fo:padding-top="0.223cm" fo:padding-bottom="0.223cm" fo:padding-left="0.348cm" fo:padding-right="0.348cm"/>
    </style:style>
    <style:style style:name="Mgr67" style:family="graphic" style:parent-style-name="standard">
      <style:graphic-properties draw:stroke="solid" draw:stroke-dash="Dash_20_4" svg:stroke-width="0.197cm" svg:stroke-color="#000000" draw:stroke-linejoin="round" svg:stroke-linecap="round" draw:textarea-horizontal-align="center" draw:textarea-vertical-align="middle" fo:padding-top="0.223cm" fo:padding-bottom="0.223cm" fo:padding-left="0.348cm" fo:padding-right="0.348cm"/>
    </style:style>
    <style:style style:name="Mgr68" style:family="graphic" style:parent-style-name="standard">
      <style:graphic-properties draw:stroke="solid" draw:stroke-dash="Dash_20_4" svg:stroke-width="0.131cm" svg:stroke-color="#000000" draw:stroke-linejoin="round" svg:stroke-linecap="round" draw:textarea-horizontal-align="center" draw:textarea-vertical-align="middle" fo:padding-top="0.19cm" fo:padding-bottom="0.19cm" fo:padding-left="0.315cm" fo:padding-right="0.315cm"/>
    </style:style>
    <style:style style:name="Mgr69" style:family="graphic" style:parent-style-name="standard">
      <style:graphic-properties draw:stroke="solid" draw:stroke-dash="Dash_20_4" svg:stroke-width="0.131cm" svg:stroke-color="#000000" draw:stroke-linejoin="round" svg:stroke-linecap="round" draw:fill="none" draw:fill-color="#f2c02c" draw:textarea-horizontal-align="center" draw:textarea-vertical-align="middle" fo:padding-top="0.19cm" fo:padding-bottom="0.19cm" fo:padding-left="0.315cm" fo:padding-right="0.315cm"/>
    </style:style>
    <style:style style:name="Mpr1" style:family="presentation" style:parent-style-name="Cover-backgroundobjects">
      <style:graphic-properties draw:stroke="none" draw:fill="none" draw:fill-color="#ffffff" draw:auto-grow-height="false" fo:min-height="1.086cm"/>
      <style:paragraph-properties style:writing-mode="lr-tb"/>
    </style:style>
    <style:style style:name="Mpr2" style:family="presentation" style:parent-style-name="Cover-backgroundobjects">
      <style:graphic-properties draw:stroke="none" draw:fill="none" draw:fill-color="#ffffff" draw:auto-grow-height="false" fo:min-height="1.397cm"/>
      <style:paragraph-properties style:writing-mode="lr-tb"/>
    </style:style>
    <style:style style:name="Mpr3" style:family="presentation" style:parent-style-name="Cover-backgroundobjects">
      <style:graphic-properties draw:stroke="none" draw:fill="none" draw:fill-color="#ffffff" draw:textarea-vertical-align="bottom" draw:auto-grow-height="false" fo:min-height="1.397cm"/>
      <style:paragraph-properties style:writing-mode="lr-tb"/>
    </style:style>
    <style:style style:name="Mpr4" style:family="presentation" style:parent-style-name="Description-backgroundobjects">
      <style:graphic-properties draw:stroke="none" draw:fill="none" draw:fill-color="#ffffff" draw:auto-grow-height="false" fo:min-height="1.086cm"/>
      <style:paragraph-properties style:writing-mode="lr-tb"/>
    </style:style>
    <style:style style:name="Mpr5" style:family="presentation" style:parent-style-name="Description-backgroundobjects">
      <style:graphic-properties draw:stroke="none" draw:fill="none" draw:fill-color="#ffffff" draw:auto-grow-height="false" fo:min-height="1.397cm"/>
      <style:paragraph-properties style:writing-mode="lr-tb"/>
    </style:style>
    <style:style style:name="Mpr6" style:family="presentation" style:parent-style-name="Description-backgroundobjects">
      <style:graphic-properties draw:stroke="none" draw:fill="none" draw:fill-color="#ffffff" draw:textarea-vertical-align="bottom" draw:auto-grow-height="false" fo:min-height="1.397cm"/>
      <style:paragraph-properties style:writing-mode="lr-tb"/>
    </style:style>
    <style:style style:name="Mpr7" style:family="presentation" style:parent-style-name="Contens-backgroundobjects">
      <style:graphic-properties draw:stroke="none" draw:fill="none" draw:fill-color="#ffffff" draw:auto-grow-height="false" fo:min-height="1.086cm"/>
      <style:paragraph-properties style:writing-mode="lr-tb"/>
    </style:style>
    <style:style style:name="Mpr8" style:family="presentation" style:parent-style-name="Contens-backgroundobjects">
      <style:graphic-properties draw:stroke="none" draw:fill="none" draw:fill-color="#ffffff" draw:auto-grow-height="false" fo:min-height="1.397cm"/>
      <style:paragraph-properties style:writing-mode="lr-tb"/>
    </style:style>
    <style:style style:name="Mpr9" style:family="presentation" style:parent-style-name="Contens-backgroundobjects">
      <style:graphic-properties draw:stroke="none" draw:fill="none" draw:fill-color="#ffffff" draw:textarea-vertical-align="bottom" draw:auto-grow-height="false" fo:min-height="1.397cm"/>
      <style:paragraph-properties style:writing-mode="lr-tb"/>
    </style:style>
    <style:style style:name="Mpr10" style:family="presentation" style:parent-style-name="Title-backgroundobjects">
      <style:graphic-properties draw:stroke="none" draw:fill="none" draw:fill-color="#ffffff" draw:auto-grow-height="false" fo:min-height="1.086cm"/>
      <style:paragraph-properties style:writing-mode="lr-tb"/>
    </style:style>
    <style:style style:name="Mpr11" style:family="presentation" style:parent-style-name="Title-backgroundobjects">
      <style:graphic-properties draw:stroke="none" draw:fill="none" draw:fill-color="#ffffff" draw:auto-grow-height="false" fo:min-height="1.397cm"/>
      <style:paragraph-properties style:writing-mode="lr-tb"/>
    </style:style>
    <style:style style:name="Mpr12" style:family="presentation" style:parent-style-name="Title-backgroundobjects">
      <style:graphic-properties draw:stroke="none" draw:fill="none" draw:fill-color="#ffffff" draw:textarea-vertical-align="bottom" draw:auto-grow-height="false" fo:min-height="1.397cm"/>
      <style:paragraph-properties style:writing-mode="lr-tb"/>
    </style:style>
    <style:style style:name="Mpr13" style:family="presentation" style:parent-style-name="Article1-backgroundobjects">
      <style:graphic-properties draw:stroke="none" draw:fill="none" draw:fill-color="#ffffff" draw:auto-grow-height="false" fo:min-height="1.086cm"/>
      <style:paragraph-properties style:writing-mode="lr-tb"/>
    </style:style>
    <style:style style:name="Mpr14" style:family="presentation" style:parent-style-name="Article1-backgroundobjects">
      <style:graphic-properties draw:stroke="none" draw:fill="none" draw:fill-color="#ffffff" draw:auto-grow-height="false" fo:min-height="1.397cm"/>
      <style:paragraph-properties style:writing-mode="lr-tb"/>
    </style:style>
    <style:style style:name="Mpr15" style:family="presentation" style:parent-style-name="Article1-backgroundobjects">
      <style:graphic-properties draw:stroke="none" draw:fill="none" draw:fill-color="#ffffff" draw:textarea-vertical-align="bottom" draw:auto-grow-height="false" fo:min-height="1.397cm"/>
      <style:paragraph-properties style:writing-mode="lr-tb"/>
    </style:style>
    <style:style style:name="Mpr16" style:family="presentation" style:parent-style-name="Article2-backgroundobjects">
      <style:graphic-properties draw:stroke="none" draw:fill="none" draw:fill-color="#ffffff" draw:auto-grow-height="false" fo:min-height="1.086cm"/>
      <style:paragraph-properties style:writing-mode="lr-tb"/>
    </style:style>
    <style:style style:name="Mpr17" style:family="presentation" style:parent-style-name="Article2-backgroundobjects">
      <style:graphic-properties draw:stroke="none" draw:fill="none" draw:fill-color="#ffffff" draw:auto-grow-height="false" fo:min-height="1.397cm"/>
      <style:paragraph-properties style:writing-mode="lr-tb"/>
    </style:style>
    <style:style style:name="Mpr18" style:family="presentation" style:parent-style-name="Article2-backgroundobjects">
      <style:graphic-properties draw:stroke="none" draw:fill="none" draw:fill-color="#ffffff" draw:textarea-vertical-align="bottom" draw:auto-grow-height="false" fo:min-height="1.397cm"/>
      <style:paragraph-properties style:writing-mode="lr-tb"/>
    </style:style>
    <style:style style:name="Mpr19" style:family="presentation" style:parent-style-name="Infographic1-backgroundobjects">
      <style:graphic-properties draw:stroke="none" draw:fill="none" draw:fill-color="#ffffff" draw:auto-grow-height="false" fo:min-height="1.086cm"/>
      <style:paragraph-properties style:writing-mode="lr-tb"/>
    </style:style>
    <style:style style:name="Mpr20" style:family="presentation" style:parent-style-name="Infographic1-backgroundobjects">
      <style:graphic-properties draw:stroke="none" draw:fill="none" draw:fill-color="#ffffff" draw:auto-grow-height="false" fo:min-height="1.397cm"/>
      <style:paragraph-properties style:writing-mode="lr-tb"/>
    </style:style>
    <style:style style:name="Mpr21" style:family="presentation" style:parent-style-name="Infographic1-backgroundobjects">
      <style:graphic-properties draw:stroke="none" draw:fill="none" draw:fill-color="#ffffff" draw:textarea-vertical-align="bottom" draw:auto-grow-height="false" fo:min-height="1.397cm"/>
      <style:paragraph-properties style:writing-mode="lr-tb"/>
    </style:style>
    <style:style style:name="Mpr22" style:family="presentation" style:parent-style-name="Infographic3-backgroundobjects">
      <style:graphic-properties draw:stroke="none" draw:fill="none" draw:fill-color="#ffffff" draw:auto-grow-height="false" fo:min-height="1.086cm"/>
      <style:paragraph-properties style:writing-mode="lr-tb"/>
    </style:style>
    <style:style style:name="Mpr23" style:family="presentation" style:parent-style-name="Infographic3-backgroundobjects">
      <style:graphic-properties draw:stroke="none" draw:fill="none" draw:fill-color="#ffffff" draw:auto-grow-height="false" fo:min-height="1.397cm"/>
      <style:paragraph-properties style:writing-mode="lr-tb"/>
    </style:style>
    <style:style style:name="Mpr24" style:family="presentation" style:parent-style-name="Infographic3-backgroundobjects">
      <style:graphic-properties draw:stroke="none" draw:fill="none" draw:fill-color="#ffffff" draw:textarea-vertical-align="bottom" draw:auto-grow-height="false" fo:min-height="1.397cm"/>
      <style:paragraph-properties style:writing-mode="lr-tb"/>
    </style:style>
    <style:style style:name="Mpr25" style:family="presentation" style:parent-style-name="End-backgroundobjects">
      <style:graphic-properties draw:stroke="none" draw:fill="none" draw:fill-color="#ffffff" draw:auto-grow-height="false" fo:min-height="1.086cm"/>
      <style:paragraph-properties style:writing-mode="lr-tb"/>
    </style:style>
    <style:style style:name="Mpr26" style:family="presentation" style:parent-style-name="End-backgroundobjects">
      <style:graphic-properties draw:stroke="none" draw:fill="none" draw:fill-color="#ffffff" draw:auto-grow-height="false" fo:min-height="1.397cm"/>
      <style:paragraph-properties style:writing-mode="lr-tb"/>
    </style:style>
    <style:style style:name="Mpr27" style:family="presentation" style:parent-style-name="End-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loext:graphic-properties draw:fill="none" draw:fill-color="#f2c02c"/>
      <style:paragraph-properties fo:text-align="center"/>
    </style:style>
    <style:style style:name="MP8" style:family="paragraph">
      <style:paragraph-properties fo:text-align="center"/>
    </style:style>
    <style:style style:name="MP9" style:family="paragraph">
      <loext:graphic-properties draw:fill="none" draw:fill-color="#000000"/>
      <style:paragraph-properties fo:text-align="center"/>
    </style:style>
    <style:style style:name="MP10" style:family="paragraph">
      <loext:graphic-properties draw:fill="solid" draw:fill-color="#000000"/>
      <style:paragraph-properties fo:text-align="center"/>
    </style:style>
    <style:style style:name="MP11" style:family="paragraph">
      <loext:graphic-properties draw:fill="none" draw:fill-color="#ffffff"/>
      <style:paragraph-properties fo:text-align="center"/>
    </style:style>
    <style:style style:name="MP12" style:family="paragraph">
      <loext:graphic-properties draw:fill="solid" draw:fill-color="#ffffff"/>
      <style:paragraph-properties fo:text-align="center"/>
    </style:style>
    <style:style style:name="MP13" style:family="paragraph">
      <loext:graphic-properties draw:fill="solid" draw:fill-color="#f2c02c"/>
      <style:paragraph-properties fo:text-align="center"/>
    </style:style>
    <style:style style:name="MP14" style:family="paragraph">
      <loext:graphic-properties draw:fill="none" draw:fill-color="#18a303"/>
      <style:paragraph-properties fo:text-align="center"/>
    </style:style>
    <style:style style:name="MP15" style:family="paragraph">
      <loext:graphic-properties draw:fill="bitmap" draw:fill-image-name="Bitmap_20_46" style:repeat="stretch"/>
      <style:paragraph-properties fo:text-align="center"/>
    </style:style>
    <style:style style:name="MP16" style:family="paragraph">
      <loext:graphic-properties draw:fill="bitmap" draw:fill-image-name="Bitmap_20_47" style:repeat="stretch"/>
      <style:paragraph-properties fo:text-align="center"/>
    </style:style>
    <style:style style:name="MP17" style:family="paragraph">
      <loext:graphic-properties draw:fill="bitmap" draw:fill-image-name="Bitmap_20_48" style:repeat="stretch"/>
      <style:paragraph-properties fo:text-align="center"/>
    </style:style>
    <style:style style:name="MP18" style:family="paragraph">
      <loext:graphic-properties draw:fill="bitmap" draw:fill-image-name="Bitmap_20_49" style:repeat="stretch"/>
      <style:paragraph-properties fo:text-align="center"/>
    </style:style>
    <style:style style:name="MP19" style:family="paragraph">
      <loext:graphic-properties draw:fill="bitmap" draw:fill-image-name="Bitmap_20_50" style:repeat="stretch"/>
      <style:paragraph-properties fo:text-align="center"/>
      <style:text-properties style:font-name="Noto Sans1"/>
    </style:style>
    <style:style style:name="MP20" style:family="paragraph">
      <loext:graphic-properties draw:fill="bitmap" draw:fill-image-name="Bitmap_20_51" style:repeat="stretch"/>
      <style:paragraph-properties fo:text-align="center"/>
    </style:style>
    <style:style style:name="MP21" style:family="paragraph">
      <loext:graphic-properties draw:fill="bitmap" draw:fill-image-name="Bitmap_20_52" style:repeat="stretch"/>
      <style:paragraph-properties fo:text-align="center"/>
    </style:style>
    <style:style style:name="MP22" style:family="paragraph">
      <loext:graphic-properties draw:fill="bitmap" draw:fill-image-name="Bitmap_20_53" style:repeat="stretch"/>
      <style:paragraph-properties fo:text-align="center"/>
    </style:style>
    <style:style style:name="MP23" style:family="paragraph">
      <loext:graphic-properties draw:fill="bitmap" draw:fill-image-name="Bitmap_20_54" style:repeat="stretch"/>
      <style:paragraph-properties fo:text-align="center"/>
    </style:style>
    <style:style style:name="MP24" style:family="paragraph">
      <style:paragraph-properties fo:text-align="center"/>
      <style:text-properties style:font-name="Noto Sans1"/>
    </style:style>
    <style:style style:name="MP25" style:family="paragraph">
      <loext:graphic-properties draw:fill="solid" draw:fill-color="#f2c02c"/>
      <style:paragraph-properties fo:text-align="center"/>
      <style:text-properties style:font-name="Noto Sans1"/>
    </style:style>
    <style:style style:name="MP26" style:family="paragraph">
      <loext:graphic-properties draw:fill="none" draw:fill-color="#f2c02c"/>
      <style:paragraph-properties fo:text-align="center"/>
      <style:text-properties style:font-name="Noto Sans1"/>
    </style:style>
    <style:style style:name="MP27" style:family="paragraph">
      <loext:graphic-properties draw:fill="solid" draw:fill-color="#000000"/>
      <style:paragraph-properties fo:text-align="center"/>
      <style:text-properties fo:color="#000000" loext:opacity="100%" loext:color-lum-mod="100%" loext:color-lum-off="0%" style:text-outline="false" style:text-line-through-style="none" style:text-line-through-type="none" style:font-name="Noto Sans1" fo:font-size="35.2000007629395pt" fo:font-style="normal" fo:text-shadow="none" style:text-underline-style="none" fo:font-weight="normal" style:text-underline-mode="continuous" style:text-overline-mode="continuous" style:text-line-through-mode="continuous" style:font-name-asian="'Open Sans Condensed'" style:font-size-asian="35.2000007629395pt" style:font-name-complex="'Open Sans Condensed'" style:font-size-complex="35.2000007629395pt" style:text-scale="100%" style:text-overline-style="none" style:text-overline-color="font-colo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úmero&gt;</text:page-number></text:span></text:p>
        </draw:text-box>
      </draw:frame>
    </style:handout-master>
    <style:master-page style:name="Cover" style:page-layout-name="PM1" draw:style-name="Mdp1">
      <draw:frame presentation:style-name="Cover-title" draw:layer="backgroundobjects" svg:width="25.199cm" svg:height="2.629cm" svg:x="1.4cm" svg:y="0.628cm" presentation:class="title" presentation:placeholder="true">
        <draw:text-box/>
      </draw:frame>
      <draw:frame presentation:style-name="Cover-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úmero&gt;</text:page-number></text:span></text:p>
        </draw:text-box>
      </draw:frame>
      <draw:polygon draw:style-name="Mgr3" draw:text-style-name="MP7" draw:layer="backgroundobjects" svg:width="4.324cm" svg:height="5.206cm" svg:x="4.634cm" svg:y="6.164cm" svg:viewBox="0 0 4325 5207" draw:points="2162,0 2162,0 2162,0 2015,4 1874,17 1736,39 1602,70 1470,111 1339,161 1210,220 1081,290 956,367 840,449 731,537 630,631 536,732 448,840 366,956 289,1081 219,1210 160,1339 110,1470 70,1602 39,1736 17,1874 4,2015 0,2162 0,2162 0,2162 4,2308 17,2450 39,2587 70,2721 110,2853 160,2983 220,3112 289,3241 366,3366 448,3482 536,3590 630,3691 731,3785 840,3873 956,3955 1081,4032 1171,4081 1260,4125 1351,4164 1448,4201 1448,4203 1448,4954 1449,4980 1453,5005 1459,5029 1468,5052 1478,5074 1491,5095 1506,5115 1522,5133 1540,5149 1560,5164 1581,5176 1603,5187 1626,5195 1651,5202 1676,5205 1702,5207 2622,5207 2648,5205 2673,5202 2698,5195 2721,5187 2743,5176 2764,5164 2784,5149 2802,5133 2818,5115 2833,5095 2845,5074 2856,5052 2865,5029 2871,5005 2875,4980 2876,4954 2876,4203 2876,4201 2876,4201 2972,4165 3063,4125 3152,4082 3243,4032 3368,3955 3484,3872 3593,3785 3694,3691 3788,3590 3876,3482 3958,3366 4035,3241 4104,3112 4164,2983 4213,2853 4254,2721 4285,2587 4307,2450 4320,2308 4325,2162 4325,2162 4325,2162 4321,2015 4308,1874 4286,1736 4254,1602 4214,1470 4164,1339 4104,1210 4035,1081 3958,956 3876,840 3788,732 3693,631 3592,537 3484,449 3368,367 3243,290 3114,220 2985,161 2854,111 2722,70 2588,39 2450,17 2309,4">
        <text:p/>
      </draw:polygon>
      <draw:polygon draw:style-name="Mgr4" draw:text-style-name="MP7" draw:layer="backgroundobjects" svg:width="2.029cm" svg:height="0.507cm" svg:x="5.781cm" svg:y="11.37cm" svg:viewBox="0 0 2030 508" draw:points="1015,508 1776,508 1802,507 1827,503 1852,497 1875,488 1897,477 1918,465 1938,450 1956,433 1972,415 1987,396 1999,375 2010,353 2019,329 2025,305 2029,280 2030,254 2029,228 2025,203 2019,179 2010,155 1999,133 1987,112 1972,93 1956,74 1938,58 1918,43 1897,31 1875,20 1852,11 1827,5 1802,1 1776,0 254,0 228,1 203,5 179,11 155,20 133,31 112,43 93,58 74,74 58,93 43,112 31,133 20,155 11,179 5,203 1,228 0,254 1,280 5,305 11,329 20,353 31,375 43,396 58,415 74,433 93,450 112,465 133,477 155,488 179,497 203,503 228,507 254,508">
        <text:p/>
      </draw:polygon>
      <draw:polygon draw:style-name="Mgr4" draw:text-style-name="MP7" draw:layer="backgroundobjects" svg:width="1.637cm" svg:height="0.507cm" svg:x="5.977cm" svg:y="11.871cm" svg:viewBox="0 0 1638 508" draw:points="819,508 1385,508 1411,507 1436,503 1460,497 1484,488 1506,477 1527,465 1546,450 1564,433 1580,415 1595,396 1607,375 1618,353 1627,329 1633,305 1637,280 1638,254 1638,254 1637,228 1633,203 1627,179 1618,155 1607,133 1595,112 1580,93 1564,74 1546,58 1527,43 1506,31 1484,20 1460,11 1436,5 1411,1 1385,0 254,0 228,1 203,5 179,11 155,20 133,31 112,43 93,58 74,74 58,93 43,112 31,133 20,155 11,179 5,203 1,228 0,254 0,254 1,280 5,305 11,329 20,353 31,375 43,396 58,415 74,433 93,450 112,465 133,477 155,488 179,497 203,503 228,507 254,508">
        <text:p/>
      </draw:polygon>
      <draw:polygon draw:style-name="Mgr4" draw:text-style-name="MP7" draw:layer="backgroundobjects" svg:width="1.98cm" svg:height="3.768cm" svg:x="5.817cm" svg:y="7.601cm" svg:viewBox="0 0 1981 3769" draw:points="719,3769 735,2818 744,2317 754,1992 761,1935 775,1880 795,1828 821,1779 852,1733 888,1689 973,1606 1072,1529 1181,1457 1413,1319 1639,1176 1740,1099 1829,1014 1867,969 1900,922 1929,872 1952,819 1968,763 1978,704 1981,641 1977,574 1967,521 1950,475 1928,434 1901,400 1869,371 1832,347 1792,329 1749,315 1702,307 1654,302 1551,306 1446,325 1340,356 1239,398 1145,449 1064,506 1028,537 998,569 972,601 951,634 937,668 929,701 927,734 933,766 947,798 969,828 989,849 1009,865 1028,876 1048,883 1067,886 1085,884 1103,880 1120,871 1137,860 1152,846 1167,828 1180,809 1204,762 1222,709 1235,649 1240,585 1238,520 1228,453 1209,388 1180,326 1161,297 1140,269 1117,243 1090,218 1054,192 1007,162 951,131 886,100 815,70 739,44 659,22 577,7 494,0 412,3 332,16 294,28 256,43 220,61 186,84 153,110 122,141 93,176 67,216 42,260 21,309 6,359 0,410 2,460 12,512 29,563 52,615 117,719 202,824 302,929 532,1139 773,1346 992,1549 1081,1648 1153,1745 1180,1792 1201,1839 1215,1885 1222,1930 1227,2105 1226,2358 1215,2975 1192,3769">
        <text:p/>
      </draw:polygon>
      <draw:line draw:style-name="Mgr5" draw:text-style-name="MP8" draw:layer="backgroundobjects" svg:x1="6.796cm" svg:y1="4.251cm" svg:x2="6.796cm" svg:y2="4.992cm">
        <text:p/>
      </draw:line>
      <draw:line draw:style-name="Mgr5" draw:text-style-name="MP8" draw:layer="backgroundobjects" svg:x1="9.881cm" svg:y1="5.325cm" svg:x2="9.357cm" svg:y2="5.849cm">
        <text:p/>
      </draw:line>
      <draw:line draw:style-name="Mgr5" draw:text-style-name="MP8" draw:layer="backgroundobjects" svg:x1="10.694cm" svg:y1="8.195cm" svg:x2="9.952cm" svg:y2="8.195cm">
        <text:p/>
      </draw:line>
      <draw:line draw:style-name="Mgr5" draw:text-style-name="MP8" draw:layer="backgroundobjects" svg:x1="3.711cm" svg:y1="5.325cm" svg:x2="4.236cm" svg:y2="5.849cm">
        <text:p/>
      </draw:line>
      <draw:line draw:style-name="Mgr5" draw:text-style-name="MP8" draw:layer="backgroundobjects" svg:x1="2.898cm" svg:y1="8.195cm" svg:x2="3.64cm" svg:y2="8.195cm">
        <text:p/>
      </draw:line>
      <draw:polygon draw:style-name="Mgr6" draw:text-style-name="MP7" draw:layer="backgroundobjects" svg:width="4.324cm" svg:height="5.206cm" svg:x="4.554cm" svg:y="6.077cm" svg:viewBox="0 0 4325 5207" draw:points="2163,0 2163,0 2163,0 2016,4 1875,17 1737,39 1602,70 1470,110 1340,160 1211,219 1082,289 957,366 841,448 732,536 631,630 537,731 449,840 367,956 290,1081 220,1210 161,1339 111,1470 70,1602 39,1736 17,1874 4,2015 0,2162 0,2162 0,2162 5,2308 18,2450 40,2587 71,2721 111,2853 161,2983 221,3112 290,3241 367,3365 449,3482 537,3590 631,3691 732,3785 841,3873 957,3955 1082,4032 1172,4081 1261,4125 1352,4164 1449,4201 1449,4203 1449,4953 1450,4979 1454,5004 1460,5028 1469,5052 1479,5074 1492,5095 1507,5115 1523,5133 1541,5149 1561,5163 1582,5176 1604,5187 1627,5195 1652,5202 1677,5205 1703,5207 2623,5207 2649,5205 2674,5202 2699,5195 2722,5187 2744,5176 2765,5163 2785,5149 2803,5133 2819,5115 2834,5095 2846,5074 2857,5052 2866,5028 2872,5004 2876,4979 2877,4953 2877,4203 2877,4201 2877,4201 2973,4164 3065,4125 3153,4081 3244,4032 3369,3955 3485,3873 3594,3785 3695,3691 3789,3590 3877,3482 3959,3366 4036,3241 4105,3112 4165,2983 4214,2853 4255,2721 4286,2587 4308,2450 4321,2308 4325,2162 4325,2162 4325,2162 4321,2015 4308,1874 4286,1736 4255,1602 4215,1470 4165,1339 4105,1210 4036,1081 3959,956 3877,840 3789,731 3695,630 3594,536 3485,448 3369,366 3244,289 3115,219 2985,160 2855,110 2723,70 2589,39 2451,17 2309,4">
        <text:p/>
      </draw:polygon>
      <draw:polygon draw:style-name="Mgr7" draw:text-style-name="MP7" draw:layer="backgroundobjects" svg:width="2.029cm" svg:height="0.507cm" svg:x="5.702cm" svg:y="11.283cm" svg:viewBox="0 0 2030 508" draw:points="1015,508 1776,508 1802,507 1827,503 1851,497 1875,488 1897,477 1918,465 1937,450 1955,433 1972,415 1986,396 1999,375 2010,353 2018,329 2025,305 2029,280 2030,254 2029,228 2025,203 2018,179 2010,155 1999,133 1986,112 1972,93 1955,74 1937,58 1918,43 1897,31 1875,20 1851,11 1827,5 1802,1 1776,0 254,0 228,1 203,5 178,11 155,20 133,31 112,43 92,58 74,74 58,93 43,112 31,133 20,155 11,179 5,203 1,228 0,254 1,280 5,305 11,329 20,353 31,375 43,396 58,415 74,433 92,450 112,465 133,477 155,488 178,497 203,503 228,507 254,508">
        <text:p/>
      </draw:polygon>
      <draw:polygon draw:style-name="Mgr7" draw:text-style-name="MP7" draw:layer="backgroundobjects" svg:width="1.637cm" svg:height="0.507cm" svg:x="5.898cm" svg:y="11.784cm" svg:viewBox="0 0 1638 508" draw:points="819,508 1384,508 1410,507 1435,503 1459,497 1483,488 1505,477 1526,465 1545,450 1563,433 1580,415 1594,396 1607,375 1618,353 1626,329 1633,305 1637,280 1638,254 1638,254 1637,228 1633,203 1626,179 1618,155 1607,133 1594,112 1580,93 1563,74 1545,58 1526,43 1505,31 1483,20 1459,11 1435,5 1410,1 1384,0 253,0 227,1 202,5 178,11 154,20 132,31 111,43 92,58 74,74 58,93 43,112 30,133 20,155 11,179 5,203 1,228 0,254 0,254 1,280 5,305 11,329 20,353 30,375 43,396 58,415 74,433 92,450 111,465 132,477 154,488 178,497 202,503 227,507 253,508">
        <text:p/>
      </draw:polygon>
      <draw:polygon draw:style-name="Mgr7" draw:text-style-name="MP7" draw:layer="backgroundobjects" svg:width="1.981cm" svg:height="3.768cm" svg:x="5.737cm" svg:y="7.514cm" svg:viewBox="0 0 1982 3769" draw:points="720,3769 736,2818 744,2317 754,1992 761,1935 775,1880 795,1828 821,1779 852,1733 889,1689 974,1606 1073,1529 1181,1457 1414,1319 1640,1176 1741,1099 1830,1014 1868,969 1901,922 1930,872 1953,819 1969,763 1979,704 1982,641 1978,574 1967,521 1951,475 1929,434 1901,400 1869,371 1833,347 1793,329 1749,315 1703,307 1654,302 1552,306 1446,325 1341,356 1239,398 1146,449 1064,506 1029,537 999,569 973,601 952,634 938,668 930,701 928,734 934,766 948,798 970,828 990,849 1010,865 1029,876 1049,882 1068,885 1086,884 1104,879 1121,871 1138,860 1153,845 1168,828 1181,808 1205,762 1223,708 1236,649 1241,585 1239,519 1229,453 1210,388 1181,326 1162,297 1141,269 1118,243 1091,218 1055,192 1008,162 952,131 887,100 816,70 740,44 660,22 578,7 495,0 413,3 333,16 294,28 257,43 221,61 186,84 153,110 122,141 93,176 67,216 42,260 21,309 6,359 0,410 2,460 12,511 29,563 52,614 117,718 202,823 302,928 532,1138 774,1346 992,1549 1082,1648 1153,1745 1181,1792 1202,1839 1216,1885 1223,1930 1228,2105 1227,2358 1216,2975 1193,3769">
        <text:p/>
      </draw:polygon>
      <draw:line draw:style-name="Mgr8" draw:text-style-name="MP8" draw:layer="backgroundobjects" svg:x1="6.717cm" svg:y1="4.163cm" svg:x2="6.717cm" svg:y2="4.905cm">
        <text:p/>
      </draw:line>
      <draw:line draw:style-name="Mgr8" draw:text-style-name="MP8" draw:layer="backgroundobjects" svg:x1="9.802cm" svg:y1="5.238cm" svg:x2="9.278cm" svg:y2="5.762cm">
        <text:p/>
      </draw:line>
      <draw:line draw:style-name="Mgr8" draw:text-style-name="MP8" draw:layer="backgroundobjects" svg:x1="10.615cm" svg:y1="8.108cm" svg:x2="9.873cm" svg:y2="8.108cm">
        <text:p/>
      </draw:line>
      <draw:line draw:style-name="Mgr8" draw:text-style-name="MP8" draw:layer="backgroundobjects" svg:x1="3.632cm" svg:y1="5.238cm" svg:x2="4.156cm" svg:y2="5.762cm">
        <text:p/>
      </draw:line>
      <draw:line draw:style-name="Mgr8" draw:text-style-name="MP8" draw:layer="backgroundobjects" svg:x1="2.819cm" svg:y1="8.108cm" svg:x2="3.561cm" svg:y2="8.108cm">
        <text:p/>
      </draw:line>
      <draw:line draw:style-name="Mgr9" draw:text-style-name="MP8" draw:layer="backgroundobjects" svg:x1="8.638cm" svg:y1="10.677cm" svg:x2="8.288cm" svg:y2="11.027cm">
        <text:p/>
      </draw:line>
      <draw:line draw:style-name="Mgr9" draw:text-style-name="MP8" draw:layer="backgroundobjects" svg:x1="8.288cm" svg:y1="10.677cm" svg:x2="8.638cm" svg:y2="11.027cm">
        <text:p/>
      </draw:line>
      <draw:line draw:style-name="Mgr9" draw:text-style-name="MP8" draw:layer="backgroundobjects" svg:x1="5.272cm" svg:y1="5.708cm" svg:x2="4.922cm" svg:y2="6.059cm">
        <text:p/>
      </draw:line>
      <draw:line draw:style-name="Mgr9" draw:text-style-name="MP8" draw:layer="backgroundobjects" svg:x1="4.922cm" svg:y1="5.708cm" svg:x2="5.272cm" svg:y2="6.059cm">
        <text:p/>
      </draw:line>
      <draw:polygon draw:style-name="Mgr10" draw:text-style-name="MP7" draw:layer="backgroundobjects" svg:width="0.512cm" svg:height="0.571cm" svg:x="4.358cm" svg:y="11.46cm" svg:viewBox="0 0 513 572" draw:points="0,572 513,390 103,0">
        <text:p/>
      </draw:polygon>
      <draw:polygon draw:style-name="Mgr10" draw:text-style-name="MP7" draw:layer="backgroundobjects" svg:width="0.518cm" svg:height="0.562cm" svg:x="10.013cm" svg:y="9.044cm" svg:viewBox="0 0 519 563" draw:points="0,262 455,563 519,0">
        <text:p/>
      </draw:polygon>
      <draw:polygon draw:style-name="Mgr10" draw:text-style-name="MP7" draw:layer="backgroundobjects" svg:width="0.576cm" svg:height="0.508cm" svg:x="2.181cm" svg:y="5.895cm" svg:viewBox="0 0 577 509" draw:points="0,73 328,509 577,0">
        <text:p/>
      </draw:polygon>
      <draw:polygon draw:style-name="Mgr10" draw:text-style-name="MP7" draw:layer="backgroundobjects" svg:width="0.6cm" svg:height="0.599cm" svg:x="10.068cm" svg:y="5.904cm" svg:viewBox="0 0 601 600" draw:points="601,300 600,320 599,340 596,359 591,378 586,396 579,414 571,432 561,450 550,467 539,484 527,499 513,513 499,526 484,538 468,549 451,560 433,570 415,578 397,585 379,590 360,595 341,598 321,599 301,600 281,599 261,598 241,595 222,590 204,585 186,578 168,570 150,560 133,549 117,538 102,526 88,513 75,499 63,484 52,467 41,450 31,432 23,414 16,396 10,378 6,359 3,340 1,320 0,300 1,280 3,260 6,241 10,222 16,204 23,186 31,168 41,150 52,133 63,117 75,102 88,87 102,74 117,62 133,51 150,40 168,30 186,22 204,15 222,10 241,5 260,2 280,1 301,0 321,1 341,2 360,5 379,10 397,15 415,22 433,30 451,40 468,51 484,62 499,74 513,87 527,102 539,117 550,133 561,150 571,168 579,186 586,204 591,222 596,240 599,260 600,279">
        <text:p/>
      </draw:polygon>
      <draw:line draw:style-name="Mgr11" draw:text-style-name="MP8" draw:layer="backgroundobjects" svg:x1="23.998cm" svg:y1="12.13cm" svg:x2="24.288cm" svg:y2="12.465cm">
        <text:p/>
      </draw:line>
      <draw:line draw:style-name="Mgr11" draw:text-style-name="MP8" draw:layer="backgroundobjects" svg:x1="25.832cm" svg:y1="11.388cm" svg:x2="25.797cm" svg:y2="11.833cm">
        <text:p/>
      </draw:line>
      <draw:line draw:style-name="Mgr11" draw:text-style-name="MP8" draw:layer="backgroundobjects" svg:x1="27.327cm" svg:y1="12.359cm" svg:x2="26.987cm" svg:y2="12.654cm">
        <text:p/>
      </draw:line>
      <draw:line draw:style-name="Mgr11" draw:text-style-name="MP8" draw:layer="backgroundobjects" svg:x1="23.002cm" svg:y1="13.841cm" svg:x2="23.448cm" svg:y2="13.869cm">
        <text:p/>
      </draw:line>
      <draw:line draw:style-name="Mgr11" draw:text-style-name="MP8" draw:layer="backgroundobjects" svg:x1="23.751cm" svg:y1="15.458cm" svg:x2="24.092cm" svg:y2="15.163cm">
        <text:p/>
      </draw:line>
      <draw:polygon draw:style-name="Mgr12" draw:text-style-name="MP9" draw:layer="backgroundobjects" svg:width="0.576cm" svg:height="0.507cm" svg:x="13.915cm" svg:y="1.193cm" svg:viewBox="0 0 577 508" draw:points="0,73 328,508 577,0">
        <text:p/>
      </draw:polygon>
      <draw:polygon draw:style-name="Mgr12" draw:text-style-name="MP9" draw:layer="backgroundobjects" svg:width="0.518cm" svg:height="0.562cm" svg:x="17.63cm" svg:y="14.334cm" svg:viewBox="0 0 519 563" draw:points="0,262 455,563 519,0">
        <text:p/>
      </draw:polygon>
      <draw:line draw:style-name="Mgr13" draw:text-style-name="MP8" draw:layer="backgroundobjects" svg:x1="22.911cm" svg:y1="3.259cm" svg:x2="22.56cm" svg:y2="3.61cm">
        <text:p/>
      </draw:line>
      <draw:line draw:style-name="Mgr13" draw:text-style-name="MP8" draw:layer="backgroundobjects" svg:x1="22.56cm" svg:y1="3.259cm" svg:x2="22.911cm" svg:y2="3.61cm">
        <text:p/>
      </draw:line>
      <draw:polygon draw:style-name="Mgr12" draw:text-style-name="MP9" draw:layer="backgroundobjects" svg:width="0.6cm" svg:height="0.599cm" svg:x="26.858cm" svg:y="6.158cm" svg:viewBox="0 0 601 600" draw:points="601,300 600,320 598,340 595,359 591,378 585,396 578,414 570,432 560,450 549,467 538,484 526,499 513,513 499,526 484,538 468,549 451,560 433,570 415,578 397,585 378,590 360,595 340,598 320,599 300,600 280,599 260,598 241,595 222,590 204,585 186,578 168,570 150,560 133,549 116,538 101,526 87,513 74,499 62,484 51,467 40,450 30,432 22,414 15,396 10,378 5,359 2,340 1,320 0,300 1,280 2,260 5,241 10,222 15,204 22,186 30,168 40,150 51,133 62,116 74,101 87,87 101,74 116,62 133,51 150,40 168,30 186,22 204,15 222,9 241,5 260,2 280,1 300,0 321,1 341,2 360,5 379,9 397,15 415,22 433,30 451,40 468,51 484,62 499,74 513,87 526,101 538,116 549,133 560,150 570,168 578,186 585,204 591,222 595,241 598,260 600,280">
        <text:p/>
      </draw:polygon>
      <draw:polygon draw:style-name="Mgr14" draw:text-style-name="MP10" draw:layer="backgroundobjects" svg:width="0.304cm" svg:height="5.472cm" svg:x="0cm" svg:y="10.317cm" svg:viewBox="0 0 305 5473" draw:points="0,0 305,0 305,5473 0,5473">
        <text:p/>
      </draw:polygon>
      <draw:polygon draw:style-name="Mgr14" draw:text-style-name="MP10" draw:layer="backgroundobjects" svg:width="0.304cm" svg:height="5.472cm" svg:x="27.772cm" svg:y="0.001cm" svg:viewBox="0 0 305 5473" draw:points="0,0 305,0 305,5473 0,5473">
        <text:p/>
      </draw:polygon>
      <presentation:notes style:page-layout-name="PM0">
        <draw:page-thumbnail presentation:style-name="Cover-title" draw:layer="backgroundobjects" svg:width="18.624cm" svg:height="10.476cm" svg:x="1.482cm" svg:y="2.123cm" presentation:class="page"/>
        <draw:frame presentation:style-name="Cover-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style:master-page style:name="Description" style:page-layout-name="PM1" draw:style-name="Mdp2">
      <draw:frame presentation:style-name="Description-title" draw:layer="backgroundobjects" svg:width="25.199cm" svg:height="2.629cm" svg:x="1.4cm" svg:y="0.628cm" presentation:class="title" presentation:placeholder="true">
        <draw:text-box/>
      </draw:frame>
      <draw:frame presentation:style-name="Description-outline1" draw:layer="backgroundobjects" svg:width="25.199cm" svg:height="9.134cm" svg:x="1.4cm" svg:y="3.685cm" presentation:class="outline" presentation:placeholder="true">
        <draw:text-box/>
      </draw:frame>
      <draw:frame presentation:style-name="Mpr4" draw:text-style-name="MP2" draw:layer="backgroundobjects" svg:width="6.523cm" svg:height="1.085cm" svg:x="1.4cm" svg:y="14.348cm" presentation:class="date-time">
        <draw:text-box>
          <text:p text:style-name="MP1"><text:span text:style-name="MT1"><presentation:date-time/></text:span></text:p>
        </draw:text-box>
      </draw:frame>
      <draw:frame presentation:style-name="Mpr4" draw:text-style-name="MP6" draw:layer="backgroundobjects" svg:width="8.875cm" svg:height="1.085cm" svg:x="9.576cm" svg:y="14.348cm" presentation:class="footer">
        <draw:text-box>
          <text:p text:style-name="MP5"><text:span text:style-name="MT1"><presentation:footer/></text:span></text:p>
        </draw:text-box>
      </draw:frame>
      <draw:frame presentation:style-name="Mpr4" draw:text-style-name="MP4" draw:layer="backgroundobjects" svg:width="6.523cm" svg:height="1.085cm" svg:x="20.076cm" svg:y="14.348cm" presentation:class="page-number">
        <draw:text-box>
          <text:p text:style-name="MP3"><text:span text:style-name="MT1"><text:page-number>&lt;número&gt;</text:page-number></text:span></text:p>
        </draw:text-box>
      </draw:frame>
      <draw:polygon draw:style-name="Mgr15" draw:text-style-name="MP11" draw:layer="backgroundobjects" svg:width="0.466cm" svg:height="0.502cm" svg:x="9.958cm" svg:y="15.045cm" svg:viewBox="0 0 467 503" draw:points="0,230 405,503 467,0">
        <text:p/>
      </draw:polygon>
      <draw:polygon draw:style-name="Mgr16" draw:text-style-name="MP12" draw:layer="backgroundobjects" svg:width="0.529cm" svg:height="0.529cm" svg:x="20.108cm" svg:y="0.261cm" svg:viewBox="0 0 530 530" draw:points="530,265 529,283 528,301 525,318 522,334 517,350 511,366 504,382 495,398 486,413 475,427 465,441 453,453 441,465 427,475 413,485 398,495 382,504 366,511 350,517 334,522 317,525 300,528 283,529 265,530 247,529 230,528 213,525 197,522 180,517 165,511 149,504 133,495 118,485 103,475 90,465 78,453 66,441 55,427 45,413 36,398 28,382 20,366 14,350 9,334 5,317 2,300 1,283 0,265 1,247 2,230 5,213 9,197 14,180 20,165 28,149 36,133 45,118 55,103 66,90 78,78 90,66 103,55 118,45 133,36 149,28 165,20 181,14 197,9 213,5 230,2 247,1 265,0 283,1 301,2 318,5 334,9 350,14 366,20 382,28 398,36 413,45 427,55 441,66 453,78 465,90 475,103 486,118 495,133 504,149 511,165 517,181 522,197 525,213 528,230 529,247">
        <text:p/>
      </draw:polygon>
      <draw:polygon draw:style-name="Mgr17" draw:text-style-name="MP11" draw:layer="backgroundobjects" svg:width="0.529cm" svg:height="0.529cm" svg:x="20.108cm" svg:y="0.261cm" svg:viewBox="0 0 530 530" draw:points="530,265 529,283 528,301 525,318 522,334 517,350 511,366 504,382 495,398 486,413 475,427 465,441 453,453 441,465 427,475 413,485 398,495 382,504 366,511 350,517 334,522 317,525 300,528 283,529 265,530 247,529 230,528 213,525 197,522 180,517 165,511 149,504 133,495 118,485 103,475 90,465 78,453 66,441 55,427 45,413 36,398 28,382 20,366 14,350 9,334 5,317 2,300 1,283 0,265 1,247 2,230 5,213 9,197 14,180 20,165 28,149 36,133 45,118 55,103 66,90 78,78 90,66 103,55 118,45 133,36 149,28 165,20 181,14 197,9 213,5 230,2 247,1 265,0 283,1 301,2 318,5 334,9 350,14 366,20 382,28 398,36 413,45 427,55 441,66 453,78 465,90 475,103 486,118 495,133 504,149 511,165 517,181 522,197 525,213 528,230 529,247">
        <text:p/>
      </draw:polygon>
      <draw:line draw:style-name="Mgr18" draw:text-style-name="MP8" draw:layer="backgroundobjects" svg:x1="8.862cm" svg:y1="3.429cm" svg:x2="8.314cm" svg:y2="3.771cm">
        <text:p/>
      </draw:line>
      <draw:line draw:style-name="Mgr18" draw:text-style-name="MP8" draw:layer="backgroundobjects" svg:x1="8.417cm" svg:y1="3.326cm" svg:x2="8.759cm" svg:y2="3.874cm">
        <text:p/>
      </draw:line>
      <draw:polygon draw:style-name="Mgr15" draw:text-style-name="MP11" draw:layer="backgroundobjects" svg:width="0.466cm" svg:height="0.502cm" svg:x="27.274cm" svg:y="4.203cm" svg:viewBox="0 0 467 503" draw:points="0,230 405,503 467,0">
        <text:p/>
      </draw:polygon>
      <draw:polygon draw:style-name="Mgr19" draw:text-style-name="MP13" draw:layer="backgroundobjects" svg:width="15.569cm" svg:height="2.361cm" svg:x="5.944cm" svg:y="6.071cm" svg:viewBox="0 0 15570 2362" draw:points="0,0 15570,0 15570,2362 0,2362">
        <text:p/>
      </draw:polygon>
      <draw:line draw:style-name="Mgr18" draw:text-style-name="MP8" draw:layer="backgroundobjects" svg:x1="26.982cm" svg:y1="12.721cm" svg:x2="26.783cm" svg:y2="13.335cm">
        <text:p/>
      </draw:line>
      <draw:line draw:style-name="Mgr18" draw:text-style-name="MP8" draw:layer="backgroundobjects" svg:x1="26.576cm" svg:y1="12.928cm" svg:x2="27.189cm" svg:y2="13.127cm">
        <text:p/>
      </draw:line>
      <draw:polygon draw:style-name="Mgr16" draw:text-style-name="MP12" draw:layer="backgroundobjects" svg:width="0.529cm" svg:height="0.529cm" svg:x="1.387cm" svg:y="10.652cm" svg:viewBox="0 0 530 530" draw:points="530,265 529,283 528,300 525,317 522,334 517,350 511,366 504,382 495,398 486,413 475,428 465,441 453,453 441,465 427,475 413,486 398,495 382,504 366,511 350,517 334,522 317,525 300,528 283,529 265,530 247,529 230,528 213,525 197,522 180,517 165,511 149,504 133,495 118,486 103,475 90,465 78,453 66,441 55,428 45,413 36,398 28,382 20,366 14,350 9,334 5,317 2,300 1,283 0,265 1,247 2,230 5,213 9,196 14,180 20,164 28,149 36,133 45,118 55,104 66,90 78,78 90,66 103,56 118,45 133,36 149,27 165,20 181,14 197,9 213,5 230,2 247,1 265,0 283,1 301,2 318,5 334,9 350,14 366,20 382,27 398,36 413,45 427,56 441,66 453,78 465,90 475,104 486,118 495,133 504,149 511,164 517,180 522,196 525,213 528,230 529,247">
        <text:p/>
      </draw:polygon>
      <draw:polygon draw:style-name="Mgr17" draw:text-style-name="MP11" draw:layer="backgroundobjects" svg:width="0.529cm" svg:height="0.529cm" svg:x="1.387cm" svg:y="10.652cm" svg:viewBox="0 0 530 530" draw:points="530,265 529,283 528,300 525,317 522,334 517,350 511,366 504,382 495,398 486,413 475,428 465,441 453,453 441,465 427,475 413,486 398,495 382,504 366,511 350,517 334,522 317,525 300,528 283,529 265,530 247,529 230,528 213,525 197,522 180,517 165,511 149,504 133,495 118,486 103,475 90,465 78,453 66,441 55,428 45,413 36,398 28,382 20,366 14,350 9,334 5,317 2,300 1,283 0,265 1,247 2,230 5,213 9,196 14,180 20,164 28,149 36,133 45,118 55,104 66,90 78,78 90,66 103,56 118,45 133,36 149,27 165,20 181,14 197,9 213,5 230,2 247,1 265,0 283,1 301,2 318,5 334,9 350,14 366,20 382,27 398,36 413,45 427,56 441,66 453,78 465,90 475,104 486,118 495,133 504,149 511,164 517,180 522,196 525,213 528,230 529,247">
        <text:p/>
      </draw:polygon>
      <draw:polygon draw:style-name="Mgr20" draw:text-style-name="MP11" draw:layer="backgroundobjects" svg:width="3.02cm" svg:height="3.637cm" svg:x="12.489cm" svg:y="11.216cm" svg:viewBox="0 0 3021 3638" draw:points="1511,0 1511,0 1510,0 1408,3 1309,12 1212,27 1119,49 1026,77 936,112 845,153 755,202 668,256 586,313 511,374 440,440 374,511 313,586 256,668 202,755 153,845 112,936 77,1027 49,1119 27,1213 12,1309 3,1408 0,1511 0,1511 0,1511 3,1613 12,1712 27,1808 49,1901 77,1993 112,2084 153,2174 202,2264 256,2351 313,2432 375,2508 440,2578 511,2644 587,2706 668,2763 755,2817 818,2852 881,2882 944,2909 1012,2935 1012,2937 1012,3461 1013,3479 1016,3497 1020,3514 1026,3530 1033,3545 1042,3560 1052,3573 1064,3586 1076,3597 1090,3608 1104,3616 1120,3624 1136,3630 1153,3634 1171,3637 1189,3638 1832,3638 1850,3637 1868,3634 1885,3630 1901,3624 1916,3616 1931,3608 1945,3597 1957,3586 1969,3573 1979,3560 1988,3545 1995,3530 2001,3514 2005,3497 2008,3479 2009,3461 2009,2937 2009,2935 2009,2935 2077,2910 2141,2883 2203,2852 2266,2818 2353,2764 2435,2706 2510,2645 2581,2579 2646,2508 2708,2432 2765,2351 2819,2264 2867,2174 2909,2084 2944,1993 2972,1901 2994,1808 3009,1712 3018,1613 3021,1511 3021,1511 3021,1511 3018,1408 3009,1309 2994,1213 2972,1119 2944,1027 2909,936 2867,845 2819,755 2765,668 2708,586 2646,511 2581,440 2510,374 2434,313 2353,256 2266,202 2176,153 2085,112 1994,77 1902,49 1808,27 1712,12 1613,3 1510,0 1510,0">
        <text:p/>
      </draw:polygon>
      <draw:polygon draw:style-name="Mgr21" draw:text-style-name="MP11" draw:layer="backgroundobjects" svg:width="1.418cm" svg:height="0.354cm" svg:x="13.29cm" svg:y="14.854cm" svg:viewBox="0 0 1419 355" draw:points="709,355 1241,355 1259,354 1277,351 1294,347 1310,341 1326,334 1340,325 1354,315 1367,303 1378,291 1388,277 1397,262 1405,247 1411,231 1415,214 1418,196 1419,178 1418,160 1415,142 1411,125 1405,109 1397,93 1388,79 1378,65 1367,52 1354,41 1340,30 1326,22 1310,14 1294,8 1277,4 1259,1 1241,0 178,0 160,1 142,4 125,8 109,14 93,22 79,30 65,41 52,52 41,65 30,79 22,93 14,109 8,125 4,142 1,160 0,178 1,196 4,214 8,231 14,247 22,262 30,277 41,291 52,303 65,315 79,325 93,334 109,341 125,347 142,351 160,354 178,355">
        <text:p/>
      </draw:polygon>
      <draw:polygon draw:style-name="Mgr21" draw:text-style-name="MP11" draw:layer="backgroundobjects" svg:width="1.144cm" svg:height="0.354cm" svg:x="13.427cm" svg:y="15.204cm" svg:viewBox="0 0 1145 355" draw:points="572,355 968,355 986,354 1003,351 1020,347 1037,341 1052,334 1067,325 1080,315 1093,303 1104,291 1115,277 1123,262 1131,247 1137,231 1141,214 1144,196 1145,178 1145,178 1144,160 1141,142 1137,125 1131,109 1123,93 1115,79 1104,65 1093,52 1080,41 1067,30 1052,22 1037,14 1020,8 1003,4 986,1 968,0 177,0 159,1 142,4 125,8 108,14 93,22 78,30 65,41 52,52 41,65 30,79 22,93 14,109 8,125 4,142 1,160 0,178 0,178 1,196 4,214 8,231 14,247 22,262 30,277 41,291 52,303 65,315 78,325 93,334 108,341 125,347 142,351 159,354 177,355">
        <text:p/>
      </draw:polygon>
      <draw:polygon draw:style-name="Mgr21" draw:text-style-name="MP11" draw:layer="backgroundobjects" svg:width="1.384cm" svg:height="2.632cm" svg:x="13.315cm" svg:y="12.221cm" svg:viewBox="0 0 1385 2633" draw:points="503,2633 513,1969 520,1619 527,1392 531,1352 541,1314 555,1278 573,1244 595,1211 620,1180 680,1122 749,1069 825,1018 987,922 1146,822 1216,768 1278,709 1305,677 1328,644 1348,609 1364,572 1376,533 1383,492 1385,448 1382,402 1374,364 1363,332 1347,304 1328,279 1306,259 1280,243 1252,230 1222,221 1190,214 1156,211 1084,214 1010,227 936,249 865,278 800,313 743,354 719,375 697,397 679,420 665,443 654,466 649,489 648,512 652,535 661,557 677,579 691,593 705,604 718,612 732,616 745,618 758,618 771,614 783,609 794,601 805,591 815,579 825,565 841,532 854,495 863,453 866,409 865,363 858,317 845,271 824,228 812,207 797,188 780,170 762,153 737,134 704,113 665,91 619,70 570,49 516,31 460,15 403,5 345,0 288,2 232,11 205,20 179,30 154,43 130,59 107,77 85,99 65,123 46,151 30,182 15,217 4,251 0,287 2,322 8,358 20,394 37,430 82,502 141,576 211,649 372,796 540,941 693,1082 756,1151 805,1219 824,1252 839,1285 849,1317 854,1348 857,1471 857,1648 849,2078 833,2633">
        <text:p/>
      </draw:polygon>
      <draw:line draw:style-name="Mgr22" draw:text-style-name="MP8" draw:layer="backgroundobjects" svg:x1="14cm" svg:y1="9.879cm" svg:x2="14cm" svg:y2="10.397cm">
        <text:p/>
      </draw:line>
      <draw:line draw:style-name="Mgr22" draw:text-style-name="MP8" draw:layer="backgroundobjects" svg:x1="16.154cm" svg:y1="10.63cm" svg:x2="15.788cm" svg:y2="10.996cm">
        <text:p/>
      </draw:line>
      <draw:line draw:style-name="Mgr22" draw:text-style-name="MP8" draw:layer="backgroundobjects" svg:x1="16.722cm" svg:y1="12.636cm" svg:x2="16.204cm" svg:y2="12.636cm">
        <text:p/>
      </draw:line>
      <draw:line draw:style-name="Mgr22" draw:text-style-name="MP8" draw:layer="backgroundobjects" svg:x1="11.844cm" svg:y1="10.63cm" svg:x2="12.21cm" svg:y2="10.996cm">
        <text:p/>
      </draw:line>
      <draw:line draw:style-name="Mgr22" draw:text-style-name="MP8" draw:layer="backgroundobjects" svg:x1="11.276cm" svg:y1="12.636cm" svg:x2="11.794cm" svg:y2="12.636cm">
        <text:p/>
      </draw:line>
      <draw:polygon draw:style-name="Mgr16" draw:text-style-name="MP12" draw:layer="backgroundobjects" svg:width="0.529cm" svg:height="0.529cm" svg:x="17.731cm" svg:y="9.748cm" svg:viewBox="0 0 530 530" draw:points="530,265 529,283 528,300 525,317 521,334 516,350 510,366 503,382 494,398 485,413 474,428 464,441 452,453 440,465 426,475 412,486 397,495 381,504 366,511 350,517 334,522 317,525 300,528 283,529 265,530 247,529 230,528 213,525 196,522 180,517 164,511 148,504 132,495 117,486 102,475 89,465 77,453 65,441 55,428 44,413 35,398 26,382 19,366 13,350 8,334 5,317 2,300 0,283 0,265 0,247 2,230 5,213 8,196 13,180 19,164 26,149 35,133 44,118 55,104 65,90 77,78 89,66 102,56 117,45 132,36 148,27 164,20 180,14 196,9 213,5 230,2 247,1 265,0 283,1 300,2 317,5 334,9 350,14 366,20 381,27 397,36 412,45 426,56 440,66 452,78 464,90 474,104 485,118 494,133 503,149 510,164 516,180 521,196 525,213 528,230 529,247">
        <text:p/>
      </draw:polygon>
      <draw:polygon draw:style-name="Mgr17" draw:text-style-name="MP11" draw:layer="backgroundobjects" svg:width="0.529cm" svg:height="0.529cm" svg:x="17.731cm" svg:y="9.748cm" svg:viewBox="0 0 530 530" draw:points="530,265 529,283 528,300 525,317 521,334 516,350 510,366 503,382 494,398 485,413 474,428 464,441 452,453 440,465 426,475 412,486 397,495 381,504 366,511 350,517 334,522 317,525 300,528 283,529 265,530 247,529 230,528 213,525 196,522 180,517 164,511 148,504 132,495 117,486 102,475 89,465 77,453 65,441 55,428 44,413 35,398 26,382 19,366 13,350 8,334 5,317 2,300 0,283 0,265 0,247 2,230 5,213 8,196 13,180 19,164 26,149 35,133 44,118 55,104 65,90 77,78 89,66 102,56 117,45 132,36 148,27 164,20 180,14 196,9 213,5 230,2 247,1 265,0 283,1 300,2 317,5 334,9 350,14 366,20 381,27 397,36 412,45 426,56 440,66 452,78 464,90 474,104 485,118 494,133 503,149 510,164 516,180 521,196 525,213 528,230 529,247">
        <text:p/>
      </draw:polygon>
      <draw:polygon draw:style-name="Mgr23" draw:text-style-name="MP14" draw:layer="backgroundobjects" svg:width="0.989cm" svg:height="1.191cm" svg:x="6.676cm" svg:y="6.776cm" svg:viewBox="0 0 990 1192" draw:points="495,0 495,0 495,0 461,1 429,4 397,9 366,16 336,25 306,36 277,50 247,66 218,84 192,102 167,122 144,144 123,167 103,192 84,218 66,247 50,277 36,306 25,336 16,366 9,397 4,429 1,461 0,495 0,495 0,495 1,528 4,561 9,592 16,623 25,653 37,683 50,712 66,742 84,771 102,797 122,822 144,845 167,867 192,887 218,905 247,923 268,934 288,944 309,953 331,962 331,962 331,1134 331,1140 332,1146 334,1151 336,1156 338,1162 341,1166 344,1171 348,1175 352,1179 357,1182 361,1185 366,1187 372,1189 377,1191 383,1192 389,1192 600,1192 606,1192 612,1191 617,1189 623,1187 628,1185 632,1182 637,1179 641,1175 645,1171 648,1166 651,1162 653,1156 655,1151 657,1146 658,1140 658,1134 658,962 658,962 658,962 680,953 701,944 721,934 742,923 771,905 797,887 822,867 845,845 867,822 887,797 906,771 924,742 940,712 953,683 965,653 974,623 981,592 986,561 989,528 990,495 990,495 990,495 989,461 986,429 981,397 974,366 965,336 953,306 940,277 924,247 906,218 887,192 867,167 846,144 822,122 797,102 771,84 742,66 712,50 683,36 653,25 623,16 592,9 561,4 528,1">
        <text:p/>
      </draw:polygon>
      <draw:polygon draw:style-name="Mgr24" draw:text-style-name="MP14" draw:layer="backgroundobjects" svg:width="0.464cm" svg:height="0.115cm" svg:x="6.938cm" svg:y="7.968cm" svg:viewBox="0 0 465 116" draw:points="233,116 407,116 413,116 419,115 424,113 430,111 435,109 439,106 444,103 448,99 452,95 455,90 458,86 460,81 462,75 464,70 465,64 465,58 465,52 464,46 462,41 460,35 458,30 455,26 452,21 448,17 444,13 439,10 435,7 430,5 424,3 419,1 413,0 407,0 58,0 52,0 46,1 41,3 35,5 30,7 26,10 21,13 17,17 13,21 10,26 7,30 5,35 3,41 1,46 0,52 0,58 0,64 1,70 3,75 5,81 7,86 10,90 13,95 17,99 21,103 26,106 30,109 35,111 41,113 46,115 52,116 58,116">
        <text:p/>
      </draw:polygon>
      <draw:polygon draw:style-name="Mgr24" draw:text-style-name="MP14" draw:layer="backgroundobjects" svg:width="0.374cm" svg:height="0.115cm" svg:x="6.983cm" svg:y="8.083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24" draw:text-style-name="MP14" draw:layer="backgroundobjects" svg:width="0.453cm" svg:height="0.862cm" svg:x="6.946cm" svg:y="7.105cm" svg:viewBox="0 0 454 863" draw:points="165,863 173,456 174,443 178,430 182,418 188,407 195,397 204,386 223,367 246,350 271,333 324,302 376,269 399,251 419,232 428,222 435,211 442,200 447,188 451,175 453,161 454,147 453,132 450,120 447,109 442,100 435,92 428,85 420,80 410,76 400,72 390,70 379,69 355,70 331,74 307,81 284,91 262,103 244,116 235,123 228,130 223,138 218,145 214,153 213,161 212,168 214,176 217,183 222,190 226,195 231,198 235,201 240,202 244,203 248,203 253,202 256,200 260,197 264,194 267,190 270,185 276,175 280,162 283,149 284,134 284,119 281,104 277,89 270,75 266,68 261,62 256,56 250,50 242,44 231,37 218,30 203,23 187,16 170,10 151,5 132,2 114,0 95,1 76,4 68,6 59,10 51,14 43,19 35,25 28,32 21,40 15,49 10,60 5,71 1,82 0,94 1,105 3,117 7,129 12,141 27,165 46,188 69,213 122,261 177,308 227,355 248,377 264,399 270,410 275,421 278,432 280,442 281,482 281,540 279,681 274,863">
        <text:p/>
      </draw:polygon>
      <draw:line draw:style-name="Mgr25" draw:text-style-name="MP8" draw:layer="backgroundobjects" svg:x1="7.171cm" svg:y1="6.338cm" svg:x2="7.171cm" svg:y2="6.508cm">
        <text:p/>
      </draw:line>
      <draw:line draw:style-name="Mgr25" draw:text-style-name="MP8" draw:layer="backgroundobjects" svg:x1="7.877cm" svg:y1="6.584cm" svg:x2="7.757cm" svg:y2="6.704cm">
        <text:p/>
      </draw:line>
      <draw:line draw:style-name="Mgr25" draw:text-style-name="MP8" draw:layer="backgroundobjects" svg:x1="8.063cm" svg:y1="7.241cm" svg:x2="7.894cm" svg:y2="7.241cm">
        <text:p/>
      </draw:line>
      <draw:line draw:style-name="Mgr25" draw:text-style-name="MP8" draw:layer="backgroundobjects" svg:x1="6.464cm" svg:y1="6.584cm" svg:x2="6.584cm" svg:y2="6.704cm">
        <text:p/>
      </draw:line>
      <draw:line draw:style-name="Mgr25" draw:text-style-name="MP8" draw:layer="backgroundobjects" svg:x1="6.278cm" svg:y1="7.241cm" svg:x2="6.448cm" svg:y2="7.241cm">
        <text:p/>
      </draw:line>
      <presentation:notes style:page-layout-name="PM0">
        <draw:page-thumbnail presentation:style-name="Description-title" draw:layer="backgroundobjects" svg:width="18.624cm" svg:height="10.476cm" svg:x="1.482cm" svg:y="2.123cm" presentation:class="page"/>
        <draw:frame presentation:style-name="Description-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style:master-page style:name="Contens" style:page-layout-name="PM1" draw:style-name="Mdp2">
      <draw:frame presentation:style-name="Contens-title" draw:layer="backgroundobjects" svg:width="25.199cm" svg:height="2.629cm" svg:x="1.4cm" svg:y="0.628cm" presentation:class="title" presentation:placeholder="true">
        <draw:text-box/>
      </draw:frame>
      <draw:frame presentation:style-name="Contens-outline1" draw:layer="backgroundobjects" svg:width="25.199cm" svg:height="9.134cm" svg:x="1.4cm" svg:y="3.685cm" presentation:class="outline" presentation:placeholder="true">
        <draw:text-box/>
      </draw:frame>
      <draw:frame presentation:style-name="Mpr7" draw:text-style-name="MP2" draw:layer="backgroundobjects" svg:width="6.523cm" svg:height="1.085cm" svg:x="1.4cm" svg:y="14.348cm" presentation:class="date-time">
        <draw:text-box>
          <text:p text:style-name="MP1"><text:span text:style-name="MT1"><presentation:date-time/></text:span></text:p>
        </draw:text-box>
      </draw:frame>
      <draw:frame presentation:style-name="Mpr7" draw:text-style-name="MP6" draw:layer="backgroundobjects" svg:width="8.875cm" svg:height="1.085cm" svg:x="9.576cm" svg:y="14.348cm" presentation:class="footer">
        <draw:text-box>
          <text:p text:style-name="MP5"><text:span text:style-name="MT1"><presentation:footer/></text:span></text:p>
        </draw:text-box>
      </draw:frame>
      <draw:frame presentation:style-name="Mpr7" draw:text-style-name="MP4" draw:layer="backgroundobjects" svg:width="6.523cm" svg:height="1.085cm" svg:x="20.076cm" svg:y="14.348cm" presentation:class="page-number">
        <draw:text-box>
          <text:p text:style-name="MP3"><text:span text:style-name="MT1"><text:page-number>&lt;número&gt;</text:page-number></text:span></text:p>
        </draw:text-box>
      </draw:frame>
      <draw:path draw:style-name="Mgr26" draw:text-style-name="MP13" draw:layer="backgroundobjects" svg:width="27.997cm" svg:height="15.747cm" svg:x="0cm" svg:y="0cm" svg:viewBox="0 0 27998 15748" svg:d="M1037 582v14544h25924v-14544zM14000 15748h-14000v-15748h27998v15748z">
        <text:p/>
      </draw:path>
      <draw:polygon draw:style-name="Mgr27" draw:text-style-name="MP15" draw:layer="backgroundobjects" svg:width="4.187cm" svg:height="4.988cm" svg:x="2.5cm" svg:y="9.627cm" svg:viewBox="0 0 4188 4989" draw:points="0,0 4188,0 4188,4989 0,4989">
        <text:p/>
      </draw:polygon>
      <draw:polygon draw:style-name="Mgr28" draw:text-style-name="MP16" draw:layer="backgroundobjects" svg:width="2.071cm" svg:height="0.665cm" svg:x="3.558cm" svg:y="14.416cm" svg:viewBox="0 0 2072 666" draw:points="0,0 2072,0 2072,666 0,666">
        <text:p/>
      </draw:polygon>
      <draw:polygon draw:style-name="Mgr29" draw:text-style-name="MP17" draw:layer="backgroundobjects" svg:width="1.71cm" svg:height="0.666cm" svg:x="3.739cm" svg:y="14.876cm" svg:viewBox="0 0 1711 667" draw:points="0,0 1711,0 1711,667 0,667">
        <text:p/>
      </draw:polygon>
      <draw:polygon draw:style-name="Mgr30" draw:text-style-name="MP18" draw:layer="backgroundobjects" svg:width="2.027cm" svg:height="3.666cm" svg:x="3.591cm" svg:y="10.949cm" svg:viewBox="0 0 2028 3667" draw:points="0,0 2028,0 2028,3667 0,3667">
        <text:p/>
      </draw:polygon>
      <draw:polygon draw:style-name="Mgr31" draw:text-style-name="MP19" draw:layer="backgroundobjects" svg:width="0.2cm" svg:height="0.881cm" svg:x="4.494cm" svg:y="7.868cm" svg:viewBox="0 0 201 882" draw:points="0,0 201,0 201,882 0,882">
        <text:p/>
      </draw:polygon>
      <draw:polygon draw:style-name="Mgr32" draw:text-style-name="MP20" draw:layer="backgroundobjects" svg:width="0.683cm" svg:height="0.681cm" svg:x="6.855cm" svg:y="8.855cm" svg:viewBox="0 0 684 682" draw:points="0,0 684,0 684,682 0,682">
        <text:p/>
      </draw:polygon>
      <draw:polygon draw:style-name="Mgr33" draw:text-style-name="MP21" draw:layer="backgroundobjects" svg:width="0.883cm" svg:height="0.199cm" svg:x="7.404cm" svg:y="11.496cm" svg:viewBox="0 0 884 200" draw:points="0,0 884,0 884,200 0,200">
        <text:p/>
      </draw:polygon>
      <draw:polygon draw:style-name="Mgr34" draw:text-style-name="MP22" draw:layer="backgroundobjects" svg:width="0.683cm" svg:height="0.681cm" svg:x="1.65cm" svg:y="8.855cm" svg:viewBox="0 0 684 682" draw:points="0,0 684,0 684,682 0,682">
        <text:p/>
      </draw:polygon>
      <draw:polygon draw:style-name="Mgr35" draw:text-style-name="MP23" draw:layer="backgroundobjects" svg:width="0.884cm" svg:height="0.199cm" svg:x="0.9cm" svg:y="11.496cm" svg:viewBox="0 0 885 200" draw:points="0,0 885,0 885,200 0,200">
        <text:p/>
      </draw:polygon>
      <draw:polygon draw:style-name="Mgr36" draw:text-style-name="MP11" draw:layer="backgroundobjects" svg:width="3.777cm" svg:height="4.535cm" svg:x="2.416cm" svg:y="9.939cm" svg:viewBox="0 0 3778 4536" draw:points="1889,0 1889,0 1889,0 1761,4 1637,15 1517,34 1399,61 1284,96 1171,139 1058,191 945,252 836,319 734,391 639,467 551,549 469,637 392,732 320,833 253,942 192,1054 140,1167 97,1281 61,1395 34,1513 15,1633 4,1756 0,1884 0,1884 0,1884 4,2011 16,2135 35,2254 62,2371 97,2486 141,2599 193,2711 253,2823 320,2932 392,3033 469,3127 551,3215 640,3297 734,3374 836,3445 945,3513 1024,3556 1101,3594 1181,3628 1266,3660 1266,3660 1266,3660 1266,3660 1265,3660 1265,3661 1265,3661 1265,3661 1265,3661 1265,3661 1265,3662 1265,3662 1265,4315 1266,4337 1269,4360 1275,4381 1282,4401 1292,4420 1303,4439 1316,4456 1330,4471 1346,4486 1363,4498 1381,4509 1400,4518 1421,4526 1442,4531 1464,4535 1487,4536 2291,4536 2314,4535 2336,4531 2357,4526 2377,4518 2397,4509 2415,4498 2432,4486 2448,4471 2462,4456 2475,4439 2486,4420 2496,4401 2503,4381 2508,4360 2512,4337 2513,4315 2513,3662 2513,3660 2513,3660 2597,3628 2677,3594 2754,3556 2833,3513 2942,3446 3044,3374 3139,3298 3227,3216 3309,3128 3386,3033 3458,2932 3525,2823 3585,2711 3637,2599 3681,2486 3716,2371 3743,2254 3762,2135 3774,2011 3778,1884 3778,1884 3778,1884 3774,1756 3763,1633 3744,1513 3717,1395 3681,1281 3638,1167 3586,1054 3525,942 3458,833 3386,732 3309,637 3227,549 3138,467 3044,391 2942,319 2833,252 2720,191 2607,139 2493,96 2378,61 2261,34 2141,15 2017,4">
        <text:p/>
      </draw:polygon>
      <draw:polygon draw:style-name="Mgr37" draw:text-style-name="MP11" draw:layer="backgroundobjects" svg:width="1.772cm" svg:height="0.442cm" svg:x="3.419cm" svg:y="14.475cm" svg:viewBox="0 0 1773 443" draw:points="886,443 1551,443 1574,442 1596,439 1617,433 1637,426 1656,416 1675,405 1692,393 1708,378 1722,363 1735,346 1746,328 1755,308 1763,288 1768,267 1772,245 1773,222 1772,199 1768,177 1763,156 1755,136 1746,116 1735,98 1722,81 1708,65 1692,51 1675,38 1656,27 1637,17 1617,10 1596,5 1574,1 1551,0 221,0 198,1 176,5 155,10 135,17 116,27 97,38 80,51 65,65 50,81 38,98 27,116 17,136 10,156 4,177 1,199 0,222 1,245 4,267 10,288 17,308 27,328 38,346 50,363 65,378 80,393 97,405 116,416 135,426 155,433 176,439 198,442 221,443">
        <text:p/>
      </draw:polygon>
      <draw:polygon draw:style-name="Mgr37" draw:text-style-name="MP11" draw:layer="backgroundobjects" svg:width="1.43cm" svg:height="0.441cm" svg:x="3.59cm" svg:y="14.912cm" svg:viewBox="0 0 1431 442" draw:points="715,442 1209,442 1232,441 1254,437 1275,432 1295,425 1315,415 1333,404 1350,391 1366,377 1380,362 1393,345 1404,326 1413,307 1421,287 1426,266 1430,244 1431,221 1431,221 1430,198 1426,176 1421,155 1413,135 1404,116 1393,97 1380,80 1366,65 1350,50 1333,38 1315,27 1295,17 1275,10 1254,4 1232,1 1209,0 221,0 198,1 176,4 155,10 135,17 116,27 97,38 80,50 65,65 50,80 38,97 27,116 17,135 10,155 4,176 1,198 0,221 0,221 1,244 4,266 10,287 17,307 27,326 38,345 50,362 65,377 80,391 97,404 116,415 135,425 155,432 176,437 198,441 221,442">
        <text:p/>
      </draw:polygon>
      <draw:polygon draw:style-name="Mgr37" draw:text-style-name="MP11" draw:layer="backgroundobjects" svg:width="1.73cm" svg:height="3.282cm" svg:x="3.45cm" svg:y="11.192cm" svg:viewBox="0 0 1731 3283" draw:points="628,3283 642,2455 649,2018 658,1735 664,1685 676,1638 694,1593 717,1550 744,1509 776,1471 850,1399 936,1332 1031,1270 1234,1149 1432,1025 1520,957 1598,884 1631,844 1660,803 1685,759 1705,713 1720,665 1728,613 1731,558 1727,501 1718,454 1704,414 1685,378 1661,348 1633,323 1601,302 1566,286 1528,275 1487,267 1445,263 1355,267 1263,283 1171,310 1082,347 1001,391 929,441 899,468 872,496 849,524 831,553 819,582 811,610 810,639 815,667 827,695 846,721 864,739 881,753 898,763 915,769 932,771 948,770 964,766 979,759 993,749 1007,736 1019,721 1031,704 1052,664 1068,617 1079,565 1083,510 1082,453 1073,395 1056,338 1031,284 1015,259 996,235 976,212 952,191 921,167 880,141 831,114 774,87 712,61 646,38 576,19 504,6 432,0 360,2 290,14 257,24 224,37 193,54 162,73 134,96 107,123 81,153 58,188 37,226 18,270 5,313 0,357 2,401 10,445 25,490 46,535 102,626 176,717 264,809 465,992 675,1173 866,1349 945,1435 1007,1520 1030,1561 1049,1602 1061,1642 1067,1681 1072,1834 1072,2054 1062,2591 1041,3283">
        <text:p/>
      </draw:polygon>
      <draw:line draw:style-name="Mgr38" draw:text-style-name="MP24" draw:layer="backgroundobjects" svg:x1="4.305cm" svg:y1="8.272cm" svg:x2="4.305cm" svg:y2="8.918cm">
        <text:p/>
      </draw:line>
      <draw:line draw:style-name="Mgr38" draw:text-style-name="MP8" draw:layer="backgroundobjects" svg:x1="7cm" svg:y1="9.208cm" svg:x2="6.542cm" svg:y2="9.665cm">
        <text:p/>
      </draw:line>
      <draw:line draw:style-name="Mgr38" draw:text-style-name="MP8" draw:layer="backgroundobjects" svg:x1="7.71cm" svg:y1="11.709cm" svg:x2="7.062cm" svg:y2="11.709cm">
        <text:p/>
      </draw:line>
      <draw:line draw:style-name="Mgr38" draw:text-style-name="MP8" draw:layer="backgroundobjects" svg:x1="1.61cm" svg:y1="9.208cm" svg:x2="2.069cm" svg:y2="9.665cm">
        <text:p/>
      </draw:line>
      <draw:line draw:style-name="Mgr38" draw:text-style-name="MP8" draw:layer="backgroundobjects" svg:x1="0.901cm" svg:y1="11.709cm" svg:x2="1.549cm" svg:y2="11.709cm">
        <text:p/>
      </draw:line>
      <draw:polygon draw:style-name="Mgr19" draw:text-style-name="MP25" draw:layer="backgroundobjects" svg:width="2.383cm" svg:height="1.469cm" svg:x="3.948cm" svg:y="2.176cm" svg:viewBox="0 0 2384 1470" draw:points="0,0 2384,0 2384,1470 0,1470">
        <text:p/>
      </draw:polygon>
      <draw:polygon draw:style-name="Mgr19" draw:text-style-name="MP25" draw:layer="backgroundobjects" svg:width="2.383cm" svg:height="1.468cm" svg:x="3.948cm" svg:y="6.73cm" svg:viewBox="0 0 2384 1469" draw:points="0,0 2384,0 2384,1469 0,1469">
        <text:p/>
      </draw:polygon>
      <draw:polygon draw:style-name="Mgr19" draw:text-style-name="MP25" draw:layer="backgroundobjects" svg:width="2.382cm" svg:height="1.468cm" svg:x="15.858cm" svg:y="6.73cm" svg:viewBox="0 0 2383 1469" draw:points="0,0 2383,0 2383,1469 0,1469">
        <text:p/>
      </draw:polygon>
      <draw:polygon draw:style-name="Mgr19" draw:text-style-name="MP25" draw:layer="backgroundobjects" svg:width="2.382cm" svg:height="1.468cm" svg:x="15.858cm" svg:y="11.282cm" svg:viewBox="0 0 2383 1469" draw:points="0,0 2383,0 2383,1469 0,1469">
        <text:p/>
      </draw:polygon>
      <draw:polygon draw:style-name="Mgr39" draw:text-style-name="MP26" draw:layer="backgroundobjects" svg:width="2.382cm" svg:height="1.468cm" svg:x="3.757cm" svg:y="2cm" svg:viewBox="0 0 2383 1469" draw:points="0,0 2383,0 2383,1469 0,1469">
        <text:p/>
      </draw:polygon>
      <draw:polygon draw:style-name="Mgr39" draw:text-style-name="MP26" draw:layer="backgroundobjects" svg:width="2.382cm" svg:height="1.469cm" svg:x="3.757cm" svg:y="6.553cm" svg:viewBox="0 0 2383 1470" draw:points="0,0 2383,0 2383,1470 0,1470">
        <text:p/>
      </draw:polygon>
      <draw:polygon draw:style-name="Mgr39" draw:text-style-name="MP7" draw:layer="backgroundobjects" svg:width="2.383cm" svg:height="1.469cm" svg:x="15.666cm" svg:y="6.553cm" svg:viewBox="0 0 2384 1470" draw:points="0,0 2384,0 2384,1470 0,1470">
        <text:p/>
      </draw:polygon>
      <draw:polygon draw:style-name="Mgr39" draw:text-style-name="MP7" draw:layer="backgroundobjects" svg:width="2.383cm" svg:height="1.468cm" svg:x="15.666cm" svg:y="11.106cm" svg:viewBox="0 0 2384 1469" draw:points="0,0 2384,0 2384,1469 0,1469">
        <text:p/>
      </draw:polygon>
      <draw:path draw:style-name="Mgr40" draw:text-style-name="MP27" draw:layer="backgroundobjects" svg:width="0.483cm" svg:height="0.91cm" svg:x="4.462cm" svg:y="2.279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0" draw:text-style-name="MP27" draw:layer="backgroundobjects" svg:width="0.381cm" svg:height="0.884cm" svg:x="5.052cm" svg:y="2.293cm" svg:viewBox="0 0 382 885" draw:points="382,885 220,885 220,366 220,322 222,274 228,171 227,173 225,175 218,183 197,208 180,226 157,251 92,318 0,218 236,0 382,0">
        <text:p/>
      </draw:polygon>
      <draw:path draw:style-name="Mgr40" draw:text-style-name="MP27" draw:layer="backgroundobjects" svg:width="0.483cm" svg:height="0.91cm" svg:x="4.462cm" svg:y="6.833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0" draw:text-style-name="MP27" draw:layer="backgroundobjects" svg:width="0.482cm" svg:height="0.897cm" svg:x="5.03cm" svg:y="6.834cm" svg:viewBox="0 0 483 898" draw:points="483,898 8,898 8,775 165,552 220,472 240,441 254,416 266,393 275,372 283,351 287,340 290,330 293,320 295,310 297,299 299,289 300,278 301,267 301,257 302,246 301,233 300,222 298,211 296,201 293,192 291,188 289,184 287,180 284,176 282,173 279,169 276,166 273,164 270,161 267,158 263,156 260,154 256,152 253,150 249,149 245,148 241,147 237,146 229,144 220,144 212,144 204,145 196,146 189,148 181,151 174,154 167,157 160,161 153,166 145,171 137,178 129,185 111,202 92,222 0,125 16,108 31,92 46,78 61,65 76,53 90,43 104,34 118,27 132,20 146,15 160,10 175,7 190,4 205,2 220,0 236,0 262,1 287,4 310,9 321,12 332,16 342,20 352,25 361,30 370,35 379,42 388,48 396,55 404,63 411,71 418,79 424,88 430,97 435,107 440,117 445,127 449,138 455,161 460,185 463,211 464,238 463,263 461,287 458,311 453,334 447,357 439,380 430,402 420,425 408,448 395,472 380,496 364,520 341,553 305,601 193,746 193,751 483,751">
        <text:p/>
      </draw:polygon>
      <draw:path draw:style-name="Mgr40" draw:text-style-name="MP27" draw:layer="backgroundobjects" svg:width="0.483cm" svg:height="0.91cm" svg:x="16.332cm" svg:y="6.833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0" draw:text-style-name="MP27" draw:layer="backgroundobjects" svg:width="0.48cm" svg:height="0.909cm" svg:x="16.901cm" svg:y="6.834cm" svg:viewBox="0 0 481 910" draw:points="464,212 463,232 461,252 458,271 454,289 448,306 441,322 432,338 423,352 412,366 400,378 387,390 373,400 358,409 342,417 325,425 306,431 306,435 327,439 346,444 364,451 380,458 396,467 410,477 424,488 436,501 441,507 446,514 451,522 456,529 460,537 464,545 470,562 475,581 479,600 481,621 481,642 480,672 477,700 471,727 467,740 462,752 457,764 452,776 445,787 439,798 431,808 423,818 415,828 405,837 396,846 385,854 375,862 364,869 352,876 340,882 328,887 315,892 289,900 260,905 230,909 197,910 169,909 141,907 115,904 89,900 65,894 42,887 21,878 0,868 0,721 10,726 20,732 31,737 42,742 53,747 64,751 87,759 98,762 110,765 121,767 132,769 143,771 154,772 165,772 176,773 193,772 209,771 224,768 238,764 251,760 256,757 262,754 268,751 273,748 278,744 282,740 286,736 291,732 294,727 298,722 301,716 304,711 307,705 309,698 313,685 316,670 317,655 318,638 317,622 315,607 312,593 308,580 302,568 295,557 287,547 277,538 266,530 254,524 241,518 226,513 210,510 193,507 175,506 155,505 105,505 105,382 153,382 170,382 187,380 202,377 216,374 230,369 236,366 242,363 247,360 253,356 258,352 263,348 268,344 272,339 276,334 280,329 283,324 287,318 289,312 292,306 294,299 296,293 299,279 301,263 302,247 301,234 300,222 298,211 295,201 292,191 290,187 288,182 285,178 283,175 280,171 277,167 274,164 271,161 267,158 263,156 260,153 256,151 252,149 247,147 243,146 238,144 229,142 219,141 208,140 199,141 191,141 182,142 174,144 165,146 157,149 140,155 124,163 107,173 91,185 74,199 0,90 23,69 35,59 48,50 61,42 74,35 87,28 101,22 116,17 130,13 161,6 193,1 226,0 253,1 279,4 303,8 326,14 347,22 357,27 366,32 375,37 384,43 393,50 401,57 408,64 416,71 422,79 428,88 434,96 439,105 444,114 448,124 452,134 455,144 458,154 460,165 463,188">
        <text:p/>
      </draw:polygon>
      <draw:path draw:style-name="Mgr40" draw:text-style-name="MP27" draw:layer="backgroundobjects" svg:width="0.483cm" svg:height="0.91cm" svg:x="16.332cm" svg:y="11.385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ath draw:style-name="Mgr40" draw:text-style-name="MP27" draw:layer="backgroundobjects" svg:width="0.532cm" svg:height="0.884cm" svg:x="16.885cm" svg:y="11.399cm" svg:viewBox="0 0 533 885" svg:d="M533 699h-89v186h-155v-186h-289v-134l268-565h176v563h89zM289 563v-187l3-82 4-79h-5l-11 33-11 30-12 29-12 28-106 228z">
        <text:p/>
      </draw:path>
      <draw:line draw:style-name="Mgr18" draw:text-style-name="MP8" draw:layer="backgroundobjects" svg:x1="13.209cm" svg:y1="0.875cm" svg:x2="12.662cm" svg:y2="1.216cm">
        <text:p/>
      </draw:line>
      <draw:line draw:style-name="Mgr18" draw:text-style-name="MP8" draw:layer="backgroundobjects" svg:x1="12.765cm" svg:y1="0.772cm" svg:x2="13.106cm" svg:y2="1.318cm">
        <text:p/>
      </draw:line>
      <draw:polygon draw:style-name="Mgr16" draw:text-style-name="MP12" draw:layer="backgroundobjects" svg:width="0.528cm" svg:height="0.528cm" svg:x="11.957cm" svg:y="11.972cm" svg:viewBox="0 0 529 529" draw:points="529,265 528,283 527,300 524,317 520,333 516,349 510,365 502,381 494,397 485,412 475,426 464,439 452,452 440,463 426,474 412,484 397,493 381,502 365,509 350,515 333,520 317,524 300,527 283,528 265,529 247,528 230,527 213,524 196,520 180,515 164,509 148,502 132,493 117,484 103,474 89,463 77,452 65,439 55,426 44,412 35,397 26,381 19,365 13,350 8,333 5,317 2,300 0,283 0,265 0,247 2,230 5,213 8,196 13,180 19,164 26,148 35,132 44,117 55,103 65,89 77,77 89,66 103,55 117,45 132,36 148,27 164,20 180,14 196,9 212,5 229,2 247,1 265,0 283,1 300,2 317,5 333,9 349,14 365,20 381,27 397,36 412,45 426,55 440,66 452,77 464,89 475,103 485,117 494,132 502,148 510,164 516,180 520,196 524,213 527,230 528,247">
        <text:p/>
      </draw:polygon>
      <draw:polygon draw:style-name="Mgr17" draw:text-style-name="MP11" draw:layer="backgroundobjects" svg:width="0.528cm" svg:height="0.528cm" svg:x="11.957cm" svg:y="11.972cm" svg:viewBox="0 0 529 529" draw:points="529,265 528,283 527,300 524,317 520,333 516,349 510,365 502,381 494,397 485,412 475,426 464,439 452,452 440,463 426,474 412,484 397,493 381,502 365,509 350,515 333,520 317,524 300,527 283,528 265,529 247,528 230,527 213,524 196,520 180,515 164,509 148,502 132,493 117,484 103,474 89,463 77,452 65,439 55,426 44,412 35,397 26,381 19,365 13,350 8,333 5,317 2,300 0,283 0,265 0,247 2,230 5,213 8,196 13,180 19,164 26,148 35,132 44,117 55,103 65,89 77,77 89,66 103,55 117,45 132,36 148,27 164,20 180,14 196,9 212,5 229,2 247,1 265,0 283,1 300,2 317,5 333,9 349,14 365,20 381,27 397,36 412,45 426,55 440,66 452,77 464,89 475,103 485,117 494,132 502,148 510,164 516,180 520,196 524,213 527,230 528,247">
        <text:p/>
      </draw:polygon>
      <draw:polygon draw:style-name="Mgr15" draw:text-style-name="MP11" draw:layer="backgroundobjects" svg:width="0.466cm" svg:height="0.5cm" svg:x="17.944cm" svg:y="5.131cm" svg:viewBox="0 0 467 501" draw:points="0,229 404,501 467,0">
        <text:p/>
      </draw:polygon>
      <draw:line draw:style-name="Mgr41" draw:text-style-name="MP8" draw:layer="backgroundobjects" svg:x1="25.875cm" svg:y1="2.425cm" svg:x2="26.037cm" svg:y2="2.933cm">
        <text:p/>
      </draw:line>
      <draw:line draw:style-name="Mgr41" draw:text-style-name="MP8" draw:layer="backgroundobjects" svg:x1="25.702cm" svg:y1="2.76cm" svg:x2="26.211cm" svg:y2="2.598cm">
        <text:p/>
      </draw:line>
      <presentation:notes style:page-layout-name="PM0">
        <draw:page-thumbnail presentation:style-name="Contens-title" draw:layer="backgroundobjects" svg:width="18.624cm" svg:height="10.476cm" svg:x="1.482cm" svg:y="2.123cm" presentation:class="page"/>
        <draw:frame presentation:style-name="Contens-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style:master-page style:name="Title" style:page-layout-name="PM1" draw:style-name="Mdp2">
      <draw:polygon draw:style-name="Mgr26" draw:text-style-name="MP13" draw:layer="backgroundobjects" svg:width="24.821cm" svg:height="14.295cm" svg:x="1.588cm" svg:y="0.726cm" svg:viewBox="0 0 24822 14296" draw:points="0,0 24822,0 24822,14296 0,14296">
        <text:p/>
      </draw:polygon>
      <draw:frame presentation:style-name="Title-title" draw:layer="backgroundobjects" svg:width="25.199cm" svg:height="2.629cm" svg:x="1.4cm" svg:y="0.628cm" presentation:class="title" presentation:placeholder="true">
        <draw:text-box/>
      </draw:frame>
      <draw:frame presentation:style-name="Title-outline1" draw:layer="backgroundobjects" svg:width="25.199cm" svg:height="9.134cm" svg:x="1.4cm" svg:y="3.685cm" presentation:class="outline" presentation:placeholder="true">
        <draw:text-box/>
      </draw:frame>
      <draw:frame presentation:style-name="Mpr10" draw:text-style-name="MP2" draw:layer="backgroundobjects" svg:width="6.523cm" svg:height="1.085cm" svg:x="1.4cm" svg:y="14.348cm" presentation:class="date-time">
        <draw:text-box>
          <text:p text:style-name="MP1"><text:span text:style-name="MT1"><presentation:date-time/></text:span></text:p>
        </draw:text-box>
      </draw:frame>
      <draw:frame presentation:style-name="Mpr10" draw:text-style-name="MP6" draw:layer="backgroundobjects" svg:width="8.875cm" svg:height="1.085cm" svg:x="9.576cm" svg:y="14.348cm" presentation:class="footer">
        <draw:text-box>
          <text:p text:style-name="MP5"><text:span text:style-name="MT1"><presentation:footer/></text:span></text:p>
        </draw:text-box>
      </draw:frame>
      <draw:frame presentation:style-name="Mpr10" draw:text-style-name="MP4" draw:layer="backgroundobjects" svg:width="6.523cm" svg:height="1.085cm" svg:x="20.076cm" svg:y="14.348cm" presentation:class="page-number">
        <draw:text-box>
          <text:p text:style-name="MP3"><text:span text:style-name="MT1"><text:page-number>&lt;número&gt;</text:page-number></text:span></text:p>
        </draw:text-box>
      </draw:frame>
      <draw:polygon draw:style-name="Mgr42" draw:text-style-name="MP7" draw:layer="backgroundobjects" svg:width="3.314cm" svg:height="3.991cm" svg:x="3.203cm" svg:y="9.957cm" svg:viewBox="0 0 3315 3992" draw:points="1657,0 1657,0 1657,0 1545,3 1436,13 1331,30 1228,54 1127,85 1027,123 928,169 829,222 733,281 644,344 561,411 483,484 411,561 344,644 281,733 222,829 169,928 123,1027 85,1127 54,1228 30,1331 13,1436 3,1545 0,1658 0,1658 0,1658 3,1770 13,1878 30,1983 54,2086 85,2187 123,2286 169,2385 222,2484 281,2580 344,2669 411,2752 483,2829 561,2902 644,2969 733,3032 829,3091 898,3129 966,3162 1036,3192 1110,3220 1110,3222 1110,3797 1111,3817 1114,3836 1119,3855 1125,3873 1133,3890 1143,3906 1154,3921 1167,3935 1181,3947 1196,3959 1212,3968 1229,3976 1247,3983 1266,3988 1285,3991 1305,3992 2010,3992 2030,3991 2049,3988 2068,3983 2086,3976 2103,3968 2119,3959 2134,3947 2148,3935 2160,3921 2172,3906 2181,3890 2190,3873 2196,3855 2201,3836 2204,3817 2205,3797 2205,3222 2205,3220 2205,3220 2279,3192 2349,3162 2417,3129 2486,3091 2582,3032 2671,2969 2754,2902 2831,2830 2904,2752 2971,2670 3034,2580 3093,2485 3146,2386 3192,2287 3230,2187 3261,2086 3285,1984 3302,1878 3312,1770 3315,1658 3315,1658 3315,1658 3312,1545 3302,1436 3285,1331 3261,1228 3230,1127 3192,1027 3146,928 3093,829 3034,733 2971,644 2903,561 2831,484 2754,411 2671,344 2582,281 2486,222 2387,169 2288,123 2188,85 2087,54 1984,30 1878,13 1770,3">
        <text:p/>
      </draw:polygon>
      <draw:polygon draw:style-name="Mgr43" draw:text-style-name="MP7" draw:layer="backgroundobjects" svg:width="1.556cm" svg:height="0.388cm" svg:x="4.082cm" svg:y="13.949cm" svg:viewBox="0 0 1557 389" draw:points="778,389 1362,389 1382,388 1401,385 1420,380 1438,374 1455,365 1471,356 1486,344 1500,332 1512,318 1523,303 1533,287 1542,270 1548,252 1553,233 1556,214 1557,194 1556,174 1553,155 1548,136 1542,118 1533,101 1523,85 1512,70 1500,57 1486,44 1471,33 1455,23 1438,15 1420,9 1401,4 1382,1 1362,0 195,0 175,1 156,4 137,9 119,15 102,23 86,33 71,44 57,57 44,70 33,85 23,101 15,118 9,136 4,155 1,174 0,194 1,214 4,233 9,252 15,270 23,287 33,303 44,318 57,332 71,344 86,356 102,365 119,374 137,380 156,385 175,388 195,389">
        <text:p/>
      </draw:polygon>
      <draw:polygon draw:style-name="Mgr43" draw:text-style-name="MP7" draw:layer="backgroundobjects" svg:width="1.255cm" svg:height="0.388cm" svg:x="4.232cm" svg:y="14.333cm" svg:viewBox="0 0 1256 389" draw:points="628,389 1062,389 1082,388 1101,385 1120,380 1137,374 1154,366 1170,356 1185,345 1199,332 1212,318 1223,303 1233,287 1241,270 1247,252 1252,233 1255,214 1256,194 1256,194 1255,174 1252,155 1247,136 1241,119 1233,102 1223,86 1212,71 1199,57 1185,44 1170,33 1154,23 1137,15 1120,9 1101,4 1082,1 1062,0 195,0 175,1 156,4 137,9 119,15 102,23 86,33 71,44 57,57 45,71 33,86 24,102 15,119 9,136 4,155 1,174 0,194 0,194 1,214 4,233 9,252 15,270 24,287 33,303 45,318 57,332 71,345 86,356 102,366 119,374 137,380 156,385 175,388 195,389">
        <text:p/>
      </draw:polygon>
      <draw:polygon draw:style-name="Mgr43" draw:text-style-name="MP7" draw:layer="backgroundobjects" svg:width="1.517cm" svg:height="2.889cm" svg:x="4.11cm" svg:y="11.059cm" svg:viewBox="0 0 1518 2890" draw:points="551,2890 563,2160 570,1776 578,1528 583,1483 594,1441 609,1402 629,1364 653,1328 681,1294 746,1231 822,1172 905,1117 1083,1011 1257,901 1334,842 1402,777 1431,743 1457,706 1479,668 1496,627 1509,584 1516,539 1518,491 1515,440 1507,399 1494,364 1478,333 1457,306 1432,284 1404,266 1373,252 1340,242 1305,235 1267,232 1189,235 1108,249 1027,273 949,305 878,344 815,388 788,412 765,436 745,461 729,486 718,512 712,537 711,562 716,587 726,611 743,635 758,651 774,663 789,671 803,677 818,679 832,678 846,674 859,668 872,659 884,648 895,635 905,620 923,585 937,543 947,498 951,449 949,399 941,348 927,298 905,250 891,228 875,207 856,187 836,168 808,147 772,125 729,101 680,77 625,54 566,34 505,17 442,5 379,0 316,2 255,12 225,21 197,33 169,47 142,64 117,84 94,108 71,135 51,165 32,199 16,237 5,275 0,314 2,353 9,392 22,431 40,471 90,551 154,631 231,711 408,873 593,1032 760,1187 829,1263 883,1337 904,1374 920,1410 931,1445 936,1480 940,1614 940,1808 932,2280 914,2890">
        <text:p/>
      </draw:polygon>
      <draw:line draw:style-name="Mgr44" draw:text-style-name="MP8" draw:layer="backgroundobjects" svg:x1="4.86cm" svg:y1="8.49cm" svg:x2="4.86cm" svg:y2="9.059cm">
        <text:p/>
      </draw:line>
      <draw:line draw:style-name="Mgr44" draw:text-style-name="MP8" draw:layer="backgroundobjects" svg:x1="7.226cm" svg:y1="9.314cm" svg:x2="6.823cm" svg:y2="9.716cm">
        <text:p/>
      </draw:line>
      <draw:line draw:style-name="Mgr44" draw:text-style-name="MP8" draw:layer="backgroundobjects" svg:x1="7.849cm" svg:y1="11.515cm" svg:x2="7.28cm" svg:y2="11.515cm">
        <text:p/>
      </draw:line>
      <draw:line draw:style-name="Mgr44" draw:text-style-name="MP8" draw:layer="backgroundobjects" svg:x1="2.495cm" svg:y1="9.314cm" svg:x2="2.898cm" svg:y2="9.716cm">
        <text:p/>
      </draw:line>
      <draw:line draw:style-name="Mgr44" draw:text-style-name="MP8" draw:layer="backgroundobjects" svg:x1="1.872cm" svg:y1="11.515cm" svg:x2="2.441cm" svg:y2="11.515cm">
        <text:p/>
      </draw:line>
      <draw:line draw:style-name="Mgr45" draw:text-style-name="MP8" draw:layer="backgroundobjects" svg:x1="22.443cm" svg:y1="4.509cm" svg:x2="22.719cm" svg:y2="4.1cm">
        <text:p/>
      </draw:line>
      <draw:line draw:style-name="Mgr45" draw:text-style-name="MP8" draw:layer="backgroundobjects" svg:x1="21.11cm" svg:y1="2.746cm" svg:x2="21.6cm" svg:y2="2.655cm">
        <text:p/>
      </draw:line>
      <draw:line draw:style-name="Mgr45" draw:text-style-name="MP8" draw:layer="backgroundobjects" svg:x1="21.724cm" svg:y1="0.853cm" svg:x2="22.141cm" svg:y2="1.134cm">
        <text:p/>
      </draw:line>
      <draw:line draw:style-name="Mgr45" draw:text-style-name="MP8" draw:layer="backgroundobjects" svg:x1="24.576cm" svg:y1="5.086cm" svg:x2="24.477cm" svg:y2="4.598cm">
        <text:p/>
      </draw:line>
      <draw:line draw:style-name="Mgr45" draw:text-style-name="MP8" draw:layer="backgroundobjects" svg:x1="26.103cm" svg:y1="3.81cm" svg:x2="25.686cm" svg:y2="3.528cm">
        <text:p/>
      </draw:line>
      <draw:polygon draw:style-name="Mgr46" draw:text-style-name="MP7" draw:layer="backgroundobjects" svg:width="0.465cm" svg:height="0.501cm" svg:x="17.678cm" svg:y="2.579cm" svg:viewBox="0 0 466 502" draw:points="0,230 404,502 466,0">
        <text:p/>
      </draw:polygon>
      <draw:line draw:style-name="Mgr47" draw:text-style-name="MP8" draw:layer="backgroundobjects" svg:x1="10.118cm" svg:y1="4.838cm" svg:x2="9.528cm" svg:y2="5.099cm">
        <text:p/>
      </draw:line>
      <draw:line draw:style-name="Mgr47" draw:text-style-name="MP8" draw:layer="backgroundobjects" svg:x1="9.693cm" svg:y1="4.673cm" svg:x2="9.954cm" svg:y2="5.263cm">
        <text:p/>
      </draw:line>
      <draw:polygon draw:style-name="Mgr48" draw:text-style-name="MP7" draw:layer="backgroundobjects" svg:width="0.528cm" svg:height="0.529cm" svg:x="24.782cm" svg:y="9.401cm" svg:viewBox="0 0 529 530" draw:points="529,265 528,283 527,300 524,317 521,334 516,350 510,366 503,382 494,398 485,413 474,428 464,441 452,453 440,465 426,475 412,486 397,495 381,504 365,511 349,517 333,522 316,525 299,528 282,529 264,530 246,529 229,528 212,525 196,522 179,517 164,511 148,504 132,495 117,486 103,475 89,465 77,453 65,441 55,428 44,413 35,398 26,382 19,366 13,350 8,334 5,317 2,300 0,283 0,265 0,247 2,230 5,213 8,196 13,180 19,164 26,149 35,133 44,118 55,104 65,90 77,78 89,66 103,56 117,45 132,36 148,27 164,20 180,14 196,9 212,5 229,2 246,1 264,0 282,1 300,2 317,5 333,9 349,14 365,20 381,27 397,36 412,45 426,56 440,66 452,78 464,90 474,104 485,118 494,133 503,149 510,164 516,180 521,196 524,213 527,230 528,247">
        <text:p/>
      </draw:polygon>
      <draw:polygon draw:style-name="Mgr46" draw:text-style-name="MP7" draw:layer="backgroundobjects" svg:width="0.465cm" svg:height="0.502cm" svg:x="2.862cm" svg:y="1.396cm" svg:viewBox="0 0 466 503" draw:points="0,230 404,503 466,0">
        <text:p/>
      </draw:polygon>
      <draw:polygon draw:style-name="Mgr46" draw:text-style-name="MP7" draw:layer="backgroundobjects" svg:width="0.465cm" svg:height="0.502cm" svg:x="11.151cm" svg:y="10.593cm" svg:viewBox="0 0 466 503" draw:points="0,230 404,503 466,0">
        <text:p/>
      </draw:polygon>
      <draw:line draw:style-name="Mgr47" draw:text-style-name="MP8" draw:layer="backgroundobjects" svg:x1="17.607cm" svg:y1="14.033cm" svg:x2="17.017cm" svg:y2="14.294cm">
        <text:p/>
      </draw:line>
      <draw:line draw:style-name="Mgr47" draw:text-style-name="MP8" draw:layer="backgroundobjects" svg:x1="17.182cm" svg:y1="13.869cm" svg:x2="17.442cm" svg:y2="14.459cm">
        <text:p/>
      </draw:line>
      <presentation:notes style:page-layout-name="PM0">
        <draw:page-thumbnail presentation:style-name="Title-title" draw:layer="backgroundobjects" svg:width="18.624cm" svg:height="10.476cm" svg:x="1.482cm" svg:y="2.123cm" presentation:class="page"/>
        <draw:frame presentation:style-name="Title-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style:master-page style:name="Article1" style:page-layout-name="PM1" draw:style-name="Mdp2">
      <draw:polygon draw:style-name="Mgr26" draw:text-style-name="MP13" draw:layer="backgroundobjects" svg:width="11.527cm" svg:height="1.158cm" svg:x="0cm" svg:y="0.498cm" svg:viewBox="0 0 11528 1159" draw:points="0,0 11528,0 11528,1159 0,1159">
        <text:p/>
      </draw:polygon>
      <draw:polygon draw:style-name="Mgr26" draw:text-style-name="MP13" draw:layer="backgroundobjects" svg:width="23.598cm" svg:height="10.128cm" svg:x="2.189cm" svg:y="4.155cm" svg:viewBox="0 0 23599 10129" draw:points="0,0 23599,0 23599,10129 0,10129">
        <text:p/>
      </draw:polygon>
      <draw:frame presentation:style-name="Article1-title" draw:layer="backgroundobjects" svg:width="25.199cm" svg:height="2.629cm" svg:x="1.4cm" svg:y="0.628cm" presentation:class="title" presentation:placeholder="true">
        <draw:text-box/>
      </draw:frame>
      <draw:frame presentation:style-name="Article1-outline1" draw:layer="backgroundobjects" svg:width="25.199cm" svg:height="9.134cm" svg:x="1.4cm" svg:y="3.685cm" presentation:class="outline" presentation:placeholder="true">
        <draw:text-box/>
      </draw:frame>
      <draw:frame presentation:style-name="Mpr13" draw:text-style-name="MP2" draw:layer="backgroundobjects" svg:width="6.523cm" svg:height="1.085cm" svg:x="1.4cm" svg:y="14.348cm" presentation:class="date-time">
        <draw:text-box>
          <text:p text:style-name="MP1"><text:span text:style-name="MT1"><presentation:date-time/></text:span></text:p>
        </draw:text-box>
      </draw:frame>
      <draw:frame presentation:style-name="Mpr13" draw:text-style-name="MP6" draw:layer="backgroundobjects" svg:width="8.875cm" svg:height="1.085cm" svg:x="9.576cm" svg:y="14.348cm" presentation:class="footer">
        <draw:text-box>
          <text:p text:style-name="MP5"><text:span text:style-name="MT1"><presentation:footer/></text:span></text:p>
        </draw:text-box>
      </draw:frame>
      <draw:frame presentation:style-name="Mpr13" draw:text-style-name="MP4" draw:layer="backgroundobjects" svg:width="6.523cm" svg:height="1.085cm" svg:x="20.076cm" svg:y="14.348cm" presentation:class="page-number">
        <draw:text-box>
          <text:p text:style-name="MP3"><text:span text:style-name="MT1"><text:page-number>&lt;número&gt;</text:page-number></text:span></text:p>
        </draw:text-box>
      </draw:frame>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Article1-title" draw:layer="backgroundobjects" svg:width="18.624cm" svg:height="10.476cm" svg:x="1.482cm" svg:y="2.123cm" presentation:class="page"/>
        <draw:frame presentation:style-name="Article1-notes" draw:layer="backgroundobjects" svg:width="17.271cm" svg:height="12.572cm" svg:x="2.159cm" svg:y="13.271cm" presentation:class="notes" presentation:placeholder="true">
          <draw:text-box/>
        </draw:frame>
        <draw:frame presentation:style-name="Mpr14" draw:text-style-name="MP2" draw:layer="backgroundobjects" svg:width="9.369cm" svg:height="1.396cm" svg:x="0cm" svg:y="0cm" presentation:class="header">
          <draw:text-box>
            <text:p text:style-name="MP1"><text:span text:style-name="MT1"><presentation:header/></text:span></text:p>
          </draw:text-box>
        </draw:frame>
        <draw:frame presentation:style-name="Mpr14" draw:text-style-name="MP4" draw:layer="backgroundobjects" svg:width="9.369cm" svg:height="1.396cm" svg:x="12.22cm" svg:y="0cm" presentation:class="date-time">
          <draw:text-box>
            <text:p text:style-name="MP3"><text:span text:style-name="MT1"><presentation:date-time/></text:span></text:p>
          </draw:text-box>
        </draw:frame>
        <draw:frame presentation:style-name="Mpr15" draw:text-style-name="MP2" draw:layer="backgroundobjects" svg:width="9.369cm" svg:height="1.396cm" svg:x="0cm" svg:y="26.543cm" presentation:class="footer">
          <draw:text-box>
            <text:p text:style-name="MP1"><text:span text:style-name="MT1"><presentation:footer/></text:span></text:p>
          </draw:text-box>
        </draw:frame>
        <draw:frame presentation:style-name="Mpr15"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style:master-page style:name="Article2" style:page-layout-name="PM1" draw:style-name="Mdp2">
      <draw:polygon draw:style-name="Mgr26" draw:text-style-name="MP13" draw:layer="backgroundobjects" svg:width="11.527cm" svg:height="1.158cm" svg:x="0cm" svg:y="0.498cm" svg:viewBox="0 0 11528 1159" draw:points="0,0 11528,0 11528,1159 0,1159">
        <text:p/>
      </draw:polygon>
      <draw:frame presentation:style-name="Article2-title" draw:layer="backgroundobjects" svg:width="25.199cm" svg:height="2.629cm" svg:x="1.4cm" svg:y="0.628cm" presentation:class="title" presentation:placeholder="true">
        <draw:text-box/>
      </draw:frame>
      <draw:frame presentation:style-name="Article2-outline1" draw:layer="backgroundobjects" svg:width="25.199cm" svg:height="9.134cm" svg:x="1.4cm" svg:y="3.685cm" presentation:class="outline" presentation:placeholder="true">
        <draw:text-box/>
      </draw:frame>
      <draw:frame presentation:style-name="Mpr16" draw:text-style-name="MP2" draw:layer="backgroundobjects" svg:width="6.523cm" svg:height="1.085cm" svg:x="1.4cm" svg:y="14.348cm" presentation:class="date-time">
        <draw:text-box>
          <text:p text:style-name="MP1"><text:span text:style-name="MT1"><presentation:date-time/></text:span></text:p>
        </draw:text-box>
      </draw:frame>
      <draw:frame presentation:style-name="Mpr16" draw:text-style-name="MP6" draw:layer="backgroundobjects" svg:width="8.875cm" svg:height="1.085cm" svg:x="9.576cm" svg:y="14.348cm" presentation:class="footer">
        <draw:text-box>
          <text:p text:style-name="MP5"><text:span text:style-name="MT1"><presentation:footer/></text:span></text:p>
        </draw:text-box>
      </draw:frame>
      <draw:frame presentation:style-name="Mpr16" draw:text-style-name="MP4" draw:layer="backgroundobjects" svg:width="6.523cm" svg:height="1.085cm" svg:x="20.076cm" svg:y="14.348cm" presentation:class="page-number">
        <draw:text-box>
          <text:p text:style-name="MP3"><text:span text:style-name="MT1"><text:page-number>&lt;número&gt;</text:page-number></text:span></text:p>
        </draw:text-box>
      </draw:frame>
      <draw:polygon draw:style-name="Mgr54" draw:text-style-name="MP7" draw:layer="backgroundobjects" svg:width="3.763cm" svg:height="4.528cm" svg:x="22.273cm" svg:y="10.103cm" svg:viewBox="0 0 3764 4529" draw:points="1882,0 1882,0 1882,0 1754,4 1631,15 1511,34 1394,61 1279,96 1166,140 1053,191 941,252 832,319 731,390 637,467 549,548 467,636 391,730 319,831 252,940 191,1052 139,1165 96,1278 61,1393 34,1510 15,1630 4,1753 0,1881 0,1881 0,1881 4,2008 15,2131 34,2250 61,2367 96,2482 140,2595 192,2707 252,2819 319,2927 391,3028 467,3123 549,3210 637,3292 731,3368 832,3440 941,3507 1020,3550 1097,3588 1176,3622 1260,3654 1260,3656 1260,4308 1261,4330 1264,4353 1270,4374 1277,4394 1287,4413 1298,4432 1310,4449 1325,4464 1340,4479 1357,4491 1376,4502 1395,4511 1415,4519 1436,4524 1458,4528 1481,4529 2282,4529 2305,4528 2327,4524 2348,4519 2368,4511 2388,4502 2406,4491 2423,4479 2439,4464 2453,4449 2465,4432 2476,4413 2486,4394 2493,4374 2498,4353 2502,4330 2503,4308 2503,3656 2503,3654 2503,3654 2587,3622 2667,3588 2744,3550 2823,3507 2931,3440 3033,3368 3127,3292 3215,3210 3297,3123 3373,3029 3445,2927 3512,2819 3572,2707 3624,2595 3667,2482 3702,2367 3729,2250 3748,2131 3760,2008 3764,1881 3764,1881 3764,1881 3760,1753 3749,1630 3730,1510 3703,1393 3668,1278 3624,1165 3573,1052 3512,940 3445,831 3373,730 3297,636 3215,548 3127,467 3033,390 2932,319 2823,252 2711,191 2598,140 2485,96 2370,61 2253,34 2133,15 2009,4">
        <text:p/>
      </draw:polygon>
      <draw:polygon draw:style-name="Mgr55" draw:text-style-name="MP7" draw:layer="backgroundobjects" svg:width="1.766cm" svg:height="0.441cm" svg:x="23.271cm" svg:y="14.632cm" svg:viewBox="0 0 1767 442" draw:points="884,442 1546,442 1569,441 1590,437 1612,432 1632,425 1651,415 1669,404 1686,391 1702,377 1716,362 1729,345 1740,326 1750,307 1757,287 1762,266 1766,244 1767,221 1766,198 1762,176 1757,155 1750,135 1740,116 1729,97 1716,80 1702,65 1686,50 1669,38 1651,27 1632,17 1612,10 1590,4 1569,1 1546,0 221,0 198,1 176,4 155,10 135,17 116,27 97,38 80,50 65,65 50,80 38,97 27,116 17,135 10,155 4,176 1,198 0,221 1,244 4,266 10,287 17,307 27,326 38,345 50,362 65,377 80,391 97,404 116,415 135,425 155,432 176,437 198,441 221,442">
        <text:p/>
      </draw:polygon>
      <draw:polygon draw:style-name="Mgr55" draw:text-style-name="MP7" draw:layer="backgroundobjects" svg:width="1.425cm" svg:height="0.44cm" svg:x="23.442cm" svg:y="15.068cm" svg:viewBox="0 0 1426 441" draw:points="713,441 1205,441 1228,440 1249,436 1271,431 1291,424 1310,414 1328,403 1346,391 1361,376 1375,361 1388,344 1399,326 1409,306 1416,286 1421,265 1425,243 1426,221 1426,221 1425,198 1421,176 1416,155 1409,135 1399,116 1388,97 1375,80 1361,65 1346,50 1328,38 1310,27 1291,17 1271,10 1249,4 1228,1 1205,0 221,0 198,1 176,4 155,10 135,17 116,27 97,38 80,50 65,65 50,80 38,97 27,116 17,135 10,155 4,176 1,198 0,221 0,221 1,243 4,265 10,286 17,306 27,326 38,344 50,361 65,376 80,391 97,403 116,414 135,424 155,431 176,436 198,440 221,441">
        <text:p/>
      </draw:polygon>
      <draw:polygon draw:style-name="Mgr55" draw:text-style-name="MP7" draw:layer="backgroundobjects" svg:width="1.724cm" svg:height="3.278cm" svg:x="23.302cm" svg:y="11.354cm" svg:viewBox="0 0 1725 3279" draw:points="626,3279 640,2451 648,2015 657,1734 663,1683 675,1636 693,1591 715,1548 742,1508 774,1469 848,1397 934,1331 1029,1268 1231,1147 1428,1023 1516,956 1593,882 1626,843 1655,802 1680,758 1699,712 1714,663 1722,612 1725,557 1721,500 1712,454 1698,413 1678,378 1655,348 1627,322 1595,302 1560,286 1522,274 1482,267 1440,263 1351,266 1258,282 1167,309 1078,346 997,390 926,440 896,467 869,495 847,523 829,552 816,581 809,610 808,638 813,666 825,694 844,721 861,738 879,752 896,762 913,768 929,770 945,769 961,765 976,758 990,748 1004,736 1016,721 1028,704 1049,663 1065,617 1075,565 1080,509 1078,452 1069,395 1053,338 1027,284 1011,259 993,235 972,212 949,191 918,167 877,142 828,114 772,87 710,61 644,38 574,19 503,6 431,0 359,2 290,14 256,24 224,37 192,53 162,73 133,96 106,122 81,153 58,187 37,226 18,269 5,312 0,356 2,400 10,445 25,489 46,534 102,625 176,716 263,807 463,990 674,1171 864,1347 942,1433 1004,1517 1027,1558 1046,1599 1058,1639 1064,1679 1068,1831 1068,2051 1058,2587 1038,3279">
        <text:p/>
      </draw:polygon>
      <draw:line draw:style-name="Mgr18" draw:text-style-name="MP8" draw:layer="backgroundobjects" svg:x1="24.155cm" svg:y1="8.439cm" svg:x2="24.155cm" svg:y2="9.084cm">
        <text:p/>
      </draw:line>
      <draw:line draw:style-name="Mgr18" draw:text-style-name="MP8" draw:layer="backgroundobjects" svg:x1="26.84cm" svg:y1="9.373cm" svg:x2="26.384cm" svg:y2="9.829cm">
        <text:p/>
      </draw:line>
      <draw:line draw:style-name="Mgr18" draw:text-style-name="MP8" draw:layer="backgroundobjects" svg:x1="27.548cm" svg:y1="11.87cm" svg:x2="26.902cm" svg:y2="11.87cm">
        <text:p/>
      </draw:line>
      <draw:line draw:style-name="Mgr18" draw:text-style-name="MP8" draw:layer="backgroundobjects" svg:x1="21.469cm" svg:y1="9.373cm" svg:x2="21.926cm" svg:y2="9.829cm">
        <text:p/>
      </draw:line>
      <draw:line draw:style-name="Mgr18" draw:text-style-name="MP8" draw:layer="backgroundobjects" svg:x1="20.762cm" svg:y1="11.87cm" svg:x2="21.408cm" svg:y2="11.87cm">
        <text:p/>
      </draw:line>
      <draw:line draw:style-name="Mgr56" draw:text-style-name="MP8" draw:layer="backgroundobjects" svg:x1="13.008cm" svg:y1="1.605cm" svg:x2="12.462cm" svg:y2="1.945cm">
        <text:p/>
      </draw:line>
      <draw:line draw:style-name="Mgr56" draw:text-style-name="MP8" draw:layer="backgroundobjects" svg:x1="12.565cm" svg:y1="1.503cm" svg:x2="12.905cm" svg:y2="2.048cm">
        <text:p/>
      </draw:line>
      <draw:polygon draw:style-name="Mgr16" draw:text-style-name="MP12" draw:layer="backgroundobjects" svg:width="0.527cm" svg:height="0.527cm" svg:x="10.764cm" svg:y="10.759cm" svg:viewBox="0 0 528 528" draw:points="528,264 527,282 526,299 523,316 520,333 515,349 509,365 502,380 493,396 484,411 473,425 463,439 451,451 439,463 425,473 411,483 396,493 380,502 364,509 349,515 332,520 316,523 299,526 282,527 264,528 246,527 229,526 212,523 196,520 179,515 164,509 148,502 132,493 117,483 103,473 90,463 77,451 66,439 55,425 45,411 36,396 27,380 20,364 14,349 9,332 5,316 2,299 1,282 0,264 1,246 2,229 5,212 9,196 14,179 20,164 27,148 36,132 45,117 55,103 66,90 77,77 90,66 103,55 117,45 132,36 148,27 164,20 180,14 196,9 212,5 229,2 246,1 264,0 282,1 299,2 316,5 333,9 349,14 365,20 380,27 396,36 411,45 425,55 439,66 451,77 463,90 473,103 484,117 493,132 502,148 509,164 515,180 520,196 523,212 526,229 527,246">
        <text:p/>
      </draw:polygon>
      <draw:polygon draw:style-name="Mgr57" draw:text-style-name="MP11" draw:layer="backgroundobjects" svg:width="0.527cm" svg:height="0.527cm" svg:x="10.764cm" svg:y="10.759cm" svg:viewBox="0 0 528 528" draw:points="528,264 527,282 526,299 523,316 520,333 515,349 509,365 502,380 493,396 484,411 473,425 463,439 451,451 439,463 425,473 411,483 396,493 380,502 364,509 349,515 332,520 316,523 299,526 282,527 264,528 246,527 229,526 212,523 196,520 179,515 164,509 148,502 132,493 117,483 103,473 90,463 77,451 66,439 55,425 45,411 36,396 27,380 20,364 14,349 9,332 5,316 2,299 1,282 0,264 1,246 2,229 5,212 9,196 14,179 20,164 27,148 36,132 45,117 55,103 66,90 77,77 90,66 103,55 117,45 132,36 148,27 164,20 180,14 196,9 212,5 229,2 246,1 264,0 282,1 299,2 316,5 333,9 349,14 365,20 380,27 396,36 411,45 425,55 439,66 451,77 463,90 473,103 484,117 493,132 502,148 509,164 515,180 520,196 523,212 526,229 527,246">
        <text:p/>
      </draw:polygon>
      <draw:polygon draw:style-name="Mgr58" draw:text-style-name="MP11" draw:layer="backgroundobjects" svg:width="0.464cm" svg:height="0.5cm" svg:x="17.727cm" svg:y="5.854cm" svg:viewBox="0 0 465 501" draw:points="0,229 403,501 465,0">
        <text:p/>
      </draw:polygon>
      <draw:line draw:style-name="Mgr41" draw:text-style-name="MP8" draw:layer="backgroundobjects" svg:x1="25.631cm" svg:y1="3.152cm" svg:x2="25.792cm" svg:y2="3.66cm">
        <text:p/>
      </draw:line>
      <draw:line draw:style-name="Mgr41" draw:text-style-name="MP8" draw:layer="backgroundobjects" svg:x1="25.457cm" svg:y1="3.487cm" svg:x2="25.965cm" svg:y2="3.325cm">
        <text:p/>
      </draw:line>
      <draw:polygon draw:style-name="Mgr58" draw:text-style-name="MP11" draw:layer="backgroundobjects" svg:width="0.464cm" svg:height="0.5cm" svg:x="1.562cm" svg:y="13.58cm" svg:viewBox="0 0 465 501" draw:points="0,230 403,501 465,0">
        <text:p/>
      </draw:polygon>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Article2-title" draw:layer="backgroundobjects" svg:width="18.624cm" svg:height="10.476cm" svg:x="1.482cm" svg:y="2.123cm" presentation:class="page"/>
        <draw:frame presentation:style-name="Article2-notes" draw:layer="backgroundobjects" svg:width="17.271cm" svg:height="12.572cm" svg:x="2.159cm" svg:y="13.271cm" presentation:class="notes" presentation:placeholder="true">
          <draw:text-box/>
        </draw:frame>
        <draw:frame presentation:style-name="Mpr17" draw:text-style-name="MP2" draw:layer="backgroundobjects" svg:width="9.369cm" svg:height="1.396cm" svg:x="0cm" svg:y="0cm" presentation:class="header">
          <draw:text-box>
            <text:p text:style-name="MP1"><text:span text:style-name="MT1"><presentation:header/></text:span></text:p>
          </draw:text-box>
        </draw:frame>
        <draw:frame presentation:style-name="Mpr17" draw:text-style-name="MP4" draw:layer="backgroundobjects" svg:width="9.369cm" svg:height="1.396cm" svg:x="12.22cm" svg:y="0cm" presentation:class="date-time">
          <draw:text-box>
            <text:p text:style-name="MP3"><text:span text:style-name="MT1"><presentation:date-time/></text:span></text:p>
          </draw:text-box>
        </draw:frame>
        <draw:frame presentation:style-name="Mpr18" draw:text-style-name="MP2" draw:layer="backgroundobjects" svg:width="9.369cm" svg:height="1.396cm" svg:x="0cm" svg:y="26.543cm" presentation:class="footer">
          <draw:text-box>
            <text:p text:style-name="MP1"><text:span text:style-name="MT1"><presentation:footer/></text:span></text:p>
          </draw:text-box>
        </draw:frame>
        <draw:frame presentation:style-name="Mpr18"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style:master-page style:name="Infographic1" style:page-layout-name="PM1" draw:style-name="Mdp2">
      <draw:polygon draw:style-name="Mgr26" draw:text-style-name="MP13" draw:layer="backgroundobjects" svg:width="11.527cm" svg:height="1.158cm" svg:x="0cm" svg:y="0.498cm" svg:viewBox="0 0 11528 1159" draw:points="0,0 11528,0 11528,1159 0,1159">
        <text:p/>
      </draw:polygon>
      <draw:frame presentation:style-name="Infographic1-title" draw:layer="backgroundobjects" svg:width="25.199cm" svg:height="2.629cm" svg:x="1.4cm" svg:y="0.628cm" presentation:class="title" presentation:placeholder="true">
        <draw:text-box/>
      </draw:frame>
      <draw:frame presentation:style-name="Infographic1-outline1" draw:layer="backgroundobjects" svg:width="25.199cm" svg:height="9.134cm" svg:x="1.4cm" svg:y="3.685cm" presentation:class="outline" presentation:placeholder="true">
        <draw:text-box/>
      </draw:frame>
      <draw:frame presentation:style-name="Mpr19" draw:text-style-name="MP2" draw:layer="backgroundobjects" svg:width="6.523cm" svg:height="1.085cm" svg:x="1.4cm" svg:y="14.348cm" presentation:class="date-time">
        <draw:text-box>
          <text:p text:style-name="MP1"><text:span text:style-name="MT1"><presentation:date-time/></text:span></text:p>
        </draw:text-box>
      </draw:frame>
      <draw:frame presentation:style-name="Mpr19" draw:text-style-name="MP6" draw:layer="backgroundobjects" svg:width="8.875cm" svg:height="1.085cm" svg:x="9.576cm" svg:y="14.348cm" presentation:class="footer">
        <draw:text-box>
          <text:p text:style-name="MP5"><text:span text:style-name="MT1"><presentation:footer/></text:span></text:p>
        </draw:text-box>
      </draw:frame>
      <draw:frame presentation:style-name="Mpr19" draw:text-style-name="MP4" draw:layer="backgroundobjects" svg:width="6.523cm" svg:height="1.085cm" svg:x="20.076cm" svg:y="14.348cm" presentation:class="page-number">
        <draw:text-box>
          <text:p text:style-name="MP3"><text:span text:style-name="MT1"><text:page-number>&lt;número&gt;</text:page-number></text:span></text:p>
        </draw:text-box>
      </draw:frame>
      <draw:line draw:style-name="Mgr18" draw:text-style-name="MP8" draw:layer="backgroundobjects" svg:x1="3.817cm" svg:y1="13.758cm" svg:x2="3.361cm" svg:y2="14.214cm">
        <text:p/>
      </draw:line>
      <draw:line draw:style-name="Mgr18" draw:text-style-name="MP8" draw:layer="backgroundobjects" svg:x1="3.361cm" svg:y1="13.758cm" svg:x2="3.817cm" svg:y2="14.214cm">
        <text:p/>
      </draw:line>
      <draw:polygon draw:style-name="Mgr59" draw:text-style-name="MP9" draw:layer="backgroundobjects" svg:width="0.465cm" svg:height="0.502cm" svg:x="15.765cm" svg:y="3.523cm" svg:viewBox="0 0 466 503" draw:points="0,230 404,503 466,0">
        <text:p/>
      </draw:polygon>
      <draw:polygon draw:style-name="Mgr16" draw:text-style-name="MP12" draw:layer="backgroundobjects" svg:width="0.529cm" svg:height="0.529cm" svg:x="21.304cm" svg:y="12.368cm" svg:viewBox="0 0 530 530" draw:points="530,265 529,283 528,300 525,317 521,334 516,350 510,366 503,381 494,397 485,412 475,426 464,440 453,452 441,464 427,474 413,484 398,494 382,503 366,510 350,516 334,521 317,525 300,528 283,529 265,530 247,529 230,528 213,525 197,521 181,516 165,510 149,503 133,494 118,484 103,474 90,464 78,452 66,440 56,426 45,412 36,397 27,381 20,366 14,350 9,334 5,317 2,300 1,283 0,265 1,247 2,230 5,213 9,196 14,180 20,164 27,148 36,132 45,117 56,102 66,89 78,77 90,65 103,55 118,44 133,35 149,26 165,19 181,13 197,8 213,5 230,2 247,0 265,0 283,0 300,2 317,5 334,8 350,13 366,19 382,26 398,35 413,44 427,55 441,65 453,77 464,89 475,102 485,117 494,132 503,148 510,164 516,180 521,196 525,213 528,230 529,247">
        <text:p/>
      </draw:polygon>
      <draw:polygon draw:style-name="Mgr17" draw:text-style-name="MP11" draw:layer="backgroundobjects" svg:width="0.529cm" svg:height="0.529cm" svg:x="21.304cm" svg:y="12.368cm" svg:viewBox="0 0 530 530" draw:points="530,265 529,283 528,300 525,317 521,334 516,350 510,366 503,381 494,397 485,412 475,426 464,440 453,452 441,464 427,474 413,484 398,494 382,503 366,510 350,516 334,521 317,525 300,528 283,529 265,530 247,529 230,528 213,525 197,521 181,516 165,510 149,503 133,494 118,484 103,474 90,464 78,452 66,440 56,426 45,412 36,397 27,381 20,366 14,350 9,334 5,317 2,300 1,283 0,265 1,247 2,230 5,213 9,196 14,180 20,164 27,148 36,132 45,117 56,102 66,89 78,77 90,65 103,55 118,44 133,35 149,26 165,19 181,13 197,8 213,5 230,2 247,0 265,0 283,0 300,2 317,5 334,8 350,13 366,19 382,26 398,35 413,44 427,55 441,65 453,77 464,89 475,102 485,117 494,132 503,148 510,164 516,180 521,196 525,213 528,230 529,247">
        <text:p/>
      </draw:polygon>
      <draw:line draw:style-name="Mgr18" draw:text-style-name="MP8" draw:layer="backgroundobjects" svg:x1="26.184cm" svg:y1="0.811cm" svg:x2="25.728cm" svg:y2="1.267cm">
        <text:p/>
      </draw:line>
      <draw:line draw:style-name="Mgr18" draw:text-style-name="MP8" draw:layer="backgroundobjects" svg:x1="25.728cm" svg:y1="0.811cm" svg:x2="26.184cm" svg:y2="1.267cm">
        <text:p/>
      </draw:line>
      <draw:polygon draw:style-name="Mgr16" draw:text-style-name="MP12" draw:layer="backgroundobjects" svg:width="0.529cm" svg:height="0.529cm" svg:x="0.424cm" svg:y="3.089cm" svg:viewBox="0 0 530 530" draw:points="530,265 529,283 528,300 525,317 521,333 516,349 510,365 503,381 494,397 485,412 475,426 464,440 453,452 441,464 427,475 413,485 398,494 382,502 366,510 350,516 334,521 317,525 300,528 283,529 265,530 247,529 230,528 213,525 197,521 181,516 165,510 149,502 133,494 118,485 103,475 90,464 78,452 66,440 56,426 45,412 36,397 27,381 20,365 14,350 9,333 5,317 2,300 1,283 0,265 1,247 2,230 5,213 9,196 14,180 20,164 27,148 36,132 45,117 56,103 66,89 78,77 90,65 103,55 118,44 133,35 149,26 165,19 181,13 197,8 213,5 230,2 247,0 265,0 283,0 300,2 317,5 334,8 350,13 366,19 382,26 398,35 413,44 427,55 441,65 453,77 464,89 475,103 485,117 494,132 503,148 510,164 516,180 521,196 525,212 528,229 529,247">
        <text:p/>
      </draw:polygon>
      <draw:polygon draw:style-name="Mgr17" draw:text-style-name="MP11" draw:layer="backgroundobjects" svg:width="0.529cm" svg:height="0.529cm" svg:x="0.424cm" svg:y="3.089cm" svg:viewBox="0 0 530 530" draw:points="530,265 529,283 528,300 525,317 521,333 516,349 510,365 503,381 494,397 485,412 475,426 464,440 453,452 441,464 427,475 413,485 398,494 382,502 366,510 350,516 334,521 317,525 300,528 283,529 265,530 247,529 230,528 213,525 197,521 181,516 165,510 149,502 133,494 118,485 103,475 90,464 78,452 66,440 56,426 45,412 36,397 27,381 20,365 14,350 9,333 5,317 2,300 1,283 0,265 1,247 2,230 5,213 9,196 14,180 20,164 27,148 36,132 45,117 56,103 66,89 78,77 90,65 103,55 118,44 133,35 149,26 165,19 181,13 197,8 213,5 230,2 247,0 265,0 283,0 300,2 317,5 334,8 350,13 366,19 382,26 398,35 413,44 427,55 441,65 453,77 464,89 475,103 485,117 494,132 503,148 510,164 516,180 521,196 525,212 528,229 529,247">
        <text:p/>
      </draw:polygon>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Infographic1-title" draw:layer="backgroundobjects" svg:width="18.624cm" svg:height="10.476cm" svg:x="1.482cm" svg:y="2.123cm" presentation:class="page"/>
        <draw:frame presentation:style-name="Infographic1-notes" draw:layer="backgroundobjects" svg:width="17.271cm" svg:height="12.572cm" svg:x="2.159cm" svg:y="13.271cm" presentation:class="notes" presentation:placeholder="true">
          <draw:text-box/>
        </draw:frame>
        <draw:frame presentation:style-name="Mpr20" draw:text-style-name="MP2" draw:layer="backgroundobjects" svg:width="9.369cm" svg:height="1.396cm" svg:x="0cm" svg:y="0cm" presentation:class="header">
          <draw:text-box>
            <text:p text:style-name="MP1"><text:span text:style-name="MT1"><presentation:header/></text:span></text:p>
          </draw:text-box>
        </draw:frame>
        <draw:frame presentation:style-name="Mpr20" draw:text-style-name="MP4" draw:layer="backgroundobjects" svg:width="9.369cm" svg:height="1.396cm" svg:x="12.22cm" svg:y="0cm" presentation:class="date-time">
          <draw:text-box>
            <text:p text:style-name="MP3"><text:span text:style-name="MT1"><presentation:date-time/></text:span></text:p>
          </draw:text-box>
        </draw:frame>
        <draw:frame presentation:style-name="Mpr21" draw:text-style-name="MP2" draw:layer="backgroundobjects" svg:width="9.369cm" svg:height="1.396cm" svg:x="0cm" svg:y="26.543cm" presentation:class="footer">
          <draw:text-box>
            <text:p text:style-name="MP1"><text:span text:style-name="MT1"><presentation:footer/></text:span></text:p>
          </draw:text-box>
        </draw:frame>
        <draw:frame presentation:style-name="Mpr21"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style:master-page style:name="Infographic3" style:page-layout-name="PM1" draw:style-name="Mdp1">
      <draw:frame presentation:style-name="Infographic3-title" draw:layer="backgroundobjects" svg:width="25.199cm" svg:height="2.629cm" svg:x="1.4cm" svg:y="0.628cm" presentation:class="title" presentation:placeholder="true">
        <draw:text-box/>
      </draw:frame>
      <draw:frame presentation:style-name="Infographic3-outline1" draw:layer="backgroundobjects" svg:width="25.199cm" svg:height="9.134cm" svg:x="1.4cm" svg:y="3.685cm" presentation:class="outline" presentation:placeholder="true">
        <draw:text-box/>
      </draw:frame>
      <draw:frame presentation:style-name="Mpr22" draw:text-style-name="MP2" draw:layer="backgroundobjects" svg:width="6.523cm" svg:height="1.085cm" svg:x="1.4cm" svg:y="14.348cm" presentation:class="date-time">
        <draw:text-box>
          <text:p text:style-name="MP1"><text:span text:style-name="MT1"><presentation:date-time/></text:span></text:p>
        </draw:text-box>
      </draw:frame>
      <draw:frame presentation:style-name="Mpr22" draw:text-style-name="MP6" draw:layer="backgroundobjects" svg:width="8.875cm" svg:height="1.085cm" svg:x="9.576cm" svg:y="14.348cm" presentation:class="footer">
        <draw:text-box>
          <text:p text:style-name="MP5"><text:span text:style-name="MT1"><presentation:footer/></text:span></text:p>
        </draw:text-box>
      </draw:frame>
      <draw:frame presentation:style-name="Mpr22" draw:text-style-name="MP4" draw:layer="backgroundobjects" svg:width="6.523cm" svg:height="1.085cm" svg:x="20.076cm" svg:y="14.348cm" presentation:class="page-number">
        <draw:text-box>
          <text:p text:style-name="MP3"><text:span text:style-name="MT1"><text:page-number>&lt;número&gt;</text:page-number></text:span></text:p>
        </draw:text-box>
      </draw:frame>
      <draw:polygon draw:style-name="Mgr60" draw:text-style-name="MP11" draw:layer="backgroundobjects" svg:width="0.529cm" svg:height="0.529cm" svg:x="3.313cm" svg:y="7.907cm" svg:viewBox="0 0 530 530" draw:points="530,265 529,283 528,300 525,317 521,334 516,350 510,366 503,382 494,398 485,413 474,428 464,441 452,453 440,465 427,475 412,486 397,495 381,504 365,511 349,517 333,522 317,525 300,528 283,529 265,530 247,529 230,528 213,525 197,522 181,517 165,511 149,504 133,495 118,486 103,475 90,465 78,453 66,441 56,428 45,413 36,398 27,382 20,366 14,350 9,334 5,317 2,300 1,283 0,265 1,247 2,230 5,213 9,197 14,181 20,165 27,149 36,133 45,118 56,103 66,90 78,78 90,66 103,56 118,45 133,36 149,27 165,20 181,14 197,9 213,5 230,2 247,1 265,0 283,1 300,2 317,5 333,9 349,14 365,20 381,27 397,36 412,45 427,56 440,66 452,78 464,90 474,103 485,118 494,133 503,149 510,165 516,181 521,197 525,213 528,230 529,247">
        <text:p/>
      </draw:polygon>
      <draw:line draw:style-name="Mgr47" draw:text-style-name="MP8" draw:layer="backgroundobjects" svg:x1="11.521cm" svg:y1="0.322cm" svg:x2="11.28cm" svg:y2="0.92cm">
        <text:p/>
      </draw:line>
      <draw:line draw:style-name="Mgr47" draw:text-style-name="MP8" draw:layer="backgroundobjects" svg:x1="11.101cm" svg:y1="0.501cm" svg:x2="11.699cm" svg:y2="0.742cm">
        <text:p/>
      </draw:line>
      <draw:polygon draw:style-name="Mgr61" draw:text-style-name="MP11" draw:layer="backgroundobjects" svg:width="0.466cm" svg:height="0.502cm" svg:x="22.438cm" svg:y="14.574cm" svg:viewBox="0 0 467 503" draw:points="0,230 404,503 467,0">
        <text:p/>
      </draw:polygon>
      <draw:polygon draw:style-name="Mgr61" draw:text-style-name="MP11" draw:layer="backgroundobjects" svg:width="0.466cm" svg:height="0.501cm" svg:x="1.841cm" svg:y="2.955cm" svg:viewBox="0 0 467 502" draw:points="0,230 404,502 467,0">
        <text:p/>
      </draw:polygon>
      <draw:polygon draw:style-name="Mgr61" draw:text-style-name="MP11" draw:layer="backgroundobjects" svg:width="0.5cm" svg:height="0.472cm" svg:x="26.3cm" svg:y="0.824cm" svg:viewBox="0 0 501 473" draw:points="217,473 501,76 0,0">
        <text:p/>
      </draw:polygon>
      <draw:line draw:style-name="Mgr47" draw:text-style-name="MP8" draw:layer="backgroundobjects" svg:x1="1.511cm" svg:y1="14.253cm" svg:x2="1.27cm" svg:y2="14.851cm">
        <text:p/>
      </draw:line>
      <draw:line draw:style-name="Mgr47" draw:text-style-name="MP8" draw:layer="backgroundobjects" svg:x1="1.092cm" svg:y1="14.431cm" svg:x2="1.69cm" svg:y2="14.673cm">
        <text:p/>
      </draw:line>
      <draw:polygon draw:style-name="Mgr60" draw:text-style-name="MP11" draw:layer="backgroundobjects" svg:width="0.529cm" svg:height="0.529cm" svg:x="19.809cm" svg:y="1.802cm" svg:viewBox="0 0 530 530" draw:points="530,265 529,283 528,300 525,317 521,334 516,350 510,366 503,381 494,397 485,412 474,426 464,440 452,452 440,464 426,474 412,484 397,494 381,503 366,510 350,516 334,521 317,525 300,528 283,529 265,530 247,529 230,528 213,525 196,521 180,516 164,510 148,503 132,494 117,484 102,474 89,464 77,452 65,440 55,426 44,412 35,397 26,381 19,366 13,350 8,334 5,317 2,300 0,283 0,265 0,247 2,230 5,213 8,196 13,180 19,164 26,148 35,132 44,117 55,102 65,89 77,77 89,65 102,55 117,44 132,35 148,26 164,19 180,13 196,8 213,5 230,2 247,0 265,0 283,0 300,2 317,5 334,8 350,13 366,19 381,26 397,35 412,44 426,55 440,65 452,77 464,89 474,102 485,117 494,132 503,148 510,164 516,180 521,196 525,213 528,230 529,247">
        <text:p/>
      </draw:polygon>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Infographic3-title" draw:layer="backgroundobjects" svg:width="18.624cm" svg:height="10.476cm" svg:x="1.482cm" svg:y="2.123cm" presentation:class="page"/>
        <draw:frame presentation:style-name="Infographic3-notes" draw:layer="backgroundobjects" svg:width="17.271cm" svg:height="12.572cm" svg:x="2.159cm" svg:y="13.271cm" presentation:class="notes" presentation:placeholder="true">
          <draw:text-box/>
        </draw:frame>
        <draw:frame presentation:style-name="Mpr23" draw:text-style-name="MP2" draw:layer="backgroundobjects" svg:width="9.369cm" svg:height="1.396cm" svg:x="0cm" svg:y="0cm" presentation:class="header">
          <draw:text-box>
            <text:p text:style-name="MP1"><text:span text:style-name="MT1"><presentation:header/></text:span></text:p>
          </draw:text-box>
        </draw:frame>
        <draw:frame presentation:style-name="Mpr23" draw:text-style-name="MP4" draw:layer="backgroundobjects" svg:width="9.369cm" svg:height="1.396cm" svg:x="12.22cm" svg:y="0cm" presentation:class="date-time">
          <draw:text-box>
            <text:p text:style-name="MP3"><text:span text:style-name="MT1"><presentation:date-time/></text:span></text:p>
          </draw:text-box>
        </draw:frame>
        <draw:frame presentation:style-name="Mpr24" draw:text-style-name="MP2" draw:layer="backgroundobjects" svg:width="9.369cm" svg:height="1.396cm" svg:x="0cm" svg:y="26.543cm" presentation:class="footer">
          <draw:text-box>
            <text:p text:style-name="MP1"><text:span text:style-name="MT1"><presentation:footer/></text:span></text:p>
          </draw:text-box>
        </draw:frame>
        <draw:frame presentation:style-name="Mpr24"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style:master-page style:name="End" style:page-layout-name="PM1" draw:style-name="Mdp2">
      <draw:polygon draw:style-name="Mgr26" draw:text-style-name="MP13" draw:layer="backgroundobjects" svg:width="24.821cm" svg:height="14.295cm" svg:x="1.588cm" svg:y="0.726cm" svg:viewBox="0 0 24822 14296" draw:points="0,0 24822,0 24822,14296 0,14296">
        <text:p/>
      </draw:polygon>
      <draw:frame presentation:style-name="End-title" draw:layer="backgroundobjects" svg:width="25.199cm" svg:height="2.629cm" svg:x="1.4cm" svg:y="0.628cm" presentation:class="title" presentation:placeholder="true">
        <draw:text-box/>
      </draw:frame>
      <draw:frame presentation:style-name="End-outline1" draw:layer="backgroundobjects" svg:width="15.099cm" svg:height="9.134cm" svg:x="11.5cm" svg:y="3.685cm" presentation:class="outline" presentation:placeholder="true">
        <draw:text-box/>
      </draw:frame>
      <draw:frame presentation:style-name="Mpr25" draw:text-style-name="MP2" draw:layer="backgroundobjects" svg:width="6.523cm" svg:height="1.085cm" svg:x="1.4cm" svg:y="14.348cm" presentation:class="date-time">
        <draw:text-box>
          <text:p text:style-name="MP1"><text:span text:style-name="MT1"><presentation:date-time/></text:span></text:p>
        </draw:text-box>
      </draw:frame>
      <draw:frame presentation:style-name="Mpr25" draw:text-style-name="MP6" draw:layer="backgroundobjects" svg:width="8.875cm" svg:height="1.085cm" svg:x="9.576cm" svg:y="14.348cm" presentation:class="footer">
        <draw:text-box>
          <text:p text:style-name="MP5"><text:span text:style-name="MT1"><presentation:footer/></text:span></text:p>
        </draw:text-box>
      </draw:frame>
      <draw:frame presentation:style-name="Mpr25" draw:text-style-name="MP4" draw:layer="backgroundobjects" svg:width="6.523cm" svg:height="1.085cm" svg:x="20.076cm" svg:y="14.348cm" presentation:class="page-number">
        <draw:text-box>
          <text:p text:style-name="MP3"><text:span text:style-name="MT1"><text:page-number>&lt;número&gt;</text:page-number></text:span></text:p>
        </draw:text-box>
      </draw:frame>
      <draw:polygon draw:style-name="Mgr62" draw:text-style-name="MP7" draw:layer="backgroundobjects" svg:width="3.915cm" svg:height="4.715cm" svg:x="5.245cm" svg:y="4.812cm" svg:viewBox="0 0 3916 4716" draw:points="1958,0 1958,0 1958,0 1825,4 1697,16 1572,36 1450,64 1331,100 1213,146 1096,200 979,263 866,333 760,407 662,487 571,572 486,663 406,761 332,866 262,979 199,1096 145,1213 100,1331 63,1450 35,1572 16,1697 4,1825 0,1958 0,1958 0,1958 4,2090 16,2219 35,2343 64,2465 100,2584 145,2702 199,2818 262,2935 332,3048 406,3153 485,3251 571,3342 662,3428 760,3507 866,3582 979,3652 1061,3697 1141,3736 1224,3771 1311,3804 1311,3807 1311,4486 1312,4509 1316,4532 1321,4554 1329,4575 1339,4595 1350,4614 1363,4632 1378,4648 1395,4663 1412,4676 1431,4688 1451,4698 1473,4705 1495,4711 1517,4715 1541,4716 2374,4716 2398,4715 2421,4711 2443,4705 2464,4698 2484,4688 2503,4676 2521,4663 2537,4648 2552,4632 2565,4614 2576,4595 2586,4575 2594,4554 2599,4532 2603,4509 2604,4486 2604,3807 2604,3804 2604,3804 2692,3771 2774,3736 2855,3697 2937,3652 3050,3582 3155,3508 3253,3428 3344,3343 3429,3251 3509,3153 3583,3048 3653,2935 3716,2818 3770,2702 3815,2584 3851,2465 3880,2343 3900,2219 3912,2090 3916,1958 3916,1958 3916,1958 3912,1825 3900,1697 3880,1572 3852,1450 3815,1331 3770,1213 3716,1096 3653,979 3583,866 3509,761 3429,663 3344,572 3253,487 3155,407 3050,333 2937,263 2820,200 2703,146 2585,100 2465,64 2344,36 2219,16 2091,4">
        <text:p/>
      </draw:polygon>
      <draw:polygon draw:style-name="Mgr63" draw:text-style-name="MP7" draw:layer="backgroundobjects" svg:width="1.837cm" svg:height="0.458cm" svg:x="6.284cm" svg:y="9.527cm" svg:viewBox="0 0 1838 459" draw:points="919,459 1608,459 1631,458 1654,454 1676,449 1697,441 1718,431 1737,420 1754,406 1771,391 1785,375 1799,357 1810,338 1820,318 1828,297 1833,275 1837,252 1838,229 1837,206 1833,183 1828,161 1820,140 1810,120 1799,101 1785,83 1771,67 1754,52 1737,39 1718,28 1697,18 1676,10 1654,5 1631,1 1608,0 229,0 205,1 183,5 161,10 140,18 120,28 101,39 83,52 67,67 52,83 39,101 28,120 18,140 10,161 5,183 1,206 0,229 1,252 5,275 10,297 18,318 28,338 39,357 52,375 67,391 83,406 101,420 120,431 140,441 161,449 183,454 205,458 229,459">
        <text:p/>
      </draw:polygon>
      <draw:polygon draw:style-name="Mgr63" draw:text-style-name="MP7" draw:layer="backgroundobjects" svg:width="1.482cm" svg:height="0.459cm" svg:x="6.461cm" svg:y="9.98cm" svg:viewBox="0 0 1483 460" draw:points="742,460 1254,460 1277,459 1300,455 1322,450 1343,442 1363,432 1382,421 1400,407 1416,393 1431,376 1444,359 1455,340 1465,319 1473,298 1478,276 1482,253 1483,230 1483,230 1482,206 1478,184 1473,162 1465,140 1455,120 1444,101 1431,84 1416,67 1400,53 1382,39 1363,28 1343,18 1322,10 1300,5 1277,1 1254,0 230,0 206,1 184,5 162,10 140,18 120,28 101,39 84,53 67,67 53,84 39,101 28,120 18,140 10,162 5,184 1,206 0,230 0,230 1,253 5,276 10,298 18,319 28,340 39,359 53,376 67,393 84,407 101,421 120,432 140,442 162,450 184,455 206,459 230,460">
        <text:p/>
      </draw:polygon>
      <draw:polygon draw:style-name="Mgr63" draw:text-style-name="MP7" draw:layer="backgroundobjects" svg:width="1.793cm" svg:height="3.413cm" svg:x="6.316cm" svg:y="6.114cm" svg:viewBox="0 0 1794 3414" draw:points="651,3414 665,2552 673,2098 683,1805 689,1752 702,1703 720,1656 743,1612 772,1569 804,1529 881,1454 971,1385 1069,1320 1280,1194 1484,1065 1576,995 1656,918 1691,877 1721,834 1747,789 1767,741 1782,690 1791,637 1794,580 1790,520 1781,472 1766,430 1746,393 1721,362 1692,336 1659,314 1623,298 1583,286 1541,278 1497,274 1405,277 1309,294 1213,322 1122,360 1037,406 963,458 931,486 903,515 880,545 861,574 848,604 841,634 839,664 845,694 857,722 877,750 895,768 913,783 931,793 949,799 966,802 982,801 999,796 1014,789 1029,779 1043,766 1057,750 1069,732 1090,690 1107,642 1118,588 1123,530 1121,470 1112,410 1095,351 1069,295 1052,269 1033,244 1011,220 987,198 955,174 912,147 861,119 803,90 738,64 669,40 597,20 522,6 447,0 373,2 301,15 266,25 232,39 200,56 168,76 139,100 111,127 84,159 60,195 38,235 19,280 6,325 0,371 2,417 11,463 26,510 47,556 106,651 182,745 273,841 481,1031 700,1219 898,1402 979,1492 1043,1580 1068,1623 1087,1665 1100,1707 1106,1748 1111,1906 1111,2136 1101,2694 1080,3414">
        <text:p/>
      </draw:polygon>
      <draw:line draw:style-name="Mgr64" draw:text-style-name="MP8" draw:layer="backgroundobjects" svg:x1="7.203cm" svg:y1="3.08cm" svg:x2="7.203cm" svg:y2="3.752cm">
        <text:p/>
      </draw:line>
      <draw:line draw:style-name="Mgr64" draw:text-style-name="MP8" draw:layer="backgroundobjects" svg:x1="9.997cm" svg:y1="4.052cm" svg:x2="9.521cm" svg:y2="4.527cm">
        <text:p/>
      </draw:line>
      <draw:line draw:style-name="Mgr64" draw:text-style-name="MP8" draw:layer="backgroundobjects" svg:x1="10.732cm" svg:y1="6.652cm" svg:x2="10.061cm" svg:y2="6.652cm">
        <text:p/>
      </draw:line>
      <draw:line draw:style-name="Mgr64" draw:text-style-name="MP8" draw:layer="backgroundobjects" svg:x1="4.409cm" svg:y1="4.052cm" svg:x2="4.884cm" svg:y2="4.527cm">
        <text:p/>
      </draw:line>
      <draw:line draw:style-name="Mgr64" draw:text-style-name="MP8" draw:layer="backgroundobjects" svg:x1="3.673cm" svg:y1="6.652cm" svg:x2="4.345cm" svg:y2="6.652cm">
        <text:p/>
      </draw:line>
      <draw:polygon draw:style-name="Mgr65" draw:text-style-name="MP7" draw:layer="backgroundobjects" svg:width="3.915cm" svg:height="4.715cm" svg:x="5.173cm" svg:y="4.733cm" svg:viewBox="0 0 3916 4716" draw:points="1958,0 1958,0 1958,0 1825,4 1697,16 1572,36 1450,64 1331,100 1213,146 1096,200 979,263 866,333 761,407 662,486 571,571 486,663 406,761 332,866 262,979 199,1096 145,1213 100,1331 63,1451 35,1572 16,1697 4,1825 0,1958 0,1958 0,1958 4,2090 16,2219 35,2343 64,2465 100,2584 145,2702 199,2818 262,2935 332,3048 406,3153 486,3251 571,3343 663,3428 761,3508 866,3582 979,3652 1061,3697 1141,3736 1224,3771 1311,3804 1311,3807 1311,4486 1312,4509 1316,4532 1321,4554 1329,4575 1339,4595 1350,4614 1363,4632 1378,4648 1395,4663 1412,4676 1431,4688 1451,4698 1473,4705 1495,4711 1517,4715 1541,4716 2375,4716 2398,4715 2421,4711 2443,4705 2464,4698 2485,4688 2503,4676 2521,4663 2538,4648 2552,4632 2566,4614 2577,4595 2587,4575 2595,4554 2600,4532 2604,4509 2605,4486 2605,3807 2605,3807 2605,3806 2605,3806 2605,3806 2605,3806 2604,3805 2604,3805 2604,3805 2604,3804 2604,3804 2604,3804 2604,3804 2604,3804 2692,3771 2774,3736 2855,3697 2937,3652 3050,3582 3155,3508 3253,3428 3345,3343 3430,3251 3509,3153 3584,3048 3654,2935 3717,2818 3771,2702 3816,2584 3852,2465 3880,2343 3900,2219 3912,2090 3916,1958 3916,1958 3916,1958 3912,1825 3900,1697 3881,1572 3853,1451 3816,1331 3771,1213 3717,1096 3654,979 3584,866 3510,761 3430,663 3345,571 3253,486 3155,407 3050,333 2937,263 2820,200 2703,146 2585,100 2465,64 2344,36 2219,16 2091,4">
        <text:p/>
      </draw:polygon>
      <draw:polygon draw:style-name="Mgr66" draw:text-style-name="MP7" draw:layer="backgroundobjects" svg:width="1.837cm" svg:height="0.458cm" svg:x="6.212cm" svg:y="9.448cm" svg:viewBox="0 0 1838 459" draw:points="919,459 1608,459 1631,458 1654,454 1676,449 1697,441 1718,431 1737,420 1754,407 1771,392 1785,376 1799,358 1810,339 1820,319 1828,298 1833,276 1837,253 1838,230 1837,207 1833,184 1828,162 1820,141 1810,121 1799,102 1785,84 1771,68 1754,53 1737,39 1718,28 1697,18 1676,10 1654,5 1631,1 1608,0 230,0 206,1 184,5 162,10 140,18 120,28 101,39 84,53 67,68 53,84 39,102 28,121 18,141 10,162 5,184 1,207 0,230 1,253 5,276 10,298 18,319 28,339 39,358 53,376 67,392 84,407 101,420 120,431 140,441 162,449 184,454 206,458 230,459">
        <text:p/>
      </draw:polygon>
      <draw:polygon draw:style-name="Mgr66" draw:text-style-name="MP7" draw:layer="backgroundobjects" svg:width="1.483cm" svg:height="0.459cm" svg:x="6.389cm" svg:y="9.901cm" svg:viewBox="0 0 1484 460" draw:points="742,460 1254,460 1277,459 1300,455 1322,450 1343,442 1364,432 1383,421 1400,407 1417,393 1431,376 1445,359 1456,340 1466,319 1474,298 1479,276 1483,253 1484,230 1484,230 1483,206 1479,184 1474,162 1466,140 1456,120 1445,101 1431,84 1417,67 1400,53 1383,39 1364,28 1343,18 1322,10 1300,5 1277,1 1254,0 230,0 206,1 184,5 162,10 140,18 120,28 101,39 84,53 67,67 53,84 39,101 28,120 18,140 10,162 5,184 1,206 0,230 0,230 1,253 5,276 10,298 18,319 28,340 39,359 53,376 67,393 84,407 101,421 120,432 140,442 162,450 184,455 206,459 230,460">
        <text:p/>
      </draw:polygon>
      <draw:polygon draw:style-name="Mgr66" draw:text-style-name="MP7" draw:layer="backgroundobjects" svg:width="1.793cm" svg:height="3.413cm" svg:x="6.244cm" svg:y="6.035cm" svg:viewBox="0 0 1794 3414" draw:points="651,3414 665,2552 673,2098 683,1805 689,1752 702,1703 720,1656 744,1612 772,1569 805,1529 882,1454 971,1385 1070,1320 1280,1194 1485,1065 1576,995 1656,918 1691,877 1721,834 1747,789 1767,741 1782,690 1791,637 1794,580 1790,520 1781,472 1766,430 1746,393 1721,362 1692,336 1659,314 1623,298 1583,286 1542,278 1498,274 1405,277 1309,294 1214,322 1122,360 1037,406 963,458 932,486 904,515 880,545 862,574 849,604 841,634 840,664 846,694 858,722 878,750 896,768 914,783 932,793 949,799 966,802 983,801 999,796 1015,789 1030,779 1044,766 1057,750 1069,732 1091,691 1107,642 1118,588 1124,530 1122,471 1113,411 1095,352 1069,296 1053,269 1034,244 1012,220 988,198 955,174 913,147 862,119 803,90 739,64 669,40 597,20 523,6 448,0 373,2 301,15 266,25 232,39 200,56 168,76 139,100 111,127 84,159 60,195 38,235 19,280 6,325 0,371 2,417 11,463 26,510 47,556 106,651 182,745 273,841 482,1031 700,1219 898,1402 979,1492 1044,1580 1069,1623 1088,1665 1101,1707 1107,1748 1111,1906 1111,2136 1101,2694 1080,3414">
        <text:p/>
      </draw:polygon>
      <draw:line draw:style-name="Mgr67" draw:text-style-name="MP8" draw:layer="backgroundobjects" svg:x1="7.131cm" svg:y1="3.001cm" svg:x2="7.131cm" svg:y2="3.673cm">
        <text:p/>
      </draw:line>
      <draw:line draw:style-name="Mgr67" draw:text-style-name="MP8" draw:layer="backgroundobjects" svg:x1="9.925cm" svg:y1="3.973cm" svg:x2="9.45cm" svg:y2="4.449cm">
        <text:p/>
      </draw:line>
      <draw:line draw:style-name="Mgr67" draw:text-style-name="MP8" draw:layer="backgroundobjects" svg:x1="10.661cm" svg:y1="6.573cm" svg:x2="9.989cm" svg:y2="6.573cm">
        <text:p/>
      </draw:line>
      <draw:line draw:style-name="Mgr67" draw:text-style-name="MP8" draw:layer="backgroundobjects" svg:x1="4.337cm" svg:y1="3.973cm" svg:x2="4.812cm" svg:y2="4.449cm">
        <text:p/>
      </draw:line>
      <draw:line draw:style-name="Mgr67" draw:text-style-name="MP8" draw:layer="backgroundobjects" svg:x1="3.601cm" svg:y1="6.573cm" svg:x2="4.273cm" svg:y2="6.573cm">
        <text:p/>
      </draw:line>
      <draw:line draw:style-name="Mgr68" draw:text-style-name="MP8" draw:layer="backgroundobjects" svg:x1="8.871cm" svg:y1="8.899cm" svg:x2="8.553cm" svg:y2="9.216cm">
        <text:p/>
      </draw:line>
      <draw:line draw:style-name="Mgr68" draw:text-style-name="MP8" draw:layer="backgroundobjects" svg:x1="8.553cm" svg:y1="8.899cm" svg:x2="8.871cm" svg:y2="9.216cm">
        <text:p/>
      </draw:line>
      <draw:line draw:style-name="Mgr68" draw:text-style-name="MP8" draw:layer="backgroundobjects" svg:x1="5.823cm" svg:y1="4.4cm" svg:x2="5.505cm" svg:y2="4.717cm">
        <text:p/>
      </draw:line>
      <draw:line draw:style-name="Mgr68" draw:text-style-name="MP8" draw:layer="backgroundobjects" svg:x1="5.505cm" svg:y1="4.4cm" svg:x2="5.823cm" svg:y2="4.717cm">
        <text:p/>
      </draw:line>
      <draw:polygon draw:style-name="Mgr69" draw:text-style-name="MP7" draw:layer="backgroundobjects" svg:width="0.464cm" svg:height="0.517cm" svg:x="4.995cm" svg:y="9.608cm" svg:viewBox="0 0 465 518" draw:points="0,518 465,353 93,0">
        <text:p/>
      </draw:polygon>
      <draw:polygon draw:style-name="Mgr69" draw:text-style-name="MP7" draw:layer="backgroundobjects" svg:width="0.469cm" svg:height="0.509cm" svg:x="10.116cm" svg:y="7.421cm" svg:viewBox="0 0 470 510" draw:points="0,238 412,510 470,0">
        <text:p/>
      </draw:polygon>
      <draw:polygon draw:style-name="Mgr69" draw:text-style-name="MP7" draw:layer="backgroundobjects" svg:width="0.521cm" svg:height="0.459cm" svg:x="3.024cm" svg:y="4.569cm" svg:viewBox="0 0 522 460" draw:points="0,66 297,460 522,0">
        <text:p/>
      </draw:polygon>
      <draw:polygon draw:style-name="Mgr69" draw:text-style-name="MP7" draw:layer="backgroundobjects" svg:width="0.542cm" svg:height="0.543cm" svg:x="10.166cm" svg:y="4.576cm" svg:viewBox="0 0 543 544" draw:points="543,272 542,290 541,308 538,326 534,342 529,359 523,375 516,392 507,408 497,424 487,438 476,452 464,465 451,477 437,488 423,498 407,508 391,517 375,524 358,530 342,535 325,539 308,542 290,543 272,544 254,543 236,542 218,539 202,535 185,530 169,524 152,517 136,508 120,498 106,488 92,477 79,465 67,452 56,438 46,424 36,408 27,392 20,375 14,359 9,342 5,326 2,308 1,290 0,272 1,254 2,236 5,218 9,202 14,185 20,169 27,152 36,136 46,120 56,106 67,92 79,80 92,68 106,57 120,47 136,37 152,28 169,21 185,14 202,9 218,5 236,2 254,1 272,0 290,1 308,2 325,5 342,9 358,14 375,21 391,28 407,37 423,47 437,57 451,68 464,80 476,92 487,106 497,120 507,136 516,152 523,169 529,185 534,202 538,218 541,236 542,254">
        <text:p/>
      </draw:polygon>
      <draw:line draw:style-name="Mgr45" draw:text-style-name="MP8" draw:layer="backgroundobjects" svg:x1="22.443cm" svg:y1="4.509cm" svg:x2="22.719cm" svg:y2="4.1cm">
        <text:p/>
      </draw:line>
      <draw:line draw:style-name="Mgr45" draw:text-style-name="MP8" draw:layer="backgroundobjects" svg:x1="21.11cm" svg:y1="2.746cm" svg:x2="21.6cm" svg:y2="2.655cm">
        <text:p/>
      </draw:line>
      <draw:line draw:style-name="Mgr45" draw:text-style-name="MP8" draw:layer="backgroundobjects" svg:x1="21.724cm" svg:y1="0.853cm" svg:x2="22.141cm" svg:y2="1.134cm">
        <text:p/>
      </draw:line>
      <draw:line draw:style-name="Mgr45" draw:text-style-name="MP8" draw:layer="backgroundobjects" svg:x1="24.576cm" svg:y1="5.086cm" svg:x2="24.477cm" svg:y2="4.598cm">
        <text:p/>
      </draw:line>
      <draw:line draw:style-name="Mgr45" draw:text-style-name="MP8" draw:layer="backgroundobjects" svg:x1="26.103cm" svg:y1="3.81cm" svg:x2="25.686cm" svg:y2="3.528cm">
        <text:p/>
      </draw:line>
      <draw:polygon draw:style-name="Mgr46" draw:text-style-name="MP7" draw:layer="backgroundobjects" svg:width="0.466cm" svg:height="0.502cm" svg:x="5.42cm" svg:y="12.193cm" svg:viewBox="0 0 467 503" draw:points="0,230 404,503 467,0">
        <text:p/>
      </draw:polygon>
      <draw:line draw:style-name="Mgr47" draw:text-style-name="MP8" draw:layer="backgroundobjects" svg:x1="15.214cm" svg:y1="2.411cm" svg:x2="14.758cm" svg:y2="2.867cm">
        <text:p/>
      </draw:line>
      <draw:line draw:style-name="Mgr47" draw:text-style-name="MP8" draw:layer="backgroundobjects" svg:x1="14.758cm" svg:y1="2.411cm" svg:x2="15.214cm" svg:y2="2.867cm">
        <text:p/>
      </draw:line>
      <draw:polygon draw:style-name="Mgr48" draw:text-style-name="MP7" draw:layer="backgroundobjects" svg:width="0.528cm" svg:height="0.528cm" svg:x="19.465cm" svg:y="7.147cm" svg:viewBox="0 0 529 529" draw:points="529,265 528,283 527,300 524,317 520,333 516,349 510,365 502,381 494,397 485,412 475,426 464,440 452,452 440,464 426,475 412,485 397,494 381,502 365,510 350,516 333,520 317,524 300,527 283,528 265,529 247,528 230,527 213,524 196,520 180,516 164,510 148,502 132,494 117,485 103,475 89,464 77,452 65,440 55,426 44,412 35,397 26,381 19,365 13,350 8,333 5,317 2,300 0,283 0,265 0,247 2,230 5,213 8,196 13,180 19,164 26,148 35,132 44,117 55,103 65,89 77,77 89,65 103,55 117,44 132,35 148,26 164,19 180,13 196,8 212,5 229,2 247,0 265,0 283,0 300,2 317,5 333,8 349,13 365,19 381,26 397,35 412,44 426,55 440,65 452,77 464,89 475,103 485,117 494,132 502,148 510,164 516,180 520,196 524,212 527,229 528,247">
        <text:p/>
      </draw:polygon>
      <presentation:notes style:page-layout-name="PM0">
        <draw:page-thumbnail presentation:style-name="End-title" draw:layer="backgroundobjects" svg:width="18.624cm" svg:height="10.476cm" svg:x="1.482cm" svg:y="2.123cm" presentation:class="page"/>
        <draw:frame presentation:style-name="End-notes" draw:layer="backgroundobjects" svg:width="17.271cm" svg:height="12.572cm" svg:x="2.159cm" svg:y="13.271cm" presentation:class="notes" presentation:placeholder="true">
          <draw:text-box/>
        </draw:frame>
        <draw:frame presentation:style-name="Mpr26" draw:text-style-name="MP2" draw:layer="backgroundobjects" svg:width="9.369cm" svg:height="1.396cm" svg:x="0cm" svg:y="0cm" presentation:class="header">
          <draw:text-box>
            <text:p text:style-name="MP1"><text:span text:style-name="MT1"><presentation:header/></text:span></text:p>
          </draw:text-box>
        </draw:frame>
        <draw:frame presentation:style-name="Mpr26" draw:text-style-name="MP4" draw:layer="backgroundobjects" svg:width="9.369cm" svg:height="1.396cm" svg:x="12.22cm" svg:y="0cm" presentation:class="date-time">
          <draw:text-box>
            <text:p text:style-name="MP3"><text:span text:style-name="MT1"><presentation:date-time/></text:span></text:p>
          </draw:text-box>
        </draw:frame>
        <draw:frame presentation:style-name="Mpr27" draw:text-style-name="MP2" draw:layer="backgroundobjects" svg:width="9.369cm" svg:height="1.396cm" svg:x="0cm" svg:y="26.543cm" presentation:class="footer">
          <draw:text-box>
            <text:p text:style-name="MP1"><text:span text:style-name="MT1"><presentation:footer/></text:span></text:p>
          </draw:text-box>
        </draw:frame>
        <draw:frame presentation:style-name="Mpr27"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dc:title>Yellow Idea</dc:title>
    <meta:generator>LibreOffice/7.4.2.3$Windows_X86_64 LibreOffice_project/382eef1f22670f7f4118c8c2dd222ec7ad009daf</meta:generator>
    <meta:creation-date>2022-11-27T23:46:07.210000000</meta:creation-date>
    <meta:editing-duration>PT40M10S</meta:editing-duration>
    <meta:editing-cycles>2</meta:editing-cycles>
    <dc:date>2022-11-28T00:26:13.909000000</dc:date>
    <meta:document-statistic meta:object-count="432"/>
  </office:meta>
</office:document-meta>
</file>